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nux Libertine S.O.Cist.1" svg:font-family="'Linux Libertine S.O.Cist.'"/>
    <style:font-face style:name="Lucida Sans1" svg:font-family="'Lucida Sans'" style:font-family-generic="swiss"/>
    <style:font-face style:name="Bookman BT S.O.Cist.:liga=0" svg:font-family="'Bookman BT S.O.Cist.:liga=0'" style:font-pitch="variable"/>
    <style:font-face style:name="LTC Ornamental Initials" svg:font-family="'LTC Ornamental Initials'" style:font-adornments="Běžné" style:font-family-generic="modern" style:font-pitch="variable"/>
    <style:font-face style:name="Linux Libertine S.O.Cist." svg:font-family="'Linux Libertine S.O.Cist.'" style:font-family-generic="modern" style:font-pitch="variable"/>
    <style:font-face style:name="Bookman BT S.O.Cist." svg:font-family="'Bookman BT S.O.Cist.'"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ulka1" style:family="table">
      <style:table-properties style:width="7.4424in" fo:margin-left="-0.3479in" fo:margin-top="0in" fo:margin-bottom="0in"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efe83"/>
    </style:style>
    <style:style style:name="P2" style:family="paragraph" style:parent-style-name="Table_20_Contents">
      <style:paragraph-properties fo:margin-top="0in" fo:margin-bottom="0in" style:contextual-spacing="false" fo:line-height="115%" fo:text-align="center" style:justify-single-word="false" fo:hyphenation-ladder-count="3"/>
      <style:text-properties fo:color="#ff0000" loext:opacity="100%" style:font-name="Cloister" fo:font-size="22pt" fo:language="la" fo:country="VA" officeooo:paragraph-rsid="001efe83" style:font-size-asian="16pt" style:language-asian="zh" style:country-asian="CN" style:font-size-complex="16pt" style:language-complex="hi" style:country-complex="IN" fo:hyphenate="true" fo:hyphenation-remain-char-count="2" fo:hyphenation-push-char-count="2" loext:hyphenation-no-caps="false"/>
    </style:style>
    <style:style style:name="P3" style:family="paragraph" style:parent-style-name="Table_20_Contents">
      <style:paragraph-properties fo:margin-top="0in" fo:margin-bottom="0in" style:contextual-spacing="false" fo:text-align="center" style:justify-single-word="false" fo:hyphenation-ladder-count="3"/>
      <style:text-properties fo:color="#ff0000" loext:opacity="100%" style:font-name="Cloister" fo:font-size="22pt" fo:language="la" fo:country="VA" officeooo:paragraph-rsid="001efe83" style:font-size-asian="16pt" style:language-asian="zh" style:country-asian="CN" style:font-size-complex="16pt" style:language-complex="hi" style:country-complex="IN" fo:hyphenate="true" fo:hyphenation-remain-char-count="2" fo:hyphenation-push-char-count="2" loext:hyphenation-no-caps="false"/>
    </style:style>
    <style:style style:name="P4" style:family="paragraph" style:parent-style-name="Table_20_Contents">
      <style:paragraph-properties fo:margin-top="0in" fo:margin-bottom="0.0783in" style:contextual-spacing="false" fo:line-height="115%" fo:text-align="center" style:justify-single-word="false" fo:hyphenation-ladder-count="3"/>
      <style:text-properties fo:color="#ff0000" loext:opacity="100%" style:font-name="Bookman BT S.O.Cist." fo:font-size="12pt" fo:letter-spacing="0.0071in" fo:language="la" fo:country="VA" fo:font-weight="normal" officeooo:rsid="002f1bf4" officeooo:paragraph-rsid="001efe83"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5" style:family="paragraph" style:parent-style-name="Table_20_Contents">
      <style:paragraph-properties fo:margin-top="0in" fo:margin-bottom="0.0783in" style:contextual-spacing="false" fo:line-height="100%" fo:text-align="center" style:justify-single-word="false" fo:hyphenation-ladder-count="3"/>
      <style:text-properties fo:color="#ff0000" loext:opacity="100%" style:font-name="Bookman BT S.O.Cist." fo:font-size="12pt" fo:letter-spacing="0.0071in" fo:language="la" fo:country="VA" fo:font-weight="normal" officeooo:rsid="002f1bf4" officeooo:paragraph-rsid="001efe83"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style:style>
    <style:style style:name="P6" style:family="paragraph" style:parent-style-name="Table_20_Contents">
      <style:paragraph-properties fo:text-align="center" style:justify-single-word="false" fo:hyphenation-ladder-count="3"/>
      <style:text-properties style:font-name="Bookman BT S.O.Cist.:liga=0" fo:font-size="12pt" fo:letter-spacing="0.0071in" fo:language="la" fo:country="VA" fo:font-weight="normal" officeooo:paragraph-rsid="001efe83" style:font-size-asian="12pt" style:language-asian="zh" style:country-asian="CN" style:font-weight-asian="normal" style:language-complex="hi" style:country-complex="IN" style:font-weight-complex="normal" fo:hyphenate="true" fo:hyphenation-remain-char-count="2" fo:hyphenation-push-char-count="2" loext:hyphenation-no-caps="false"/>
    </style:style>
    <style:style style:name="P7" style:family="paragraph" style:parent-style-name="Table_20_Contents">
      <style:paragraph-properties fo:text-align="center" style:justify-single-word="false" fo:hyphenation-ladder-count="3"/>
      <style:text-properties style:font-name="Linux Libertine S.O.Cist." officeooo:paragraph-rsid="001efe83" fo:hyphenate="true" fo:hyphenation-remain-char-count="2" fo:hyphenation-push-char-count="2" loext:hyphenation-no-caps="false"/>
    </style:style>
    <style:style style:name="P8" style:family="paragraph" style:parent-style-name="Table_20_Contents">
      <style:paragraph-properties fo:text-align="justify" style:justify-single-word="false" fo:hyphenation-ladder-count="3"/>
      <style:text-properties style:font-name="Linux Libertine S.O.Cist." fo:font-size="12pt" fo:language="cs" fo:country="CZ" officeooo:paragraph-rsid="001efe83" style:font-size-asian="12pt" fo:hyphenate="true" fo:hyphenation-remain-char-count="2" fo:hyphenation-push-char-count="2" loext:hyphenation-no-caps="false"/>
    </style:style>
    <style:style style:name="P9"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efe83" style:font-size-asian="12pt" style:language-asian="zh" style:country-asian="CN" style:language-complex="hi" style:country-complex="IN" fo:hyphenate="true" fo:hyphenation-remain-char-count="2" fo:hyphenation-push-char-count="2" loext:hyphenation-no-caps="false"/>
    </style:style>
    <style:style style:name="P10"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none" fo:font-style="normal" officeooo:paragraph-rsid="001efe83"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11"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none" fo:font-style="normal" officeooo:rsid="024cf7d8" officeooo:paragraph-rsid="001efe83" style:font-size-asian="12pt" style:language-asian="zh" style:country-asian="CN" style:font-style-asian="normal" style:language-complex="hi" style:country-complex="IN" style:font-style-complex="normal" fo:hyphenate="true" fo:hyphenation-remain-char-count="2" fo:hyphenation-push-char-count="2" loext:hyphenation-no-caps="false"/>
    </style:style>
    <style:style style:name="P12"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efe83" style:font-size-asian="12pt" style:language-asian="zh" style:country-asian="CN" style:language-complex="hi" style:country-complex="IN" fo:hyphenate="true" fo:hyphenation-remain-char-count="2" fo:hyphenation-push-char-count="2" loext:hyphenation-no-caps="false"/>
    </style:style>
    <style:style style:name="P13" style:family="paragraph" style:parent-style-name="Table_20_Contents">
      <style:paragraph-properties fo:text-align="center" style:justify-single-word="false" fo:hyphenation-ladder-count="3"/>
      <style:text-properties fo:color="#000000" loext:opacity="100%" style:font-name="Linux Libertine S.O.Cist." fo:font-size="12pt" fo:language="la" fo:country="VA" officeooo:paragraph-rsid="001efe83" style:font-size-asian="12pt" style:language-asian="zh" style:country-asian="CN" style:language-complex="hi" style:country-complex="IN" fo:hyphenate="true" fo:hyphenation-remain-char-count="2" fo:hyphenation-push-char-count="2" loext:hyphenation-no-caps="false"/>
    </style:style>
    <style:style style:name="P1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efe83" style:font-size-asian="12pt" style:language-asian="zh" style:country-asian="CN" style:language-complex="hi" style:country-complex="IN" fo:hyphenate="true" fo:hyphenation-remain-char-count="2" fo:hyphenation-push-char-count="2" loext:hyphenation-no-caps="false"/>
    </style:style>
    <style:style style:name="P1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8a37f1" officeooo:paragraph-rsid="001efe83" style:font-size-asian="12pt" style:language-asian="zh" style:country-asian="CN" style:language-complex="hi" style:country-complex="IN" fo:hyphenate="true" fo:hyphenation-remain-char-count="2" fo:hyphenation-push-char-count="2" loext:hyphenation-no-caps="false"/>
    </style:style>
    <style:style style:name="P1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1efe83" style:font-size-asian="12pt" style:language-asian="zh" style:country-asian="CN" style:language-complex="hi" style:country-complex="IN" fo:hyphenate="true" fo:hyphenation-remain-char-count="2" fo:hyphenation-push-char-count="2" loext:hyphenation-no-caps="false"/>
    </style:style>
    <style:style style:name="P1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a86ac" officeooo:paragraph-rsid="00424a7f" style:font-size-asian="12pt" style:language-asian="zh" style:country-asian="CN" style:language-complex="hi" style:country-complex="IN" fo:hyphenate="true" fo:hyphenation-remain-char-count="2" fo:hyphenation-push-char-count="2" loext:hyphenation-no-caps="false"/>
    </style:style>
    <style:style style:name="P1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bcb31" officeooo:paragraph-rsid="001efe83" style:font-size-asian="12pt" style:language-asian="zh" style:country-asian="CN" style:language-complex="hi" style:country-complex="IN" fo:hyphenate="true" fo:hyphenation-remain-char-count="2" fo:hyphenation-push-char-count="2" loext:hyphenation-no-caps="false"/>
    </style:style>
    <style:style style:name="P1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8c5778" officeooo:paragraph-rsid="001efe83" style:font-size-asian="12pt" style:language-asian="zh" style:country-asian="CN" style:language-complex="hi" style:country-complex="IN" fo:hyphenate="true" fo:hyphenation-remain-char-count="2" fo:hyphenation-push-char-count="2" loext:hyphenation-no-caps="false"/>
    </style:style>
    <style:style style:name="P2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language="cs" fo:country="CZ" officeooo:paragraph-rsid="001efe83" fo:hyphenate="true" fo:hyphenation-remain-char-count="2" fo:hyphenation-push-char-count="2" loext:hyphenation-no-caps="false"/>
    </style:style>
    <style:style style:name="P2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419125" officeooo:paragraph-rsid="001efe83" style:font-size-asian="12pt" style:font-style-asian="normal" style:font-style-complex="normal" fo:hyphenate="true" fo:hyphenation-remain-char-count="2" fo:hyphenation-push-char-count="2" loext:hyphenation-no-caps="false"/>
    </style:style>
    <style:style style:name="P2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484db3" officeooo:paragraph-rsid="001efe83" style:font-size-asian="12pt" style:font-style-asian="normal" style:font-style-complex="normal" fo:hyphenate="true" fo:hyphenation-remain-char-count="2" fo:hyphenation-push-char-count="2" loext:hyphenation-no-caps="false"/>
    </style:style>
    <style:style style:name="P2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9d9638" officeooo:paragraph-rsid="001efe83" style:font-size-asian="12pt" style:font-style-asian="normal" style:font-style-complex="normal" fo:hyphenate="true" fo:hyphenation-remain-char-count="2" fo:hyphenation-push-char-count="2" loext:hyphenation-no-caps="false"/>
    </style:style>
    <style:style style:name="P2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1da8868" officeooo:paragraph-rsid="001efe83" style:font-size-asian="12pt" style:font-style-asian="normal" style:font-style-complex="normal" fo:hyphenate="true" fo:hyphenation-remain-char-count="2" fo:hyphenation-push-char-count="2" loext:hyphenation-no-caps="false"/>
    </style:style>
    <style:style style:name="P2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200d92" officeooo:paragraph-rsid="001efe83" style:font-size-asian="12pt" style:font-style-asian="normal" style:font-style-complex="normal" fo:hyphenate="true" fo:hyphenation-remain-char-count="2" fo:hyphenation-push-char-count="2" loext:hyphenation-no-caps="false"/>
    </style:style>
    <style:style style:name="P2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316eb21" officeooo:paragraph-rsid="001efe83" style:font-size-asian="12pt" style:font-style-asian="normal" style:font-style-complex="normal" fo:hyphenate="true" fo:hyphenation-remain-char-count="2" fo:hyphenation-push-char-count="2" loext:hyphenation-no-caps="false"/>
    </style:style>
    <style:style style:name="P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31a0e57" officeooo:paragraph-rsid="001efe83" style:font-size-asian="12pt" style:font-style-asian="normal" style:font-style-complex="normal" fo:hyphenate="true" fo:hyphenation-remain-char-count="2" fo:hyphenation-push-char-count="2" loext:hyphenation-no-caps="false"/>
    </style:style>
    <style:style style:name="P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58d19" officeooo:paragraph-rsid="00258d19" style:font-size-asian="12pt" style:font-style-asian="normal" style:font-style-complex="normal" fo:hyphenate="true" fo:hyphenation-remain-char-count="2" fo:hyphenation-push-char-count="2" loext:hyphenation-no-caps="false"/>
    </style:style>
    <style:style style:name="P2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7f818" officeooo:paragraph-rsid="0027f818" style:font-size-asian="12pt" style:font-style-asian="normal" style:font-style-complex="normal" fo:hyphenate="true" fo:hyphenation-remain-char-count="2" fo:hyphenation-push-char-count="2" loext:hyphenation-no-caps="false"/>
    </style:style>
    <style:style style:name="P3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6d8adc" officeooo:paragraph-rsid="002f29b3" style:font-size-asian="12pt" style:font-style-asian="normal" style:font-style-complex="normal" fo:hyphenate="true" fo:hyphenation-remain-char-count="2" fo:hyphenation-push-char-count="2" loext:hyphenation-no-caps="false"/>
    </style:style>
    <style:style style:name="P3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2f29b3" officeooo:paragraph-rsid="002f29b3" style:font-size-asian="12pt" style:font-style-asian="normal" style:font-style-complex="normal" fo:hyphenate="true" fo:hyphenation-remain-char-count="2" fo:hyphenation-push-char-count="2" loext:hyphenation-no-caps="false"/>
    </style:style>
    <style:style style:name="P32"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28a97f4" officeooo:paragraph-rsid="001efe83" style:font-size-asian="12pt" style:font-style-asian="normal" style:font-style-complex="normal" fo:hyphenate="true" fo:hyphenation-remain-char-count="2" fo:hyphenation-push-char-count="2" loext:hyphenation-no-caps="false"/>
    </style:style>
    <style:style style:name="P3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3a35c6" officeooo:paragraph-rsid="003a35c6" style:font-size-asian="12pt" style:font-style-asian="normal" style:font-style-complex="normal" fo:hyphenate="true" fo:hyphenation-remain-char-count="2" fo:hyphenation-push-char-count="2" loext:hyphenation-no-caps="false"/>
    </style:style>
    <style:style style:name="P34"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style:font-name="Linux Libertine S.O.Cist." fo:font-size="12pt" fo:language="cs" fo:country="CZ" officeooo:rsid="01962c75" officeooo:paragraph-rsid="001efe83" style:font-size-asian="12pt" fo:hyphenate="true" fo:hyphenation-remain-char-count="2" fo:hyphenation-push-char-count="2" loext:hyphenation-no-caps="false"/>
    </style:style>
    <style:style style:name="P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1d066cc" officeooo:paragraph-rsid="001efe83" style:font-size-asian="12pt" fo:hyphenate="true" fo:hyphenation-remain-char-count="2" fo:hyphenation-push-char-count="2" loext:hyphenation-no-caps="false"/>
    </style:style>
    <style:style style:name="P3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1d7032c" officeooo:paragraph-rsid="001efe83" style:font-size-asian="12pt" fo:hyphenate="true" fo:hyphenation-remain-char-count="2" fo:hyphenation-push-char-count="2" loext:hyphenation-no-caps="false"/>
    </style:style>
    <style:style style:name="P3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2155e42" officeooo:paragraph-rsid="001efe83" style:font-size-asian="12pt" fo:hyphenate="true" fo:hyphenation-remain-char-count="2" fo:hyphenation-push-char-count="2" loext:hyphenation-no-caps="false"/>
    </style:style>
    <style:style style:name="P3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319303d" officeooo:paragraph-rsid="001efe83" style:font-size-asian="12pt" fo:hyphenate="true" fo:hyphenation-remain-char-count="2" fo:hyphenation-push-char-count="2" loext:hyphenation-no-caps="false"/>
    </style:style>
    <style:style style:name="P3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2490d9a" officeooo:paragraph-rsid="001efe83" style:font-size-asian="12pt" fo:hyphenate="true" fo:hyphenation-remain-char-count="2" fo:hyphenation-push-char-count="2" loext:hyphenation-no-caps="false"/>
    </style:style>
    <style:style style:name="P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26cc2ca" officeooo:paragraph-rsid="001efe83" style:font-size-asian="12pt" fo:hyphenate="true" fo:hyphenation-remain-char-count="2" fo:hyphenation-push-char-count="2" loext:hyphenation-no-caps="false"/>
    </style:style>
    <style:style style:name="P4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26f1322" officeooo:paragraph-rsid="001efe83" style:font-size-asian="12pt" fo:hyphenate="true" fo:hyphenation-remain-char-count="2" fo:hyphenation-push-char-count="2" loext:hyphenation-no-caps="false"/>
    </style:style>
    <style:style style:name="P4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2813747" officeooo:paragraph-rsid="001efe83" style:font-size-asian="12pt" fo:hyphenate="true" fo:hyphenation-remain-char-count="2" fo:hyphenation-push-char-count="2" loext:hyphenation-no-caps="false"/>
    </style:style>
    <style:style style:name="P4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36ed65" officeooo:paragraph-rsid="0036ed65" style:font-size-asian="12pt" fo:hyphenate="true" fo:hyphenation-remain-char-count="2" fo:hyphenation-push-char-count="2" loext:hyphenation-no-caps="false"/>
    </style:style>
    <style:style style:name="P4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39277d" officeooo:paragraph-rsid="0039277d" style:font-size-asian="12pt" fo:hyphenate="true" fo:hyphenation-remain-char-count="2" fo:hyphenation-push-char-count="2" loext:hyphenation-no-caps="false"/>
    </style:style>
    <style:style style:name="P4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1efe83" fo:hyphenate="true" fo:hyphenation-remain-char-count="2" fo:hyphenation-push-char-count="2" loext:hyphenation-no-caps="false"/>
    </style:style>
    <style:style style:name="P4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58d19" fo:hyphenate="true" fo:hyphenation-remain-char-count="2" fo:hyphenation-push-char-count="2" loext:hyphenation-no-caps="false"/>
    </style:style>
    <style:style style:name="P4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59ca1e" fo:hyphenate="true" fo:hyphenation-remain-char-count="2" fo:hyphenation-push-char-count="2" loext:hyphenation-no-caps="false"/>
    </style:style>
    <style:style style:name="P4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efe83" fo:hyphenate="true" fo:hyphenation-remain-char-count="2" fo:hyphenation-push-char-count="2" loext:hyphenation-no-caps="false"/>
    </style:style>
    <style:style style:name="P4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6dd4f" fo:hyphenate="true" fo:hyphenation-remain-char-count="2" fo:hyphenation-push-char-count="2" loext:hyphenation-no-caps="false"/>
    </style:style>
    <style:style style:name="P5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4ae6bb" fo:hyphenate="true" fo:hyphenation-remain-char-count="2" fo:hyphenation-push-char-count="2" loext:hyphenation-no-caps="false"/>
    </style:style>
    <style:style style:name="P51" style:family="paragraph" style:parent-style-name="Table_20_Contents">
      <style:paragraph-properties fo:text-align="justify" style:justify-single-word="false" fo:hyphenation-ladder-count="3"/>
      <style:text-properties style:font-name="Linux Libertine S.O.Cist." fo:font-size="12pt" fo:language="cs" fo:country="CZ" officeooo:paragraph-rsid="001efe83" style:font-size-asian="12pt" fo:hyphenate="true" fo:hyphenation-remain-char-count="2" fo:hyphenation-push-char-count="2" loext:hyphenation-no-caps="false"/>
    </style:style>
    <style:style style:name="P52"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efe83" style:font-size-asian="12pt" style:language-asian="zh" style:country-asian="CN" style:language-complex="hi" style:country-complex="IN" fo:hyphenate="true" fo:hyphenation-remain-char-count="2" fo:hyphenation-push-char-count="2" loext:hyphenation-no-caps="false"/>
    </style:style>
    <style:style style:name="T1" style:family="text">
      <style:text-properties fo:font-weight="normal" officeooo:rsid="002f1bf4" style:font-weight-asian="normal" style:font-weight-complex="normal"/>
    </style:style>
    <style:style style:name="T2" style:family="text">
      <style:text-properties style:use-window-font-color="true" loext:opacity="0%" fo:font-weight="normal" officeooo:rsid="001a21ad" style:font-weight-asian="normal" style:font-weight-complex="normal"/>
    </style:style>
    <style:style style:name="T3" style:family="text">
      <style:text-properties style:use-window-font-color="true" loext:opacity="0%" fo:font-weight="normal" officeooo:rsid="002f1bf4" style:font-weight-asian="normal" style:font-weight-complex="normal"/>
    </style:style>
    <style:style style:name="T4" style:family="text">
      <style:text-properties style:use-window-font-color="true" loext:opacity="0%" fo:font-weight="normal" officeooo:rsid="0144ee0a" style:font-weight-asian="normal" style:font-weight-complex="normal"/>
    </style:style>
    <style:style style:name="T5" style:family="text">
      <style:text-properties style:use-window-font-color="true" loext:opacity="0%" fo:font-weight="normal" officeooo:rsid="022f2f75" style:font-weight-asian="normal" style:font-weight-complex="normal"/>
    </style:style>
    <style:style style:name="T6" style:family="text">
      <style:text-properties style:use-window-font-color="true" loext:opacity="0%" fo:font-weight="normal" officeooo:rsid="00874fcc" style:font-weight-asian="normal" style:font-weight-complex="normal"/>
    </style:style>
    <style:style style:name="T7" style:family="text">
      <style:text-properties style:use-window-font-color="true" loext:opacity="0%" fo:font-weight="normal" officeooo:rsid="0180adcf" style:font-weight-asian="normal" style:font-weight-complex="normal"/>
    </style:style>
    <style:style style:name="T8" style:family="text">
      <style:text-properties style:use-window-font-color="true" loext:opacity="0%" fo:font-weight="normal" officeooo:rsid="01a7707f" style:font-weight-asian="normal" style:font-weight-complex="normal"/>
    </style:style>
    <style:style style:name="T9" style:family="text">
      <style:text-properties style:use-window-font-color="true" loext:opacity="0%" fo:font-weight="normal" officeooo:rsid="01e2fba5" style:font-weight-asian="normal" style:font-weight-complex="normal"/>
    </style:style>
    <style:style style:name="T10" style:family="text">
      <style:text-properties style:use-window-font-color="true" loext:opacity="0%" fo:font-weight="normal" officeooo:rsid="0249e6de" style:font-weight-asian="normal" style:font-weight-complex="normal"/>
    </style:style>
    <style:style style:name="T11" style:family="text">
      <style:text-properties style:use-window-font-color="true" loext:opacity="0%" fo:font-weight="normal" officeooo:rsid="025c39e9" style:font-weight-asian="normal" style:font-weight-complex="normal"/>
    </style:style>
    <style:style style:name="T12" style:family="text">
      <style:text-properties style:use-window-font-color="true" loext:opacity="0%" fo:font-weight="normal" officeooo:rsid="02736de4" style:font-weight-asian="normal" style:font-weight-complex="normal"/>
    </style:style>
    <style:style style:name="T13" style:family="text">
      <style:text-properties style:use-window-font-color="true" loext:opacity="0%" fo:font-weight="normal" officeooo:rsid="02919621" style:font-weight-asian="normal" style:font-weight-complex="normal"/>
    </style:style>
    <style:style style:name="T14" style:family="text">
      <style:text-properties style:use-window-font-color="true" loext:opacity="0%" fo:font-weight="normal" officeooo:rsid="001efe83" style:font-weight-asian="normal" style:font-weight-complex="normal"/>
    </style:style>
    <style:style style:name="T15" style:family="text">
      <style:text-properties style:use-window-font-color="true" loext:opacity="0%" fo:font-weight="normal" officeooo:rsid="001fab5f" style:font-weight-asian="normal" style:font-weight-complex="normal"/>
    </style:style>
    <style:style style:name="T16" style:family="text">
      <style:text-properties fo:color="#000000" loext:opacity="100%" fo:font-size="12pt" fo:language="la" fo:country="VA" style:font-size-asian="12pt" style:language-asian="zh" style:country-asian="CN" style:language-complex="hi" style:country-complex="IN"/>
    </style:style>
    <style:style style:name="T17" style:family="text">
      <style:text-properties fo:color="#000000" loext:opacity="100%" fo:font-size="12pt" fo:language="la" fo:country="VA" officeooo:rsid="030a06c4" style:font-size-asian="12pt" style:language-asian="zh" style:country-asian="CN" style:language-complex="hi" style:country-complex="IN"/>
    </style:style>
    <style:style style:name="T18" style:family="text">
      <style:text-properties fo:color="#000000" loext:opacity="100%" fo:font-size="12pt" fo:language="la" fo:country="VA" officeooo:rsid="00329b70" style:font-size-asian="12pt" style:language-asian="zh" style:country-asian="CN" style:language-complex="hi" style:country-complex="IN"/>
    </style:style>
    <style:style style:name="T19" style:family="text">
      <style:text-properties fo:color="#000000" loext:opacity="100%" fo:font-size="12pt" fo:language="la" fo:country="VA" officeooo:rsid="02606ca6" style:font-size-asian="12pt" style:language-asian="zh" style:country-asian="CN" style:language-complex="hi" style:country-complex="IN"/>
    </style:style>
    <style:style style:name="T20" style:family="text">
      <style:text-properties fo:color="#000000" loext:opacity="100%" fo:font-size="12pt" fo:language="la" fo:country="VA" officeooo:rsid="0032f92f" style:font-size-asian="12pt" style:language-asian="zh" style:country-asian="CN" style:language-complex="hi" style:country-complex="IN"/>
    </style:style>
    <style:style style:name="T21" style:family="text">
      <style:text-properties fo:color="#ff0000" loext:opacity="100%" fo:font-size="12pt" fo:language="la" fo:country="VA" style:font-size-asian="12pt" style:language-asian="zh" style:country-asian="CN" style:language-complex="hi" style:country-complex="IN"/>
    </style:style>
    <style:style style:name="T22" style:family="text">
      <style:text-properties officeooo:rsid="030a06c4"/>
    </style:style>
    <style:style style:name="T23" style:family="text">
      <style:text-properties fo:font-variant="small-caps"/>
    </style:style>
    <style:style style:name="T24" style:family="text">
      <style:text-properties fo:font-variant="small-caps" fo:font-size="12pt" style:font-size-asian="12pt"/>
    </style:style>
    <style:style style:name="T25" style:family="text">
      <style:text-properties fo:font-variant="small-caps" fo:font-size="12pt" officeooo:rsid="002c4f4e" style:font-size-asian="12pt"/>
    </style:style>
    <style:style style:name="T26" style:family="text">
      <style:text-properties fo:font-variant="small-caps" officeooo:rsid="030ca16d"/>
    </style:style>
    <style:style style:name="T27" style:family="text">
      <style:text-properties fo:font-variant="small-caps" officeooo:rsid="030d9938"/>
    </style:style>
    <style:style style:name="T28" style:family="text">
      <style:text-properties fo:font-variant="small-caps" officeooo:rsid="024cf7d8"/>
    </style:style>
    <style:style style:name="T29" style:family="text">
      <style:text-properties fo:font-variant="small-caps" officeooo:rsid="02591b75"/>
    </style:style>
    <style:style style:name="T30" style:family="text">
      <style:text-properties fo:font-variant="small-caps" officeooo:rsid="02590889"/>
    </style:style>
    <style:style style:name="T31" style:family="text">
      <style:text-properties fo:font-variant="small-caps" officeooo:rsid="02562933"/>
    </style:style>
    <style:style style:name="T32" style:family="text">
      <style:text-properties fo:font-variant="small-caps" style:font-name="Linux Libertine S.O.Cist." fo:font-size="12pt" fo:language="cs" fo:country="CZ" fo:font-style="normal" officeooo:rsid="025827f0" style:font-size-asian="12pt" style:font-style-asian="normal" style:font-style-complex="normal"/>
    </style:style>
    <style:style style:name="T33" style:family="text">
      <style:text-properties fo:font-variant="small-caps" style:font-name="Linux Libertine S.O.Cist." fo:font-size="12pt" fo:language="cs" fo:country="CZ" fo:font-style="normal" officeooo:rsid="028a97f4" style:font-size-asian="12pt" style:font-style-asian="normal" style:font-style-complex="normal"/>
    </style:style>
    <style:style style:name="T34" style:family="text">
      <style:text-properties fo:font-variant="small-caps" style:font-name="Linux Libertine S.O.Cist." fo:font-size="12pt" fo:language="cs" fo:country="CZ" fo:font-style="normal" officeooo:rsid="0197cbc9" style:font-size-asian="12pt" style:font-style-asian="normal" style:font-style-complex="normal"/>
    </style:style>
    <style:style style:name="T35" style:family="text">
      <style:text-properties fo:font-variant="small-caps" style:font-name="Linux Libertine S.O.Cist." fo:font-size="12pt" fo:language="cs" fo:country="CZ" fo:font-style="normal" officeooo:rsid="01d369a6" style:font-size-asian="12pt" style:font-style-asian="normal" style:font-style-complex="normal"/>
    </style:style>
    <style:style style:name="T36" style:family="text">
      <style:text-properties fo:font-variant="small-caps" style:font-name="Linux Libertine S.O.Cist." fo:font-size="12pt" fo:language="cs" fo:country="CZ" fo:font-style="normal" officeooo:rsid="02189a10" style:font-size-asian="12pt" style:font-style-asian="normal" style:font-style-complex="normal"/>
    </style:style>
    <style:style style:name="T37" style:family="text">
      <style:text-properties fo:font-variant="small-caps" style:font-name="Linux Libertine S.O.Cist." fo:font-size="12pt" fo:language="cs" fo:country="CZ" fo:font-style="normal" officeooo:rsid="02484db3" style:font-size-asian="12pt" style:font-style-asian="normal" style:font-style-complex="normal"/>
    </style:style>
    <style:style style:name="T38" style:family="text">
      <style:text-properties fo:font-variant="small-caps" style:font-name="Linux Libertine S.O.Cist." fo:font-size="12pt" fo:language="cs" fo:country="CZ" fo:font-style="normal" officeooo:rsid="004ae6bb" style:font-size-asian="12pt" style:font-style-asian="normal" style:font-style-complex="normal"/>
    </style:style>
    <style:style style:name="T39" style:family="text">
      <style:text-properties fo:font-variant="small-caps" style:font-name="Linux Libertine S.O.Cist." fo:font-size="12pt" fo:language="cs" fo:country="CZ" fo:font-style="normal" officeooo:rsid="004c5dbc" style:font-size-asian="12pt" style:font-style-asian="normal" style:font-style-complex="normal"/>
    </style:style>
    <style:style style:name="T40" style:family="text">
      <style:text-properties fo:font-variant="small-caps" style:font-name="Linux Libertine S.O.Cist." fo:font-size="12pt" fo:language="cs" fo:country="CZ" officeooo:rsid="030ca16d" style:font-size-asian="12pt"/>
    </style:style>
    <style:style style:name="T41" style:family="text">
      <style:text-properties fo:font-variant="small-caps" style:font-name="Linux Libertine S.O.Cist." fo:font-size="12pt" fo:language="cs" fo:country="CZ" officeooo:rsid="019b1dda" style:font-size-asian="12pt"/>
    </style:style>
    <style:style style:name="T42" style:family="text">
      <style:text-properties fo:font-variant="small-caps" style:font-name="Linux Libertine S.O.Cist." fo:font-size="12pt" fo:language="cs" fo:country="CZ" officeooo:rsid="02155e42" style:font-size-asian="12pt"/>
    </style:style>
    <style:style style:name="T43" style:family="text">
      <style:text-properties fo:font-variant="small-caps" style:font-name="Linux Libertine S.O.Cist." fo:font-size="12pt" fo:language="cs" fo:country="CZ" officeooo:rsid="0316d55d" style:font-size-asian="12pt"/>
    </style:style>
    <style:style style:name="T44" style:family="text">
      <style:text-properties fo:font-variant="small-caps" style:font-name="Linux Libertine S.O.Cist." fo:font-size="12pt" fo:language="cs" fo:country="CZ" officeooo:rsid="00258d19" style:font-size-asian="12pt"/>
    </style:style>
    <style:style style:name="T45" style:family="text">
      <style:text-properties fo:font-variant="small-caps" style:font-name="Linux Libertine S.O.Cist." fo:font-size="12pt" fo:language="cs" fo:country="CZ" officeooo:rsid="004881c8" style:font-size-asian="12pt"/>
    </style:style>
    <style:style style:name="T46" style:family="text">
      <style:text-properties fo:font-variant="small-caps" style:font-name="Linux Libertine S.O.Cist." fo:font-size="12pt" fo:language="cs" fo:country="CZ" officeooo:rsid="0020acde" style:font-size-asian="12pt"/>
    </style:style>
    <style:style style:name="T47" style:family="text">
      <style:text-properties fo:font-variant="small-caps" style:font-name="Linux Libertine S.O.Cist." fo:font-size="12pt" fo:language="cs" fo:country="CZ" officeooo:rsid="004ae6bb" style:font-size-asian="12pt"/>
    </style:style>
    <style:style style:name="T48" style:family="text">
      <style:text-properties fo:font-variant="small-caps" style:font-name="Linux Libertine S.O.Cist." fo:font-size="12pt" fo:language="cs" fo:country="CZ" officeooo:rsid="030a5fcc" style:font-size-asian="12pt"/>
    </style:style>
    <style:style style:name="T49" style:family="text">
      <style:text-properties fo:font-variant="small-caps" officeooo:rsid="002d98e7"/>
    </style:style>
    <style:style style:name="T50" style:family="text">
      <style:text-properties fo:font-variant="small-caps" officeooo:rsid="002f29b3"/>
    </style:style>
    <style:style style:name="T51" style:family="text">
      <style:text-properties fo:font-variant="small-caps" officeooo:rsid="02706cff"/>
    </style:style>
    <style:style style:name="T52" style:family="text">
      <style:text-properties fo:font-variant="small-caps" officeooo:rsid="026d8adc"/>
    </style:style>
    <style:style style:name="T53" style:family="text">
      <style:text-properties fo:font-variant="small-caps" officeooo:rsid="02606ca6"/>
    </style:style>
    <style:style style:name="T54" style:family="text">
      <style:text-properties fo:font-variant="small-caps" officeooo:rsid="0035ce97"/>
    </style:style>
    <style:style style:name="T55" style:family="text">
      <style:text-properties fo:font-variant="small-caps" style:font-name="Linux Libertine S.O.Cist.1" officeooo:rsid="0035ce97"/>
    </style:style>
    <style:style style:name="T56" style:family="text">
      <style:text-properties fo:font-variant="small-caps" officeooo:rsid="0287267f"/>
    </style:style>
    <style:style style:name="T57" style:family="text">
      <style:text-properties fo:font-variant="small-caps" officeooo:rsid="0287040d"/>
    </style:style>
    <style:style style:name="T58" style:family="text">
      <style:text-properties fo:font-variant="small-caps" fo:font-style="italic" style:font-style-asian="italic" style:font-style-complex="italic"/>
    </style:style>
    <style:style style:name="T59" style:family="text">
      <style:text-properties fo:font-variant="small-caps" fo:font-style="italic" officeooo:rsid="0287040d" style:font-style-asian="italic" style:font-style-complex="italic"/>
    </style:style>
    <style:style style:name="T60" style:family="text">
      <style:text-properties fo:font-variant="small-caps" fo:font-style="italic" officeooo:rsid="0035ce97" style:font-style-asian="italic" style:font-style-complex="italic"/>
    </style:style>
    <style:style style:name="T61" style:family="text">
      <style:text-properties fo:font-variant="small-caps" fo:font-style="normal" officeooo:rsid="02852972" style:font-style-asian="normal" style:font-style-complex="normal"/>
    </style:style>
    <style:style style:name="T62" style:family="text">
      <style:text-properties fo:font-variant="small-caps" officeooo:rsid="008c5778"/>
    </style:style>
    <style:style style:name="T63" style:family="text">
      <style:text-properties fo:font-variant="small-caps" officeooo:rsid="022faf32"/>
    </style:style>
    <style:style style:name="T64" style:family="text">
      <style:text-properties fo:font-variant="small-caps" officeooo:rsid="023e3957"/>
    </style:style>
    <style:style style:name="T65" style:family="text">
      <style:text-properties fo:font-size="12pt" style:font-size-asian="12pt"/>
    </style:style>
    <style:style style:name="T66" style:family="text">
      <style:text-properties fo:font-size="12pt" officeooo:rsid="023c67a8" style:font-size-asian="12pt"/>
    </style:style>
    <style:style style:name="T67" style:family="text">
      <style:text-properties fo:font-size="12pt" officeooo:rsid="022f2f75" style:font-size-asian="12pt"/>
    </style:style>
    <style:style style:name="T68" style:family="text">
      <style:text-properties fo:font-size="12pt" officeooo:rsid="030a06c4" style:font-size-asian="12pt"/>
    </style:style>
    <style:style style:name="T69" style:family="text">
      <style:text-properties fo:font-size="12pt" officeooo:rsid="01cfa6fd" style:font-size-asian="12pt"/>
    </style:style>
    <style:style style:name="T70" style:family="text">
      <style:text-properties fo:font-size="12pt" officeooo:rsid="000a69c1" style:font-size-asian="12pt"/>
    </style:style>
    <style:style style:name="T71" style:family="text">
      <style:text-properties fo:font-size="12pt" officeooo:rsid="0020acde" style:font-size-asian="12pt"/>
    </style:style>
    <style:style style:name="T72" style:family="text">
      <style:text-properties fo:font-size="12pt" officeooo:rsid="002c4f4e" style:font-size-asian="12pt"/>
    </style:style>
    <style:style style:name="T73" style:family="text">
      <style:text-properties fo:font-size="12pt" officeooo:rsid="0150ab0e" style:font-size-asian="12pt"/>
    </style:style>
    <style:style style:name="T74" style:family="text">
      <style:text-properties fo:font-size="12pt" officeooo:rsid="00b149ea" style:font-size-asian="12pt"/>
    </style:style>
    <style:style style:name="T75" style:family="text">
      <style:text-properties fo:font-size="12pt" officeooo:rsid="0148a078" style:font-size-asian="12pt"/>
    </style:style>
    <style:style style:name="T76" style:family="text">
      <style:text-properties fo:font-size="12pt" officeooo:rsid="018df25d" style:font-size-asian="12pt"/>
    </style:style>
    <style:style style:name="T77" style:family="text">
      <style:text-properties fo:font-size="12pt" officeooo:rsid="01a1b591" style:font-size-asian="12pt"/>
    </style:style>
    <style:style style:name="T78" style:family="text">
      <style:text-properties fo:font-size="12pt" officeooo:rsid="008b7922" style:font-size-asian="12pt"/>
    </style:style>
    <style:style style:name="T79" style:family="text">
      <style:text-properties fo:font-size="12pt" officeooo:rsid="01e7b0fc" style:font-size-asian="12pt"/>
    </style:style>
    <style:style style:name="T80" style:family="text">
      <style:text-properties fo:font-size="12pt" officeooo:rsid="0316d55d" style:font-size-asian="12pt"/>
    </style:style>
    <style:style style:name="T81" style:family="text">
      <style:text-properties fo:font-size="12pt" officeooo:rsid="024be1da" style:font-size-asian="12pt"/>
    </style:style>
    <style:style style:name="T82" style:family="text">
      <style:text-properties fo:font-size="12pt" officeooo:rsid="025f545c" style:font-size-asian="12pt"/>
    </style:style>
    <style:style style:name="T83" style:family="text">
      <style:text-properties fo:font-size="12pt" officeooo:rsid="0263f06d" style:font-size-asian="12pt"/>
    </style:style>
    <style:style style:name="T84" style:family="text">
      <style:text-properties fo:font-size="12pt" officeooo:rsid="02736de4" style:font-size-asian="12pt"/>
    </style:style>
    <style:style style:name="T85" style:family="text">
      <style:text-properties fo:font-size="12pt" officeooo:rsid="0020ad67" style:font-size-asian="12pt"/>
    </style:style>
    <style:style style:name="T86" style:family="text">
      <style:text-properties fo:font-size="12pt" officeooo:rsid="002d0d33" style:font-size-asian="12pt"/>
    </style:style>
    <style:style style:name="T87" style:family="text">
      <style:text-properties fo:font-size="12pt" officeooo:rsid="0032f92f" style:font-size-asian="12pt"/>
    </style:style>
    <style:style style:name="T88" style:family="text">
      <style:text-properties fo:font-size="12pt" officeooo:rsid="0035ce97" style:font-size-asian="12pt"/>
    </style:style>
    <style:style style:name="T89" style:family="text">
      <style:text-properties fo:font-size="12pt" officeooo:rsid="0036ed65" style:font-size-asian="12pt"/>
    </style:style>
    <style:style style:name="T90" style:family="text">
      <style:text-properties fo:font-size="12pt" officeooo:rsid="00411197" style:font-size-asian="12pt"/>
    </style:style>
    <style:style style:name="T91" style:family="text">
      <style:text-properties fo:font-size="12pt" officeooo:rsid="00424a7f" style:font-size-asian="12pt"/>
    </style:style>
    <style:style style:name="T92" style:family="text">
      <style:text-properties fo:font-size="12pt" officeooo:rsid="00506131" style:font-size-asian="12pt"/>
    </style:style>
    <style:style style:name="T93" style:family="text">
      <style:text-properties fo:font-size="12pt" officeooo:rsid="0053eb12" style:font-size-asian="12pt"/>
    </style:style>
    <style:style style:name="T94" style:family="text">
      <style:text-properties fo:font-size="12pt" fo:language="la" fo:country="VA" style:font-size-asian="12pt" style:language-asian="zh" style:country-asian="CN" style:language-complex="hi" style:country-complex="IN"/>
    </style:style>
    <style:style style:name="T95" style:family="text">
      <style:text-properties fo:font-size="12pt" fo:language="la" fo:country="VA" officeooo:rsid="01a7707f" style:font-size-asian="12pt" style:language-asian="zh" style:country-asian="CN" style:language-complex="hi" style:country-complex="IN"/>
    </style:style>
    <style:style style:name="T96" style:family="text">
      <style:text-properties fo:font-style="italic" style:font-style-asian="italic" style:font-style-complex="italic"/>
    </style:style>
    <style:style style:name="T97" style:family="text">
      <style:text-properties fo:font-style="italic" officeooo:rsid="02562933" style:font-style-asian="italic" style:font-style-complex="italic"/>
    </style:style>
    <style:style style:name="T98" style:family="text">
      <style:text-properties fo:font-style="italic" officeooo:rsid="025827f0" style:font-style-asian="italic" style:font-style-complex="italic"/>
    </style:style>
    <style:style style:name="T99" style:family="text">
      <style:text-properties fo:font-style="italic" officeooo:rsid="025917ed" style:font-style-asian="italic" style:font-style-complex="italic"/>
    </style:style>
    <style:style style:name="T100" style:family="text">
      <style:text-properties fo:font-style="italic" officeooo:rsid="02591b75" style:font-style-asian="italic" style:font-style-complex="italic"/>
    </style:style>
    <style:style style:name="T101" style:family="text">
      <style:text-properties fo:font-style="italic" officeooo:rsid="02728311" style:font-style-asian="italic" style:font-style-complex="italic"/>
    </style:style>
    <style:style style:name="T102" style:family="text">
      <style:text-properties fo:font-style="italic" officeooo:rsid="02833999" style:font-style-asian="italic" style:font-style-complex="italic"/>
    </style:style>
    <style:style style:name="T103" style:family="text">
      <style:text-properties fo:font-style="italic" officeooo:rsid="02852972" style:font-style-asian="italic" style:font-style-complex="italic"/>
    </style:style>
    <style:style style:name="T104" style:family="text">
      <style:text-properties fo:font-style="italic" officeooo:rsid="0287040d" style:font-style-asian="italic" style:font-style-complex="italic"/>
    </style:style>
    <style:style style:name="T105" style:family="text">
      <style:text-properties fo:font-style="italic" officeooo:rsid="0287f2a8" style:font-style-asian="italic" style:font-style-complex="italic"/>
    </style:style>
    <style:style style:name="T106" style:family="text">
      <style:text-properties fo:font-style="italic" officeooo:rsid="002d98e7" style:font-style-asian="italic" style:font-style-complex="italic"/>
    </style:style>
    <style:style style:name="T107" style:family="text">
      <style:text-properties fo:font-style="italic" officeooo:rsid="002f83ab" style:font-style-asian="italic" style:font-style-complex="italic"/>
    </style:style>
    <style:style style:name="T108" style:family="text">
      <style:text-properties fo:font-style="italic" officeooo:rsid="0039277d" style:font-style-asian="italic" style:font-style-complex="italic"/>
    </style:style>
    <style:style style:name="T109" style:family="text">
      <style:text-properties fo:font-style="italic" officeooo:rsid="00542abe" style:font-style-asian="italic" style:font-style-complex="italic"/>
    </style:style>
    <style:style style:name="T110" style:family="text">
      <style:text-properties fo:font-style="normal" style:font-style-asian="normal" style:font-style-complex="normal"/>
    </style:style>
    <style:style style:name="T111" style:family="text">
      <style:text-properties fo:font-style="normal" officeooo:rsid="02562933" style:font-style-asian="normal" style:font-style-complex="normal"/>
    </style:style>
    <style:style style:name="T112" style:family="text">
      <style:text-properties fo:font-style="normal" officeooo:rsid="024be1da" style:font-style-asian="normal" style:font-style-complex="normal"/>
    </style:style>
    <style:style style:name="T113" style:family="text">
      <style:text-properties fo:font-style="normal" officeooo:rsid="022f2f75" style:font-style-asian="normal" style:font-style-complex="normal"/>
    </style:style>
    <style:style style:name="T114" style:family="text">
      <style:text-properties fo:font-style="normal" officeooo:rsid="025aa211" style:font-style-asian="normal" style:font-style-complex="normal"/>
    </style:style>
    <style:style style:name="T115" style:family="text">
      <style:text-properties fo:font-style="normal" officeooo:rsid="025827f0" style:font-style-asian="normal" style:font-style-complex="normal"/>
    </style:style>
    <style:style style:name="T116" style:family="text">
      <style:text-properties fo:font-style="normal" officeooo:rsid="02833999" style:font-style-asian="normal" style:font-style-complex="normal"/>
    </style:style>
    <style:style style:name="T117" style:family="text">
      <style:text-properties fo:font-style="normal" officeooo:rsid="02852972" style:font-style-asian="normal" style:font-style-complex="normal"/>
    </style:style>
    <style:style style:name="T118" style:family="text">
      <style:text-properties fo:font-style="normal" officeooo:rsid="028fd8d7" style:font-style-asian="normal" style:font-style-complex="normal"/>
    </style:style>
    <style:style style:name="T119" style:family="text">
      <style:text-properties fo:font-style="normal" officeooo:rsid="0287f2a8" style:font-style-asian="normal" style:font-style-complex="normal"/>
    </style:style>
    <style:style style:name="T120" style:family="text">
      <style:text-properties fo:font-style="normal" officeooo:rsid="0292c7c5" style:font-style-asian="normal" style:font-style-complex="normal"/>
    </style:style>
    <style:style style:name="T121" style:family="text">
      <style:text-properties fo:font-style="normal" officeooo:rsid="005ba78d" style:font-style-asian="normal" style:font-style-complex="normal"/>
    </style:style>
    <style:style style:name="T122" style:family="text">
      <style:text-properties fo:font-variant="normal" fo:text-transform="none" officeooo:rsid="030ca16d"/>
    </style:style>
    <style:style style:name="T123" style:family="text">
      <style:text-properties fo:font-variant="normal" fo:text-transform="none" fo:font-style="italic" style:font-style-asian="italic" style:font-style-complex="italic"/>
    </style:style>
    <style:style style:name="T124" style:family="text">
      <style:text-properties fo:font-variant="normal" fo:text-transform="none" style:font-name="Linux Libertine S.O.Cist." fo:font-size="12pt" fo:language="cs" fo:country="CZ" officeooo:rsid="004cb850" style:font-size-asian="12pt"/>
    </style:style>
    <style:style style:name="T125" style:family="text">
      <style:text-properties fo:font-variant="normal" fo:text-transform="none" style:font-name="Linux Libertine S.O.Cist." fo:font-size="12pt" fo:language="cs" fo:country="CZ" officeooo:rsid="004ae6bb" style:font-size-asian="12pt"/>
    </style:style>
    <style:style style:name="T126" style:family="text">
      <style:text-properties officeooo:rsid="030ca16d"/>
    </style:style>
    <style:style style:name="T127" style:family="text">
      <style:text-properties officeooo:rsid="030d9938"/>
    </style:style>
    <style:style style:name="T128" style:family="text">
      <style:text-properties officeooo:rsid="0147c06c"/>
    </style:style>
    <style:style style:name="T129" style:family="text">
      <style:text-properties officeooo:rsid="0195f3c8"/>
    </style:style>
    <style:style style:name="T130" style:family="text">
      <style:text-properties officeooo:rsid="01e7b0fc"/>
    </style:style>
    <style:style style:name="T131" style:family="text">
      <style:text-properties officeooo:rsid="0316d55d"/>
    </style:style>
    <style:style style:name="T132" style:family="text">
      <style:text-properties officeooo:rsid="031ef1c3"/>
    </style:style>
    <style:style style:name="T133" style:family="text">
      <style:text-properties officeooo:rsid="03175ebc"/>
    </style:style>
    <style:style style:name="T134" style:family="text">
      <style:text-properties officeooo:rsid="031c4b8f"/>
    </style:style>
    <style:style style:name="T135" style:family="text">
      <style:text-properties officeooo:rsid="022faf32"/>
    </style:style>
    <style:style style:name="T136" style:family="text">
      <style:text-properties officeooo:rsid="022f2f75"/>
    </style:style>
    <style:style style:name="T137" style:family="text">
      <style:text-properties officeooo:rsid="023e3957"/>
    </style:style>
    <style:style style:name="T138" style:family="text">
      <style:text-properties officeooo:rsid="023e8162"/>
    </style:style>
    <style:style style:name="T139" style:family="text">
      <style:text-properties officeooo:rsid="02562933"/>
    </style:style>
    <style:style style:name="T140" style:family="text">
      <style:text-properties officeooo:rsid="02590889"/>
    </style:style>
    <style:style style:name="T141" style:family="text">
      <style:text-properties officeooo:rsid="024d29d8"/>
    </style:style>
    <style:style style:name="T142" style:family="text">
      <style:text-properties officeooo:rsid="02591b75"/>
    </style:style>
    <style:style style:name="T143" style:family="text">
      <style:text-properties officeooo:rsid="02606ca6"/>
    </style:style>
    <style:style style:name="T144" style:family="text">
      <style:text-properties officeooo:rsid="026d8adc"/>
    </style:style>
    <style:style style:name="T145" style:family="text">
      <style:text-properties officeooo:rsid="02706cff"/>
    </style:style>
    <style:style style:name="T146" style:family="text">
      <style:text-properties officeooo:rsid="02736de4"/>
    </style:style>
    <style:style style:name="T147" style:family="text">
      <style:text-properties officeooo:rsid="02852972"/>
    </style:style>
    <style:style style:name="T148" style:family="text">
      <style:text-properties officeooo:rsid="02814561"/>
    </style:style>
    <style:style style:name="T149" style:family="text">
      <style:text-properties officeooo:rsid="02833999"/>
    </style:style>
    <style:style style:name="T150" style:family="text">
      <style:text-properties officeooo:rsid="0287040d"/>
    </style:style>
    <style:style style:name="T151" style:family="text">
      <style:text-properties officeooo:rsid="02739f43"/>
    </style:style>
    <style:style style:name="T152" style:family="text">
      <style:text-properties officeooo:rsid="0287267f"/>
    </style:style>
    <style:style style:name="T153" style:family="text">
      <style:text-properties officeooo:rsid="02919621"/>
    </style:style>
    <style:style style:name="T154" style:family="text">
      <style:text-properties officeooo:rsid="02957eb3"/>
    </style:style>
    <style:style style:name="T155" style:family="text">
      <style:text-properties officeooo:rsid="0020ad67"/>
    </style:style>
    <style:style style:name="T156" style:family="text">
      <style:text-properties officeooo:rsid="00239818"/>
    </style:style>
    <style:style style:name="T157" style:family="text">
      <style:text-properties officeooo:rsid="0026d921"/>
    </style:style>
    <style:style style:name="T158" style:family="text">
      <style:text-properties officeooo:rsid="002948bb"/>
    </style:style>
    <style:style style:name="T159" style:family="text">
      <style:text-properties officeooo:rsid="002afcc0"/>
    </style:style>
    <style:style style:name="T160" style:family="text">
      <style:text-properties officeooo:rsid="002c8734"/>
    </style:style>
    <style:style style:name="T161" style:family="text">
      <style:text-properties style:font-name="Linux Libertine S.O.Cist." fo:font-size="12pt" fo:language="cs" fo:country="CZ" fo:font-style="normal" officeooo:rsid="025827f0" style:font-size-asian="12pt" style:font-style-asian="normal" style:font-style-complex="normal"/>
    </style:style>
    <style:style style:name="T162" style:family="text">
      <style:text-properties style:font-name="Linux Libertine S.O.Cist." fo:font-size="12pt" fo:language="cs" fo:country="CZ" fo:font-style="normal" officeooo:rsid="002c9e13" style:font-size-asian="12pt" style:font-style-asian="normal" style:font-style-complex="normal"/>
    </style:style>
    <style:style style:name="T163" style:family="text">
      <style:text-properties style:font-name="Linux Libertine S.O.Cist." fo:font-size="12pt" fo:language="cs" fo:country="CZ" fo:font-style="normal" officeooo:rsid="02419125" style:font-size-asian="12pt" style:font-style-asian="normal" style:font-style-complex="normal"/>
    </style:style>
    <style:style style:name="T164" style:family="text">
      <style:text-properties style:font-name="Linux Libertine S.O.Cist." fo:font-size="12pt" fo:language="cs" fo:country="CZ" fo:font-style="normal" officeooo:rsid="003f4477" style:font-size-asian="12pt" style:font-style-asian="normal" style:font-style-complex="normal"/>
    </style:style>
    <style:style style:name="T165" style:family="text">
      <style:text-properties style:font-name="Linux Libertine S.O.Cist." fo:font-size="12pt" fo:language="cs" fo:country="CZ" fo:font-style="normal" officeooo:rsid="0292c7c5" style:font-size-asian="12pt" style:font-style-asian="normal" style:font-style-complex="normal"/>
    </style:style>
    <style:style style:name="T166" style:family="text">
      <style:text-properties style:font-name="Linux Libertine S.O.Cist." fo:font-size="12pt" fo:language="cs" fo:country="CZ" fo:font-style="normal" officeooo:rsid="0293b136" style:font-size-asian="12pt" style:font-style-asian="normal" style:font-style-complex="normal"/>
    </style:style>
    <style:style style:name="T167" style:family="text">
      <style:text-properties style:font-name="Linux Libertine S.O.Cist." fo:font-size="12pt" fo:language="cs" fo:country="CZ" fo:font-style="normal" officeooo:rsid="028a97f4" style:font-size-asian="12pt" style:font-style-asian="normal" style:font-style-complex="normal"/>
    </style:style>
    <style:style style:name="T168" style:family="text">
      <style:text-properties style:font-name="Linux Libertine S.O.Cist." fo:font-size="12pt" fo:language="cs" fo:country="CZ" fo:font-style="normal" officeooo:rsid="029626d6" style:font-size-asian="12pt" style:font-style-asian="normal" style:font-style-complex="normal"/>
    </style:style>
    <style:style style:name="T169" style:family="text">
      <style:text-properties style:font-name="Linux Libertine S.O.Cist." fo:font-size="12pt" fo:language="cs" fo:country="CZ" fo:font-style="normal" officeooo:rsid="030bfd36" style:font-size-asian="12pt" style:font-style-asian="normal" style:font-style-complex="normal"/>
    </style:style>
    <style:style style:name="T170" style:family="text">
      <style:text-properties style:font-name="Linux Libertine S.O.Cist." fo:font-size="12pt" fo:language="cs" fo:country="CZ" fo:font-style="normal" officeooo:rsid="030d9938" style:font-size-asian="12pt" style:font-style-asian="normal" style:font-style-complex="normal"/>
    </style:style>
    <style:style style:name="T171" style:family="text">
      <style:text-properties style:font-name="Linux Libertine S.O.Cist." fo:font-size="12pt" fo:language="cs" fo:country="CZ" fo:font-style="normal" officeooo:rsid="0197cbc9" style:font-size-asian="12pt" style:font-style-asian="normal" style:font-style-complex="normal"/>
    </style:style>
    <style:style style:name="T172" style:family="text">
      <style:text-properties style:font-name="Linux Libertine S.O.Cist." fo:font-size="12pt" fo:language="cs" fo:country="CZ" fo:font-style="normal" officeooo:rsid="00411197" style:font-size-asian="12pt" style:font-style-asian="normal" style:font-style-complex="normal"/>
    </style:style>
    <style:style style:name="T173" style:family="text">
      <style:text-properties style:font-name="Linux Libertine S.O.Cist." fo:font-size="12pt" fo:language="cs" fo:country="CZ" fo:font-style="normal" officeooo:rsid="01a3f383" style:font-size-asian="12pt" style:font-style-asian="normal" style:font-style-complex="normal"/>
    </style:style>
    <style:style style:name="T174" style:family="text">
      <style:text-properties style:font-name="Linux Libertine S.O.Cist." fo:font-size="12pt" fo:language="cs" fo:country="CZ" fo:font-style="normal" officeooo:rsid="00411d3a" style:font-size-asian="12pt" style:font-style-asian="normal" style:font-style-complex="normal"/>
    </style:style>
    <style:style style:name="T175" style:family="text">
      <style:text-properties style:font-name="Linux Libertine S.O.Cist." fo:font-size="12pt" fo:language="cs" fo:country="CZ" fo:font-style="normal" officeooo:rsid="01d369a6" style:font-size-asian="12pt" style:font-style-asian="normal" style:font-style-complex="normal"/>
    </style:style>
    <style:style style:name="T176" style:family="text">
      <style:text-properties style:font-name="Linux Libertine S.O.Cist." fo:font-size="12pt" fo:language="cs" fo:country="CZ" fo:font-style="normal" officeooo:rsid="01d41b1f" style:font-size-asian="12pt" style:font-style-asian="normal" style:font-style-complex="normal"/>
    </style:style>
    <style:style style:name="T177" style:family="text">
      <style:text-properties style:font-name="Linux Libertine S.O.Cist." fo:font-size="12pt" fo:language="cs" fo:country="CZ" fo:font-style="normal" officeooo:rsid="00424a7f" style:font-size-asian="12pt" style:font-style-asian="normal" style:font-style-complex="normal"/>
    </style:style>
    <style:style style:name="T178" style:family="text">
      <style:text-properties style:font-name="Linux Libertine S.O.Cist." fo:font-size="12pt" fo:language="cs" fo:country="CZ" fo:font-style="normal" officeooo:rsid="02189a10" style:font-size-asian="12pt" style:font-style-asian="normal" style:font-style-complex="normal"/>
    </style:style>
    <style:style style:name="T179" style:family="text">
      <style:text-properties style:font-name="Linux Libertine S.O.Cist." fo:font-size="12pt" fo:language="cs" fo:country="CZ" fo:font-style="normal" officeooo:rsid="00445d6a" style:font-size-asian="12pt" style:font-style-asian="normal" style:font-style-complex="normal"/>
    </style:style>
    <style:style style:name="T180" style:family="text">
      <style:text-properties style:font-name="Linux Libertine S.O.Cist." fo:font-size="12pt" fo:language="cs" fo:country="CZ" fo:font-style="normal" officeooo:rsid="022bd832" style:font-size-asian="12pt" style:font-style-asian="normal" style:font-style-complex="normal"/>
    </style:style>
    <style:style style:name="T181" style:family="text">
      <style:text-properties style:font-name="Linux Libertine S.O.Cist." fo:font-size="12pt" fo:language="cs" fo:country="CZ" fo:font-style="normal" officeooo:rsid="0316d55d" style:font-size-asian="12pt" style:font-style-asian="normal" style:font-style-complex="normal"/>
    </style:style>
    <style:style style:name="T182" style:family="text">
      <style:text-properties style:font-name="Linux Libertine S.O.Cist." fo:font-size="12pt" fo:language="cs" fo:country="CZ" fo:font-style="normal" officeooo:rsid="02484db3" style:font-size-asian="12pt" style:font-style-asian="normal" style:font-style-complex="normal"/>
    </style:style>
    <style:style style:name="T183" style:family="text">
      <style:text-properties style:font-name="Linux Libertine S.O.Cist." fo:font-size="12pt" fo:language="cs" fo:country="CZ" fo:font-style="normal" officeooo:rsid="00471722" style:font-size-asian="12pt" style:font-style-asian="normal" style:font-style-complex="normal"/>
    </style:style>
    <style:style style:name="T184" style:family="text">
      <style:text-properties style:font-name="Linux Libertine S.O.Cist." fo:font-size="12pt" fo:language="cs" fo:country="CZ" fo:font-style="normal" officeooo:rsid="0026dd4f" style:font-size-asian="12pt" style:font-style-asian="normal" style:font-style-complex="normal"/>
    </style:style>
    <style:style style:name="T185" style:family="text">
      <style:text-properties style:font-name="Linux Libertine S.O.Cist." fo:font-size="12pt" fo:language="cs" fo:country="CZ" fo:font-style="normal" officeooo:rsid="002c8734" style:font-size-asian="12pt" style:font-style-asian="normal" style:font-style-complex="normal"/>
    </style:style>
    <style:style style:name="T186" style:family="text">
      <style:text-properties style:font-name="Linux Libertine S.O.Cist." fo:font-size="12pt" fo:language="cs" fo:country="CZ" fo:font-style="normal" officeooo:rsid="00481f0f" style:font-size-asian="12pt" style:font-style-asian="normal" style:font-style-complex="normal"/>
    </style:style>
    <style:style style:name="T187" style:family="text">
      <style:text-properties style:font-name="Linux Libertine S.O.Cist." fo:font-size="12pt" fo:language="cs" fo:country="CZ" fo:font-style="normal" officeooo:rsid="004ae6bb" style:font-size-asian="12pt" style:font-style-asian="normal" style:font-style-complex="normal"/>
    </style:style>
    <style:style style:name="T188" style:family="text">
      <style:text-properties style:font-name="Linux Libertine S.O.Cist." fo:font-size="12pt" fo:language="cs" fo:country="CZ" fo:font-style="normal" officeooo:rsid="026d8adc" style:font-size-asian="12pt" style:font-style-asian="normal" style:font-style-complex="normal"/>
    </style:style>
    <style:style style:name="T189" style:family="text">
      <style:text-properties style:font-name="Linux Libertine S.O.Cist." fo:font-size="12pt" fo:language="cs" fo:country="CZ" fo:font-style="normal" officeooo:rsid="004881c8" style:font-size-asian="12pt" style:font-style-asian="normal" style:font-style-complex="normal"/>
    </style:style>
    <style:style style:name="T190" style:family="text">
      <style:text-properties style:font-name="Linux Libertine S.O.Cist." fo:font-size="12pt" fo:language="cs" fo:country="CZ" fo:font-style="normal" officeooo:rsid="004c5dbc" style:font-size-asian="12pt" style:font-style-asian="normal" style:font-style-complex="normal"/>
    </style:style>
    <style:style style:name="T191" style:family="text">
      <style:text-properties style:font-name="Linux Libertine S.O.Cist." fo:font-size="12pt" fo:language="cs" fo:country="CZ" fo:font-style="normal" officeooo:rsid="02706cff" style:font-size-asian="12pt" style:font-style-asian="normal" style:font-style-complex="normal"/>
    </style:style>
    <style:style style:name="T192" style:family="text">
      <style:text-properties style:font-name="Linux Libertine S.O.Cist." fo:font-size="12pt" fo:language="cs" fo:country="CZ" fo:font-style="normal" officeooo:rsid="004cb850" style:font-size-asian="12pt" style:font-style-asian="normal" style:font-style-complex="normal"/>
    </style:style>
    <style:style style:name="T193" style:family="text">
      <style:text-properties style:font-name="Linux Libertine S.O.Cist." fo:font-size="12pt" fo:language="cs" fo:country="CZ" fo:font-style="normal" officeooo:rsid="004ff450" style:font-size-asian="12pt" style:font-style-asian="normal" style:font-style-complex="normal"/>
    </style:style>
    <style:style style:name="T194" style:family="text">
      <style:text-properties style:font-name="Linux Libertine S.O.Cist." fo:font-size="12pt" fo:language="cs" fo:country="CZ" fo:font-style="normal" officeooo:rsid="0052cc50" style:font-size-asian="12pt" style:font-style-asian="normal" style:font-style-complex="normal"/>
    </style:style>
    <style:style style:name="T195" style:family="text">
      <style:text-properties style:font-name="Linux Libertine S.O.Cist." fo:font-size="12pt" fo:language="cs" fo:country="CZ" fo:font-style="normal" officeooo:rsid="005542d0" style:font-size-asian="12pt" style:font-style-asian="normal" style:font-style-complex="normal"/>
    </style:style>
    <style:style style:name="T196" style:family="text">
      <style:text-properties style:font-name="Linux Libertine S.O.Cist." fo:font-size="12pt" fo:language="cs" fo:country="CZ" fo:font-style="normal" officeooo:rsid="0055fa47" style:font-size-asian="12pt" style:font-style-asian="normal" style:font-style-complex="normal"/>
    </style:style>
    <style:style style:name="T197" style:family="text">
      <style:text-properties style:font-name="Linux Libertine S.O.Cist." fo:font-size="12pt" fo:language="cs" fo:country="CZ" fo:font-style="normal" officeooo:rsid="005cd427" style:font-size-asian="12pt" style:font-style-asian="normal" style:font-style-complex="normal"/>
    </style:style>
    <style:style style:name="T198" style:family="text">
      <style:text-properties style:font-name="Linux Libertine S.O.Cist." fo:font-size="12pt" fo:language="cs" fo:country="CZ" fo:font-style="italic" officeooo:rsid="025827f0" style:font-size-asian="12pt" style:font-style-asian="italic" style:font-style-complex="italic"/>
    </style:style>
    <style:style style:name="T199" style:family="text">
      <style:text-properties style:font-name="Linux Libertine S.O.Cist." fo:font-size="12pt" fo:language="cs" fo:country="CZ" fo:font-style="italic" officeooo:rsid="030bfd36" style:font-size-asian="12pt" style:font-style-asian="italic" style:font-style-complex="italic"/>
    </style:style>
    <style:style style:name="T200" style:family="text">
      <style:text-properties style:font-name="Linux Libertine S.O.Cist." fo:font-size="12pt" fo:language="cs" fo:country="CZ" fo:font-style="italic" officeooo:rsid="030d9938" style:font-size-asian="12pt" style:font-style-asian="italic" style:font-style-complex="italic"/>
    </style:style>
    <style:style style:name="T201" style:family="text">
      <style:text-properties style:font-name="Linux Libertine S.O.Cist." fo:font-size="12pt" fo:language="cs" fo:country="CZ" fo:font-style="italic" officeooo:rsid="01d41b1f" style:font-size-asian="12pt" style:font-style-asian="italic" style:font-style-complex="italic"/>
    </style:style>
    <style:style style:name="T202" style:family="text">
      <style:text-properties style:font-name="Linux Libertine S.O.Cist." fo:font-size="12pt" fo:language="cs" fo:country="CZ" fo:font-style="italic" officeooo:rsid="022bd832" style:font-size-asian="12pt" style:font-style-asian="italic" style:font-style-complex="italic"/>
    </style:style>
    <style:style style:name="T203" style:family="text">
      <style:text-properties style:font-name="Linux Libertine S.O.Cist." fo:font-size="12pt" fo:language="cs" fo:country="CZ" fo:font-style="italic" officeooo:rsid="0316d55d" style:font-size-asian="12pt" style:font-style-asian="italic" style:font-style-complex="italic"/>
    </style:style>
    <style:style style:name="T204" style:family="text">
      <style:text-properties style:font-name="Linux Libertine S.O.Cist." fo:font-size="12pt" fo:language="cs" fo:country="CZ" fo:font-style="italic" officeooo:rsid="0026dd4f" style:font-size-asian="12pt" style:font-style-asian="italic" style:font-style-complex="italic"/>
    </style:style>
    <style:style style:name="T205" style:family="text">
      <style:text-properties style:font-name="Linux Libertine S.O.Cist." fo:font-size="12pt" fo:language="cs" fo:country="CZ" fo:font-style="italic" officeooo:rsid="004881c8" style:font-size-asian="12pt" style:font-style-asian="italic" style:font-style-complex="italic"/>
    </style:style>
    <style:style style:name="T206" style:family="text">
      <style:text-properties style:font-name="Linux Libertine S.O.Cist." fo:font-size="12pt" fo:language="cs" fo:country="CZ" fo:font-style="italic" officeooo:rsid="004c5dbc" style:font-size-asian="12pt" style:font-style-asian="italic" style:font-style-complex="italic"/>
    </style:style>
    <style:style style:name="T207" style:family="text">
      <style:text-properties style:font-name="Linux Libertine S.O.Cist." fo:font-size="12pt" fo:language="cs" fo:country="CZ" fo:font-style="italic" officeooo:rsid="0052cc50" style:font-size-asian="12pt" style:font-style-asian="italic" style:font-style-complex="italic"/>
    </style:style>
    <style:style style:name="T208" style:family="text">
      <style:text-properties style:font-name="Linux Libertine S.O.Cist." fo:font-size="12pt" fo:language="cs" fo:country="CZ" fo:font-style="italic" officeooo:rsid="0059ca1e" style:font-size-asian="12pt" style:font-style-asian="italic" style:font-style-complex="italic"/>
    </style:style>
    <style:style style:name="T209" style:family="text">
      <style:text-properties style:font-name="Linux Libertine S.O.Cist." fo:font-size="12pt" fo:language="cs" fo:country="CZ" fo:font-style="italic" officeooo:rsid="005cd427" style:font-size-asian="12pt" style:font-style-asian="italic" style:font-style-complex="italic"/>
    </style:style>
    <style:style style:name="T210" style:family="text">
      <style:text-properties style:font-name="Linux Libertine S.O.Cist." fo:font-size="12pt" fo:language="cs" fo:country="CZ" fo:font-style="italic" officeooo:rsid="028a97f4" style:font-size-asian="12pt" style:font-style-asian="italic" style:font-style-complex="italic"/>
    </style:style>
    <style:style style:name="T211" style:family="text">
      <style:text-properties style:font-name="Linux Libertine S.O.Cist." fo:font-size="12pt" fo:language="cs" fo:country="CZ" fo:font-style="italic" officeooo:rsid="005e30a1" style:font-size-asian="12pt" style:font-style-asian="italic" style:font-style-complex="italic"/>
    </style:style>
    <style:style style:name="T212" style:family="text">
      <style:text-properties style:font-name="Linux Libertine S.O.Cist." fo:font-size="12pt" fo:language="cs" fo:country="CZ" officeooo:rsid="030a5fcc" style:font-size-asian="12pt"/>
    </style:style>
    <style:style style:name="T213" style:family="text">
      <style:text-properties style:font-name="Linux Libertine S.O.Cist." fo:font-size="12pt" fo:language="cs" fo:country="CZ" officeooo:rsid="00408683" style:font-size-asian="12pt"/>
    </style:style>
    <style:style style:name="T214" style:family="text">
      <style:text-properties style:font-name="Linux Libertine S.O.Cist." fo:font-size="12pt" fo:language="cs" fo:country="CZ" officeooo:rsid="030ca16d" style:font-size-asian="12pt"/>
    </style:style>
    <style:style style:name="T215" style:family="text">
      <style:text-properties style:font-name="Linux Libertine S.O.Cist." fo:font-size="12pt" fo:language="cs" fo:country="CZ" officeooo:rsid="019b1dda" style:font-size-asian="12pt"/>
    </style:style>
    <style:style style:name="T216" style:family="text">
      <style:text-properties style:font-name="Linux Libertine S.O.Cist." fo:font-size="12pt" fo:language="cs" fo:country="CZ" officeooo:rsid="00411d3a" style:font-size-asian="12pt"/>
    </style:style>
    <style:style style:name="T217" style:family="text">
      <style:text-properties style:font-name="Linux Libertine S.O.Cist." fo:font-size="12pt" fo:language="cs" fo:country="CZ" officeooo:rsid="02155e42" style:font-size-asian="12pt"/>
    </style:style>
    <style:style style:name="T218" style:family="text">
      <style:text-properties style:font-name="Linux Libertine S.O.Cist." fo:font-size="12pt" fo:language="cs" fo:country="CZ" officeooo:rsid="01d7032c" style:font-size-asian="12pt"/>
    </style:style>
    <style:style style:name="T219" style:family="text">
      <style:text-properties style:font-name="Linux Libertine S.O.Cist." fo:font-size="12pt" fo:language="cs" fo:country="CZ" officeooo:rsid="021dd91c" style:font-size-asian="12pt"/>
    </style:style>
    <style:style style:name="T220" style:family="text">
      <style:text-properties style:font-name="Linux Libertine S.O.Cist." fo:font-size="12pt" fo:language="cs" fo:country="CZ" officeooo:rsid="00445d6a" style:font-size-asian="12pt"/>
    </style:style>
    <style:style style:name="T221" style:family="text">
      <style:text-properties style:font-name="Linux Libertine S.O.Cist." fo:font-size="12pt" fo:language="cs" fo:country="CZ" officeooo:rsid="0316d55d" style:font-size-asian="12pt"/>
    </style:style>
    <style:style style:name="T222" style:family="text">
      <style:text-properties style:font-name="Linux Libertine S.O.Cist." fo:font-size="12pt" fo:language="cs" fo:country="CZ" officeooo:rsid="004561b1" style:font-size-asian="12pt"/>
    </style:style>
    <style:style style:name="T223" style:family="text">
      <style:text-properties style:font-name="Linux Libertine S.O.Cist." fo:font-size="12pt" fo:language="cs" fo:country="CZ" officeooo:rsid="031ef1c3" style:font-size-asian="12pt"/>
    </style:style>
    <style:style style:name="T224" style:family="text">
      <style:text-properties style:font-name="Linux Libertine S.O.Cist." fo:font-size="12pt" fo:language="cs" fo:country="CZ" officeooo:rsid="00258d19" style:font-size-asian="12pt"/>
    </style:style>
    <style:style style:name="T225" style:family="text">
      <style:text-properties style:font-name="Linux Libertine S.O.Cist." fo:font-size="12pt" fo:language="cs" fo:country="CZ" officeooo:rsid="00481f0f" style:font-size-asian="12pt"/>
    </style:style>
    <style:style style:name="T226" style:family="text">
      <style:text-properties style:font-name="Linux Libertine S.O.Cist." fo:font-size="12pt" fo:language="cs" fo:country="CZ" officeooo:rsid="0026d921" style:font-size-asian="12pt"/>
    </style:style>
    <style:style style:name="T227" style:family="text">
      <style:text-properties style:font-name="Linux Libertine S.O.Cist." fo:font-size="12pt" fo:language="cs" fo:country="CZ" officeooo:rsid="0026dd4f" style:font-size-asian="12pt"/>
    </style:style>
    <style:style style:name="T228" style:family="text">
      <style:text-properties style:font-name="Linux Libertine S.O.Cist." fo:font-size="12pt" fo:language="cs" fo:country="CZ" officeooo:rsid="004881c8" style:font-size-asian="12pt"/>
    </style:style>
    <style:style style:name="T229" style:family="text">
      <style:text-properties style:font-name="Linux Libertine S.O.Cist." fo:font-size="12pt" fo:language="cs" fo:country="CZ" officeooo:rsid="026cc2ca" style:font-size-asian="12pt"/>
    </style:style>
    <style:style style:name="T230" style:family="text">
      <style:text-properties style:font-name="Linux Libertine S.O.Cist." fo:font-size="12pt" fo:language="cs" fo:country="CZ" officeooo:rsid="0020acde" style:font-size-asian="12pt"/>
    </style:style>
    <style:style style:name="T231" style:family="text">
      <style:text-properties style:font-name="Linux Libertine S.O.Cist." fo:font-size="12pt" fo:language="cs" fo:country="CZ" officeooo:rsid="004ac937" style:font-size-asian="12pt"/>
    </style:style>
    <style:style style:name="T232" style:family="text">
      <style:text-properties style:font-name="Linux Libertine S.O.Cist." fo:font-size="12pt" fo:language="cs" fo:country="CZ" officeooo:rsid="004ae6bb" style:font-size-asian="12pt"/>
    </style:style>
    <style:style style:name="T233" style:family="text">
      <style:text-properties style:font-name="Linux Libertine S.O.Cist." fo:font-size="12pt" fo:language="cs" fo:country="CZ" officeooo:rsid="004c5dbc" style:font-size-asian="12pt"/>
    </style:style>
    <style:style style:name="T234" style:family="text">
      <style:text-properties style:font-name="Linux Libertine S.O.Cist." fo:font-size="12pt" fo:language="cs" fo:country="CZ" officeooo:rsid="004cb850" style:font-size-asian="12pt"/>
    </style:style>
    <style:style style:name="T235" style:family="text">
      <style:text-properties style:font-name="Linux Libertine S.O.Cist." fo:font-size="12pt" fo:language="cs" fo:country="CZ" officeooo:rsid="004ead14" style:font-size-asian="12pt"/>
    </style:style>
    <style:style style:name="T236" style:family="text">
      <style:text-properties style:font-name="Linux Libertine S.O.Cist." fo:font-size="12pt" fo:language="cs" fo:country="CZ" officeooo:rsid="0052cc50" style:font-size-asian="12pt"/>
    </style:style>
    <style:style style:name="T237" style:family="text">
      <style:text-properties style:font-name="Linux Libertine S.O.Cist." fo:font-size="12pt" fo:language="cs" fo:country="CZ" officeooo:rsid="0059ca1e" style:font-size-asian="12pt"/>
    </style:style>
    <style:style style:name="T238" style:family="text">
      <style:text-properties style:font-name="Linux Libertine S.O.Cist." fo:font-size="10pt" fo:language="cs" fo:country="CZ" fo:font-style="italic" officeooo:rsid="0059ca1e" style:font-size-asian="12pt" style:font-style-asian="italic" style:font-style-complex="italic"/>
    </style:style>
    <style:style style:name="T239" style:family="text">
      <style:text-properties style:font-name="Linux Libertine S.O.Cist." fo:font-size="10pt" fo:language="cs" fo:country="CZ" fo:font-style="normal" officeooo:rsid="0059ca1e" style:font-size-asian="12pt" style:font-style-asian="normal" style:font-style-complex="normal"/>
    </style:style>
    <style:style style:name="T240" style:family="text">
      <style:text-properties officeooo:rsid="002d0d33"/>
    </style:style>
    <style:style style:name="T241" style:family="text">
      <style:text-properties officeooo:rsid="002d98e7"/>
    </style:style>
    <style:style style:name="T242" style:family="text">
      <style:text-properties officeooo:rsid="002f29b3"/>
    </style:style>
    <style:style style:name="T243" style:family="text">
      <style:text-properties officeooo:rsid="002f5b9a"/>
    </style:style>
    <style:style style:name="T244" style:family="text">
      <style:text-properties officeooo:rsid="002f83ab"/>
    </style:style>
    <style:style style:name="T245" style:family="text">
      <style:text-properties officeooo:rsid="0032f92f"/>
    </style:style>
    <style:style style:name="T246" style:family="text">
      <style:text-properties officeooo:rsid="0033f48a"/>
    </style:style>
    <style:style style:name="T247" style:family="text">
      <style:text-properties officeooo:rsid="0035ce97"/>
    </style:style>
    <style:style style:name="T248" style:family="text">
      <style:text-properties officeooo:rsid="0039277d"/>
    </style:style>
    <style:style style:name="T249" style:family="text">
      <style:text-properties officeooo:rsid="003ae5b3"/>
    </style:style>
    <style:style style:name="T250" style:family="text">
      <style:text-properties officeooo:rsid="00408683"/>
    </style:style>
    <style:style style:name="T251" style:family="text">
      <style:text-properties officeooo:rsid="00411197"/>
    </style:style>
    <style:style style:name="T252" style:family="text">
      <style:text-properties officeooo:rsid="004561b1"/>
    </style:style>
    <style:style style:name="T253" style:family="text">
      <style:text-properties officeooo:rsid="004881c8"/>
    </style:style>
    <style:style style:name="T254" style:family="text">
      <style:text-properties officeooo:rsid="004ead14"/>
    </style:style>
    <style:style style:name="T255" style:family="text">
      <style:text-properties officeooo:rsid="004ff450"/>
    </style:style>
    <style:style style:name="T256" style:family="text">
      <style:text-properties officeooo:rsid="0051cb33"/>
    </style:style>
    <style:style style:name="T257" style:family="text">
      <style:text-properties officeooo:rsid="0052cc50"/>
    </style:style>
    <style:style style:name="T258" style:family="text">
      <style:text-properties officeooo:rsid="0053eb12"/>
    </style:style>
    <style:style style:name="T259" style:family="text">
      <style:text-properties officeooo:rsid="00542abe"/>
    </style:style>
    <style:style style:name="T260" style:family="text">
      <style:text-properties officeooo:rsid="0057d311"/>
    </style:style>
    <style:style style:name="T261" style:family="text">
      <style:text-properties officeooo:rsid="005ba7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5">j</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7">Marcum</text:span><text:span text:style-name="T16">.</text:span><text:span text:style-name="T21"> </text:span></text:p>
            <text:p text:style-name="P9">Lectio ix. Cap. <text:span text:style-name="T22">7</text:span>.</text:p>
            <text:p text:style-name="P14">IN illo témpore: Exiens Jesus de finibus Tyri, venit per Sidónem ad mare Galilææ, inter médios fines Decapóleos. Et réliqua.</text:p>
            <text:p text:style-name="P12"/>
            <text:p text:style-name="P13">Homilía sancti Gregórii Papæ.</text:p>
            <text:p text:style-name="P10">Homil. 10. lib. 1. in Ezech.</text:p>
            <text:p text:style-name="P15"><text:span text:style-name="T23">Quid</text:span> est, quod Creátor ómnium Deus, cum surdum et mutum sanáre voluísset, in aures illíus suos dígitos misit, et éxpuens linguam ejus tétigit? Quid per dígitos Redemptóris, nisi dona sancti Spíritus designántur? Unde cum in álio loco ejecísset dæmónium, dixit: Si in dígito Dei ejício dæmónia, profécto pervénit in vos regnum Dei. Qua de re per Evangelístam álium dixísse descríbitur: Si ego in Spíritu Dei ejício dæmones, ígitur pervénit in vos regnum Dei. Ex quo utróque loco colligitur, quia dígitus Spíritus vocátur.</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 </text:span><text:span text:style-name="T66">když</text:span><text:span text:style-name="T67"> Ježíš v</text:span><text:span text:style-name="T68">y</text:span><text:span text:style-name="T67">šel </text:span><text:span text:style-name="T68">z končin tyrských, přišel přes Sidon k moři galilejskému, do končin dekapolských</text:span><text:span text:style-name="T67">.</text:span><text:span text:style-name="T69"> </text:span><text:span text:style-name="T70">A ostatní</text:span><text:span text:style-name="T71">.</text:span></text:p>
            <text:p text:style-name="P8"/>
            <text:p text:style-name="P8"/>
            <text:p text:style-name="P8"/>
            <text:p text:style-name="P45"><text:span text:style-name="T48">Pročpak</text:span><text:span text:style-name="T212"> se stalo, že Bůh a Stvořitel všeho, když chtěl uzdravit hluchoněmého, vložil mu do uší své prsty, a svou slinou se dotkl jeho jazyka? Copak značí prsty Spasitelovy, ne-li dary svatého Ducha? </text:span><text:span text:style-name="T213">A proto, </text:span><text:span text:style-name="T212">když na jiném místě vyháněl zlého ducha, řekl: „Pokud však prstem Božím vyháním zlé duchy, zajisté k vám již přišlo království Boží.“ </text:span><text:span text:style-name="T213">O této věci </text:span><text:span text:style-name="T212">i jiný Evangelista píše, že Pán řekl: „Pokud já v Duchu Božím vyháním zlé duchy, přišlo k vám již království Boží.“ Z obou těchto míst tedy vyplývá, že prstem </text:span><text:span text:style-name="T199">Božím </text:span><text:span text:style-name="T169">se označuje Duch.</text:span></text:p>
          </table:table-cell>
        </table:table-row>
        <table:table-row table:style-name="Tabulka1.1">
          <table:table-cell table:style-name="Tabulka1.A1" office:value-type="string">
            <text:p text:style-name="P9">Lectio x.</text:p>
            <text:p text:style-name="P16"><text:span text:style-name="T23">Dígitos</text:span> ergo in aurículas míttere, est per dona Spíritus sancti mentem surdi ad obediéndum aperíre. Quid est vero, quod éxpuens linguam ejus tétigit? Salíva nobis est ex ore Redemptóris, accépta sapiéntia in elóquio divíno. Salíva quippe ex cápite défluit in ore. Ea ergo sapiéntia, quæ ipse est, dum lingua nostra tángitur, mox ad prædicatiónis verba formátur.</text:p>
            <text:p text:style-name="P12"/>
          </table:table-cell>
          <table:table-cell table:style-name="Tabulka1.A1" office:value-type="string">
            <text:p text:style-name="P8"/>
            <text:p text:style-name="P21"><text:span text:style-name="T26">Když</text:span><text:span text:style-name="T122"> tedy Pán vložil </text:span><text:span text:style-name="T126">prsty do uší, znamená to, že skrze dary Ducha svatého otevřel mysl hluchého k poslušnosti. Co však znamená, když se svou slinou dotkl jeho jazyka? Slina z úst Spasitelo</text:span><text:span text:style-name="T250">­</text:span><text:span text:style-name="T126">vých pro nás znamená přijatou moudrost z božských výroků. Slina totiž z hlavy doputuje do úst. Když se tedy tak veliká moudrost, </text:span><text:span text:style-name="T254">jakou je</text:span><text:span text:style-name="T126"> Pán, dotkne našeho jazyka, vytvoří na něm brzy slova kázání.</text:span></text:p>
          </table:table-cell>
        </table:table-row>
        <table:table-row table:style-name="Tabulka1.1">
          <table:table-cell table:style-name="Tabulka1.A1" office:value-type="string">
            <text:p text:style-name="P9">Lectio xj.</text:p>
            <text:p text:style-name="P18"><text:span text:style-name="T23">Qui</text:span> suspíciens in coelum, ingémuit: non quod ipse necessárium gémitum habéret, qui dabat quod postulábat: sed nos ad eum gémere, qui coelo præsidet, dócuit: ut et aures nostræ per donum Spíritus sancti aperíri, et lingua per salívam oris, id est, per sciéntiam divínæ locuti<text:span text:style-name="T126">ó</text:span>nis, solvi débeat ad verba prædicatiónis.</text:p>
            <text:p text:style-name="P12"/>
          </table:table-cell>
          <table:table-cell table:style-name="Tabulka1.A1" office:value-type="string">
            <text:p text:style-name="P8"/>
            <text:p text:style-name="P48"><text:span text:style-name="T40">Pán</text:span><text:span text:style-name="T214"> pohlédl </text:span><text:span text:style-name="T235">k</text:span><text:span text:style-name="T214"> neb</text:span><text:span text:style-name="T235">i</text:span><text:span text:style-name="T214"> a povzdechl si. Ne snad, že by mu bylo zapotřebí toho povzdechu, neboť dostal, oč žádal. Avšak naučil nás tím, abychom vzdychali k tomu, který </text:span><text:span text:style-name="T213">vládne</text:span><text:span text:style-name="T214"> nebes</text:span><text:span text:style-name="T213">ům</text:span><text:span text:style-name="T214">, aby naše uši byly otevřeny darem Ducha svatého, a také aby náš jazyk byl rozvázán slinou </text:span><text:span text:style-name="T235">z </text:span><text:span text:style-name="T214">úst </text:span><text:span text:style-name="T200">Spasitelových, </text:span><text:span text:style-name="T170">tedy znalostí božských výroků, ke slovům kázání.</text:span></text:p>
          </table:table-cell>
        </table:table-row>
        <table:table-row table:style-name="Tabulka1.1">
          <table:table-cell table:style-name="Tabulka1.A1" office:value-type="string">
            <text:p text:style-name="P9">Lectio xij.</text:p>
            <text:p text:style-name="P19"><text:span text:style-name="T23">Cui</text:span> mox, Ephphétha, id est, adaperíre, dícitur: et statim apértæ sunt aures ejus, et solútum est vínculum linguæ ejus. Qua in re notándum est, quia propter clausas aures dictum est, Ad<text:span text:style-name="T127">aper</text:span>íre. Sed cui aures cordis ad obediéndum apértæ fúerint, ex subsequénti procul dúbio étiam linguæ ejus vínculum s<text:span text:style-name="T127">ó</text:span>lvitur: ut bona quæ ipse fécerit, étiam faciénda <text:soft-page-break/>áliis loquátur. Ubi bene ádditur: Et loquebátur recte. Ille enim recte lóquitur, qui prius obediéndo fécerit quæ loquéndo ádmonet esse faciénda.</text:p>
            <text:p text:style-name="P14"/>
          </table:table-cell>
          <table:table-cell table:style-name="Tabulka1.A1" office:value-type="string">
            <text:p text:style-name="P8"/>
            <text:p text:style-name="P22"><text:span text:style-name="T27">Pán </text:span><text:span text:style-name="T127">mu pak řekl: „Efatha,“ tedy „otevři se.“ A hned se mu otevřely uši a pouta jeho jazyka se uvolnila. V této záležitosti stojí za zmínku, že Pán vyřkl slovo „otevři se,“ neboť jeho uši byly zavřené. Avšak komu byly uši srdce otevřené k poslušnosti, bezpochyby se mu pak rozvážou i pouta jazyka, aby dobré věci, které sám učinil, mohl sdělit ostatním, </text:span><text:soft-page-break/><text:span text:style-name="T127">aby je také konali. Proto se správně dodává: „A mluvil správně.“ Správně tedy mluví ten, který nejdříve z poslušnosti vykonal to, co pak slovy dále sděluje ostatním, aby to také konali.</text:span></text:p>
            <text:p text:style-name="P22"/>
          </table:table-cell>
        </table:table-row>
        <table:table-row table:style-name="Tabulka1.1">
          <table:table-cell table:style-name="Tabulka1.A1" table:number-columns-spanned="2" office:value-type="string">
            <text:p text:style-name="P3"><text:span text:style-name="T1">D</text:span><text:span text:style-name="T2">o</text:span><text:span text:style-name="T3">minica </text:span><text:span text:style-name="T4">x</text:span><text:span text:style-name="T7">ij</text:span><text:span text:style-name="T6">.</text:span></text:p>
            <text:p text:style-name="P5">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8">Lucam</text:span><text:span text:style-name="T16">.</text:span><text:span text:style-name="T21"> </text:span></text:p>
            <text:p text:style-name="P9">Lectio ix. Cap. <text:span text:style-name="T128">10</text:span>.</text:p>
            <text:p text:style-name="P14">I<text:span text:style-name="T23">n</text:span> illo témpore: Dixit Jesus discípulis suis: Beáti <text:span text:style-name="T254">ó</text:span>culi, qui vident quæ vos vidétis. Dico enim vobis, quod multi Prophétæ, et reges voluérunt vidére quæ vos vidétis, et non vidérunt. Et réliqua.</text:p>
            <text:p text:style-name="P12"/>
            <text:p text:style-name="P7"><text:span text:style-name="T94">Homilia </text:span><text:span text:style-name="T16">venerábilis Bedæ Presbyteri.</text:span></text:p>
            <text:p text:style-name="P10">Lib. 3. c. 43. in Luc. c. 10.</text:p>
            <text:p text:style-name="P15">N<text:span text:style-name="T23">on</text:span> óculi Scribárum et Pharisæórum, qui corpus tantum Dómini vidére, sed illi beáti <text:span text:style-name="T254">ó</text:span>culi, qui ejus possunt cognóscere sacraménta, de quibus dícitur: Et revelásti ea párvul<text:span text:style-name="T129">i</text:span>s. Beáti oculi parvulórum, quibus et se et Patrem Filius reveláre dignétur. Abraham exultávit ut vidéret diem Christi: et vidit, et gavísus est.</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 </text:span><text:span text:style-name="T73">řekl</text:span><text:span text:style-name="T74"> </text:span><text:span text:style-name="T75">Ježíš </text:span><text:span text:style-name="T76">svým učedníkům: „Bla</text:span><text:span text:style-name="T77">hoslav</text:span><text:span text:style-name="T76">e</text:span><text:span text:style-name="T77">né</text:span><text:span text:style-name="T76"> oč</text:span><text:span text:style-name="T77">i</text:span><text:span text:style-name="T76">, které vidí, co vy vidíte. Říkám vám totiž, že mnozí Proroci a králové chtěli vidět </text:span><text:span text:style-name="T90">to</text:span><text:span text:style-name="T76">, co vidíte vy, ale neviděli</text:span><text:span text:style-name="T78">.“</text:span><text:span text:style-name="T70"> A ostatní</text:span><text:span text:style-name="T71">.</text:span></text:p>
            <text:p text:style-name="P8"/>
            <text:p text:style-name="P8"/>
            <text:p text:style-name="P8"/>
            <text:p text:style-name="P34"><text:span text:style-name="T23">Pán</text:span> nemluvil o očích Zákoníků a Farizeů, které viděl<text:span text:style-name="T254">y</text:span> pouze Pánovo tělo, ale <text:span text:style-name="T251">naopak o </text:span>těch blahoslavených očích, které dokáza<text:span text:style-name="T254">­</text:span>ly poznat jeho tajemství, pravil: „A odhalil jsi je maličkým.“ Blažené oči maličkých, kterým Syn sebe i Otce ráčil odhalit. Abrahám zajásal, když uzřel den Kristův: „a viděl, a zaradoval se.“ </text:p>
          </table:table-cell>
        </table:table-row>
        <table:table-row table:style-name="Tabulka1.1">
          <table:table-cell table:style-name="Tabulka1.A1" office:value-type="string">
            <text:p text:style-name="P9">Lectio x.</text:p>
            <text:p text:style-name="P16">I<text:span text:style-name="T23">saias</text:span> quoque, et Michæas, et multi álii Prophétæ vidérunt glóriam Dómini: qui et proptérea Vidéntes sunt appelláti; sed hi omnes a longe aspiciéntes, et salutántes, per spéculum et in ænígmate vidérunt. Apóstoli autem impræsentiárum habéntes Dóminum, convescentésque ei, et quæcúmque voluíssent interrogándo discéntes, nequáquam per Angelos, aut várias visiónum spécies opus habébant docéri.</text:p>
            <text:p text:style-name="P12"/>
          </table:table-cell>
          <table:table-cell table:style-name="Tabulka1.A1" office:value-type="string">
            <text:p text:style-name="P8"/>
            <text:p text:style-name="P48"><text:span text:style-name="T34">Isajáš</text:span><text:span text:style-name="T171">, Micheáš a mnozí jiní </text:span><text:span text:style-name="T172">P</text:span><text:span text:style-name="T171">roroci </text:span><text:span text:style-name="T173">uzřeli</text:span><text:span text:style-name="T171"> slávu Páně. </text:span><text:span text:style-name="T173">I proto bývají nazýváni „Vidoucí.“ Avšak všichni tito </text:span><text:span text:style-name="T172">P</text:span><text:span text:style-name="T173">roroci se dívali zdaleka, a</text:span><text:span text:style-name="T172"> </text:span><text:span text:style-name="T193">třebaže s radosti</text:span><text:span text:style-name="T173">, vše viděli </text:span><text:span text:style-name="T174">jen</text:span><text:span text:style-name="T173"> jakoby v zrcadle, zahalené tajemstvím. Apoštolové však měli Pána </text:span><text:span text:style-name="T193">přímo</text:span><text:span text:style-name="T173"> před </text:span><text:span text:style-name="T174">očima</text:span><text:span text:style-name="T173">, jedli s ním, a mohli se </text:span><text:span text:style-name="T174">jej</text:span><text:span text:style-name="T173"> na cokoliv zeptat a poučit se. Neměli tedy potřebu poučení skrze Anděly nebo různé druhy vidění.</text:span></text:p>
          </table:table-cell>
        </table:table-row>
        <table:table-row table:style-name="Tabulka1.1">
          <table:table-cell table:style-name="Tabulka1.A1" office:value-type="string">
            <text:p text:style-name="P9">Lectio xj.</text:p>
            <text:p text:style-name="P18">Q<text:span text:style-name="T23">uos</text:span> vero Lucas multos Prophétas et reges dicit, Matthæus apértius Prophetas et justos appellat: Ipsi sunt enim reges magni: quia tentatiónum suárum mótibus non consentiéndo succúmbere, sed regéndo præésse novérunt. Et ecce quidam Legisperítus surréxit, tentans eum, et dicens: Magíster, quid faciéndo vitam ætérnam possidébo?</text:p>
            <text:p text:style-name="P12"/>
          </table:table-cell>
          <table:table-cell table:style-name="Tabulka1.A1" office:value-type="string">
            <text:p text:style-name="P8"/>
            <text:p text:style-name="P48"><text:span text:style-name="T41">Zatímco</text:span><text:span text:style-name="T215"> Lukáš nazývá mnohé Proroky i králi, Matouš otevřeně nazývá Proroky také spravedlivými. Proroci jsou totiž opravdu velcí králové, neboť pohnutkám svých pokušení nesvolili a nepodlehli, a</text:span><text:span text:style-name="T216">le</text:span><text:span text:style-name="T215"> naučili se být jim jako králové nadřazeni. A hle, jeden ze Znalců zákona vstal a pokoušel jej slovy: „Mistře, co mám učinit, abych získal život věčný?“</text:span></text:p>
          </table:table-cell>
        </table:table-row>
        <table:table-row table:style-name="Tabulka1.1">
          <table:table-cell table:style-name="Tabulka1.A1" office:value-type="string">
            <text:p text:style-name="P9">Lectio xij.</text:p>
            <text:p text:style-name="P19">L<text:span text:style-name="T23">egisperitus</text:span>, qui de vita ætérna Dóminum tentans intérrogat, occasiónem, ut reor, tentándi de ipsis Dómini sermónibus sumpsit, ubi ait: Gau<text:soft-page-break/>déte autem quod nómina vestra scripta sunt in cœlis. Sed ipsa sua tentatióne declárat, quam vera sit illa Dómini conféssio, qua Patri lóquitur: Quod abscondísti hæc a sapiéntibus, et prudéntibus, et revelásti ea párvulis.</text:p>
            <text:p text:style-name="P12"/>
            <text:p text:style-name="P12"/>
          </table:table-cell>
          <table:table-cell table:style-name="Tabulka1.A1" office:value-type="string">
            <text:p text:style-name="P8"/>
            <text:p text:style-name="P23"><text:span text:style-name="T23">Znalec</text:span> zákona, který se ptá Pána ve snaze jej pokoušet, tuto příležitost k pokušení, jak se domnívám, vzal ze samotných slov Páně, který pravil: <text:soft-page-break/>„Radujte se, že vaše jména jsou zapsána v nebesích.“ Avšak zákoník samotným tímto svým pokoušením dokazuje, jak pravdivé je Pánovo vyznání, když Otci pravil: „Žes tyto věci skryl před moudrými a <text:span text:style-name="T255">rozumnými</text:span> a zjevil jsi je maličkým.“</text:p>
          </table:table-cell>
        </table:table-row>
        <table:table-row table:style-name="Tabulka1.1">
          <table:table-cell table:style-name="Tabulka1.A1" table:number-columns-spanned="2" office:value-type="string">
            <text:p text:style-name="P3"><text:span text:style-name="T1">D</text:span><text:span text:style-name="T2">o</text:span><text:span text:style-name="T3">minica </text:span><text:span text:style-name="T4">x</text:span><text:span text:style-name="T8">i</text:span><text:span text:style-name="T7">ij</text:span><text:span text:style-name="T6">.</text:span></text:p>
            <text:p text:style-name="P5">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8">Lucam</text:span><text:span text:style-name="T16">.</text:span><text:span text:style-name="T21"> </text:span></text:p>
            <text:p text:style-name="P9">Lectio ix. Cap. <text:span text:style-name="T128">17</text:span>.</text:p>
            <text:p text:style-name="P14">I<text:span text:style-name="T23">n</text:span> illo témpore: Dum iret Jesus in Jerúsalem, transíbat per médiam Samaríam, et Galilæam. Et cum ingrederétur quoddam castéllum‚ occurrérunt ei decem viri leprósi. Et réliqua.</text:p>
            <text:p text:style-name="P12"/>
            <text:p text:style-name="P7"><text:span text:style-name="T94">Homil</text:span><text:span text:style-name="T95">í</text:span><text:span text:style-name="T94">a </text:span><text:span text:style-name="T16">sancti Augustíni Epíscopi.</text:span></text:p>
            <text:p text:style-name="P10">Lib. 2. Quæst. Evang. c. 40.</text:p>
            <text:p text:style-name="P15">D<text:span text:style-name="T23">e</text:span> decem leprósis, quos Dóminus ita mundávit, cum ait: Ite, osténdite vos sacerdotibus; quæri potést, cur eos ad sacerdótes míserit, ut cum irent, mundaréntur. Nullum enim eórum, quibus hæc corporália benefícia præstitit, invenítur misísse ad sacerdótes, nisi leprósos. Nam et illum a lepra mundáverat‚ cui dixit: Vade, osténde te sacerdótibus‚ et offer pro te sacrifícium, quod præcépit Móyses, in testimónium illis.</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 </text:span><text:span text:style-name="T69">když šel </text:span><text:span text:style-name="T75">Ježíš </text:span><text:span text:style-name="T69">do Jeru</text:span><text:span text:style-name="T91">s</text:span><text:span text:style-name="T69">aléma, procházel přes Samařsko a Galileu. A když přicházel do jedné vesnice, ukázalo se mu deset malomocných mužů. </text:span><text:span text:style-name="T70">A ostatní</text:span><text:span text:style-name="T71">.</text:span></text:p>
            <text:p text:style-name="P8"/>
            <text:p text:style-name="P8"/>
            <text:p text:style-name="P8"/>
            <text:p text:style-name="P35">U těchto deseti malomocných, které Pán takto očistil, když řekl: „Jděte a ukažte se kněžím,“ se můžeme ptát, proč je poslal ke kněžím, že budou očištěni, až tam půjdou. Nevíme totiž o nikom z těch, kterým Pán prokazoval rozličná dobrodiní tělesného uzdravení, že by byli posláni ke kněžím, pouze malomocní. Neboť i jednomu, kterého očistil z malomocenství, řekl: „Jdi, ukaž se kněžím a obětuj za své očištění oběť, jak přikázal Mojžíš, na svědectví pro ně.“</text:p>
          </table:table-cell>
        </table:table-row>
        <table:table-row table:style-name="Tabulka1.1">
          <table:table-cell table:style-name="Tabulka1.A1" office:value-type="string">
            <text:p text:style-name="P9">Lectio x.</text:p>
            <text:p text:style-name="P17">Q<text:span text:style-name="T23">u</text:span><text:span text:style-name="T62">æ</text:span><text:span text:style-name="T23">réndum</text:span> ígitur est, quid ipsa lepra signíficet: non enim sanáti, sed mundáti dicúntur, qui ea caruérunt. Colóris quippe vítium est, non valetúdinis, aut integritátis sénsuum, atque membrórum. Leprósi ergo non absúrde intélligi possunt, qui sciéntiam veræ fídei non habéntes, várias doctrínas profiténtur erróris. Non enim abscóndunt imperítiam suam, sed pro summa perítia próferunt in lucem, et jactántia sermónis osténtant.</text:p>
            <text:p text:style-name="P12"/>
          </table:table-cell>
          <table:table-cell table:style-name="Tabulka1.A1" office:value-type="string">
            <text:p text:style-name="P8"/>
            <text:p text:style-name="P48"><text:span text:style-name="T35">Měli</text:span><text:span text:style-name="T175"> bychom se tedy ptát</text:span><text:span text:style-name="T171">, </text:span><text:span text:style-name="T175">co vlastně toto malomocenství znamená: o těch, kteří jej byli zbaveni, se totiž neříká, že by byli „uzdraveni,“ ale „očištěni.“ Nemoc se totiž </text:span><text:span text:style-name="T201">nejdříve </text:span><text:span text:style-name="T176">projevuje na kůži, nikoliv na celkovém zdravotním stavu či zdraví smyslů nebo končetin. Není </text:span><text:span text:style-name="T177">tedy </text:span><text:span text:style-name="T176">chybou, </text:span><text:span text:style-name="T177">když</text:span><text:span text:style-name="T176"> za malomocné budeme považovat ty, jež neznají pravou víru, a proto hlásají různá chybná učení. Neskrývají totiž svou neznalost, ale jako nejlepší vzdělanost ji vytahují na světlo světa a chlubí se vzletnými slovy.</text:span></text:p>
          </table:table-cell>
        </table:table-row>
        <table:table-row table:style-name="Tabulka1.1">
          <table:table-cell table:style-name="Tabulka1.A1" office:value-type="string">
            <text:p text:style-name="P9">Lectio xj.</text:p>
            <text:p text:style-name="P18">N<text:span text:style-name="T23">ulla</text:span> porro falsa doctrina est, quæ non áliqua vera intermísceat. Vera ergo falsis inordináte perm<text:span text:style-name="T255">í</text:span>xta, in una disputatióne vel narratióne hóminis tamquam in uníus córporis colóre apparéntia, signíficant lepram, tamquam veris falsísque colórum fucis humána córpora variántem atque maculántem.</text:p>
            <text:p text:style-name="P12"/>
          </table:table-cell>
          <table:table-cell table:style-name="Tabulka1.A1" office:value-type="string">
            <text:p text:style-name="P8"/>
            <text:p text:style-name="P36"><text:span text:style-name="T23">Neznáme</text:span> však žádné mylné učení, které by neobsahovalo něco pravdy. Pokud je tedy <text:span text:style-name="T255">věci </text:span>pravd<text:span text:style-name="T255">ivé</text:span> náhodn<text:span text:style-name="T255">ě</text:span> smíchán<text:span text:style-name="T255">y</text:span> s omyl<text:span text:style-name="T255">y</text:span>, pak v jedné dispu<text:span text:style-name="T255">­</text:span>taci či <text:span text:style-name="T255">vyprávění</text:span> jednoho člověka se vše <text:span text:style-name="T255">s</text:span>míchá v jednu hmotu s různými barvami, podobně jako malomocenství, které jakoby směsí dobrých a špat<text:span text:style-name="T255">­</text:span>ných barev proměňuje a poskvrňuje lidská těla.</text:p>
          </table:table-cell>
        </table:table-row>
        <text:soft-page-break/>
        <table:table-row table:style-name="Tabulka1.1">
          <table:table-cell table:style-name="Tabulka1.A1" office:value-type="string">
            <text:p text:style-name="P9">Lectio xij.</text:p>
            <text:p text:style-name="P19">H<text:span text:style-name="T23">i</text:span> autem tam vitándi sunt Ecclésiæ, ut si fíeri potest, lóngius remóti, magno clamóre Christum interpéllent: sicut isti decem stetérunt a longe, et levavérunt vocem, dicéntes: Jesu præcéptor, miserére nostri. Nam et quod præceptórem vocant, (quo nómine néscio utrum quisquam Dóminum interpelláverit pro medicína corporáli) satis puto significáre, lepram falsam esse doctrínam, quam bonus præcéptor abstérgit.</text:p>
            <text:p text:style-name="P12"/>
            <text:p text:style-name="P12"/>
            <text:p text:style-name="P12"/>
          </table:table-cell>
          <table:table-cell table:style-name="Tabulka1.A1" office:value-type="string">
            <text:p text:style-name="P8"/>
            <text:p text:style-name="P24"><text:span text:style-name="T23">Takovým</text:span> lidem by se totiž měla Církev natolik vyhýbat, že pokud je to možné, z velké dálky a velkým křikem <text:span text:style-name="T255">naléhají na</text:span> Krista, tak jako těchto deset stálo v povzdálí a volali silným hlasem: „Ježíši, Učiteli, smiluj se nad námi!“ Když jej totiž nazývají učitelem (nevím, zda Pána někdo tímto jménem oslovoval kvůli tělesnému uzdravení), myslím, že to dostatečně ukazuje na to, že malomocenstvím je zde míněno mylné učení, které dobrý Učitel očistil.</text:p>
          </table:table-cell>
        </table:table-row>
        <table:table-row table:style-name="Tabulka1.1">
          <table:table-cell table:style-name="Tabulka1.A1" table:number-columns-spanned="2" office:value-type="string">
            <text:p text:style-name="P3"><text:span text:style-name="T1">D</text:span><text:span text:style-name="T2">o</text:span><text:span text:style-name="T3">minica </text:span><text:span text:style-name="T4">x</text:span><text:span text:style-name="T8">i</text:span><text:span text:style-name="T9">v</text:span><text:span text:style-name="T6">.</text:span></text:p>
            <text:p text:style-name="P5">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8">Lucam</text:span><text:span text:style-name="T16">.</text:span><text:span text:style-name="T21"> </text:span></text:p>
            <text:p text:style-name="P9">Lectio ix. Cap. <text:span text:style-name="T130">6</text:span>.</text:p>
            <text:p text:style-name="P14">I<text:span text:style-name="T23">n</text:span> illo témpore: Dixit Jesus discípulis suis: Nemo potest duóbus dóminis servíre. Et réliqua.</text:p>
            <text:p text:style-name="P12"/>
            <text:p text:style-name="P7"><text:span text:style-name="T94">Homil</text:span><text:span text:style-name="T95">í</text:span><text:span text:style-name="T94">a </text:span><text:span text:style-name="T16">sancti Ambrósii Epíscopi.</text:span></text:p>
            <text:p text:style-name="P10">L. 2. de Serm. Domini in monte c. 14.</text:p>
            <text:p text:style-name="P15">N<text:span text:style-name="T23">emo</text:span> potest duóbus dóminis servíre. Ad hanc ipsam intentiónem referéndum est quod consequénter expónit, dicens: Aut enim unum ódio habébit‚ et álterum díliget: aut álterum patiétur, et álterum contémnet. Quæ verba diligénter consideránda sunt: nam, qui sint duo dómini, deínceps osténdit, cum dicit: Non potéstis Deo servíre, et mammónæ.</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 </text:span><text:span text:style-name="T79">řekl </text:span><text:span text:style-name="T75">Ježíš </text:span><text:span text:style-name="T79">svým učedníkům: „Nik</text:span><text:span text:style-name="T92">­</text:span><text:span text:style-name="T79">do nemůže sloužit dvěma pánům.“</text:span><text:span text:style-name="T69"> </text:span><text:span text:style-name="T70">A ostatní</text:span><text:span text:style-name="T71">.</text:span></text:p>
            <text:p text:style-name="P8"/>
            <text:p text:style-name="P8"/>
            <text:p text:style-name="P8"/>
            <text:p text:style-name="P37"><text:span text:style-name="T23">Nikdo</text:span> nemůže sloužit dvěma pánům. Právě k této myšlence se <text:span text:style-name="T256">vztahuje</text:span> to, co Pán následně vysvětluje, když říká: „Buď tedy bude jednoho nenávidět a druhého milovat, nebo <text:s/>jednoho strpí a druhým pohrdne.“ Nad těmito slovy bychom se měli pečlivě zamyslet. Kdo jsou tedy tito dva pánové, to nám Pán následně odhalí, když řekne: „Nemůžete sloužit Bohu i mamonu.“ </text:p>
          </table:table-cell>
        </table:table-row>
        <table:table-row table:style-name="Tabulka1.1">
          <table:table-cell table:style-name="Tabulka1.A1" office:value-type="string">
            <text:p text:style-name="P9">Lectio x.</text:p>
            <text:p text:style-name="P16">M<text:span text:style-name="T23">ammóna</text:span> apud Hebræos divítiæ appellári dicúntur. Cóngruit et Púnicum nomen: nam lucrum Púnice mammon dícitur. Sed qui servit mammónæ, illi útique servit, qui rebus istis terrénis mérito suæ perversitátis præpósitus, magistrátus hujus sæculi a Dómino dicitur.</text:p>
            <text:p text:style-name="P12"/>
          </table:table-cell>
          <table:table-cell table:style-name="Tabulka1.A1" office:value-type="string">
            <text:p text:style-name="P8"/>
            <text:p text:style-name="P48"><text:span text:style-name="T36">Říká</text:span><text:span text:style-name="T178"> se, že slovo „mamon“ znamená v hebrejštině „bohatství.“ </text:span><text:span text:style-name="T194">To odpovídá i</text:span><text:span text:style-name="T178"> féni</text:span><text:span text:style-name="T194">ckému jazyku</text:span><text:span text:style-name="T178">, neboť ve féničtině slovo „</text:span><text:span text:style-name="T194">mamon“ </text:span><text:span text:style-name="T178">znamená „zisk.“ Avšak kdo slouží mamonu, slouží </text:span><text:span text:style-name="T179">vlastně</text:span><text:span text:style-name="T178"> tomu, kdo se díky své zvrhlosti stal vládcem těchto pozemských věcí. Pán jej nazývá knížetem tohoto světa.</text:span></text:p>
          </table:table-cell>
        </table:table-row>
        <table:table-row table:style-name="Tabulka1.1">
          <table:table-cell table:style-name="Tabulka1.A1" office:value-type="string">
            <text:p text:style-name="P9">Lectio xj.</text:p>
            <text:p text:style-name="P18">A<text:span text:style-name="T23">ut</text:span> enim unum ódio habébit homo, et álterum díliget, id est, Deum: aut álterum patiétur, et álterum contémnet. Patiétur enim durum et perniciósum dóminum‚ quisquis servit mammónæ: sua enim cupiditáte implicátus, súbditur diábolo, et non eum díligit. Quis enim est qui díligat diábolum? sed tamen pátitur.</text:p>
            <text:p text:style-name="P12"/>
          </table:table-cell>
          <table:table-cell table:style-name="Tabulka1.A1" office:value-type="string">
            <text:p text:style-name="P8"/>
            <text:p text:style-name="P48"><text:span text:style-name="T42">Buď</text:span><text:span text:style-name="T217"> tedy bude člověk jednoho nenávidět a druhého, tedy Boha, milovat, nebo jednoho strpí a druhým pohrdne.</text:span><text:span text:style-name="T218"> </text:span><text:span text:style-name="T219">Strpět tvrdého a zhoubného pána tedy bude muset kdokoliv, kdo slouží mamonu. Pokud je tedy ovládán svou žádostivostí, poddává se ďáblovi, ale nemiluje jej. </text:span><text:span text:style-name="T236">Kdo</text:span><text:span text:style-name="T220"> </text:span><text:span text:style-name="T219">by </text:span><text:span text:style-name="T236">totiž</text:span><text:span text:style-name="T220"> mohl </text:span><text:span text:style-name="T219">miloval ďábla? </text:span><text:span text:style-name="T207">Někdo m</text:span><text:span text:style-name="T202">ožná, </text:span><text:span text:style-name="T180">a</text:span><text:span text:style-name="T219">však stejně </text:span><text:span text:style-name="T236">bude </text:span><text:span text:style-name="T219">trpě</text:span><text:span text:style-name="T236">t</text:span><text:span text:style-name="T219">.</text:span></text:p>
          </table:table-cell>
        </table:table-row>
        <text:soft-page-break/>
        <table:table-row table:style-name="Tabulka1.1">
          <table:table-cell table:style-name="Tabulka1.A1" office:value-type="string">
            <text:p text:style-name="P9">Lectio xij.</text:p>
            <text:p text:style-name="P19">I<text:span text:style-name="T23">deo</text:span>, inquit, dico vobis, non habére sollicitúdinem ánimæ vestræ quid edátis, neque córpori vestro quid induátis: ne forte, quamvis jam supérflua non quærántur, propter ipsa necessária cor duplicétur, et ad ipsa conquirénda nostra detorqueátur inténtio, cum áliquid quasi misericórditer operámur: id est, ut cum consulére alícui vidéri vólumus, nostrum emoluméntum ibi pótius, quam illíus utilitátem attendámus: et ideo nobis non videámur peccáre, quia non supérflua, sed necessária sunt, quæ cónsequi vólumus.</text:p>
            <text:p text:style-name="P14"/>
          </table:table-cell>
          <table:table-cell table:style-name="Tabulka1.A1" office:value-type="string">
            <text:p text:style-name="P8"/>
            <text:p text:style-name="P25"><text:span text:style-name="T23">Proto</text:span>, praví Pán, vám říkám, nemějte starost o svůj život, co budete jíst, ani o tělo, co na sebe obléknete. To proto, že i když již člověk nehledá zbytečnosti, nesmí se nám stát, že kvůli těmto nezbytným věcem se rozdělí srdce, a naše mysl se obrátí k jejich získávání, když něco podnikáme jakoby milosrdně. Tedy, <text:span text:style-name="T257">třeba kdy</text:span>bychom třeba chtěli, aby se zdálo, že někomu chceme poradit, ale udělali to spíše z vlastního prospěchu, než k užitku dotyčného. A proto si nemyslíme, že bychom hřešili, neboť se snažíme dosáhnout ne zbytečných, ale nutných věcí. </text:p>
          </table:table-cell>
        </table:table-row>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9">v</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8">Lucam</text:span><text:span text:style-name="T16">.</text:span><text:span text:style-name="T21"> </text:span></text:p>
            <text:p text:style-name="P9">Lectio ix. Cap. <text:span text:style-name="T131">7</text:span>.</text:p>
            <text:p text:style-name="P14">I<text:span text:style-name="T23">n</text:span> illo témpore: Ibat Jesus in civitátem, quæ vocátur Naim: et ibant cum eo discípuli ejus, et turba copiósa. Et réliqua.</text:p>
            <text:p text:style-name="P12"/>
            <text:p text:style-name="P7"><text:span text:style-name="T94">Homil</text:span><text:span text:style-name="T95">í</text:span><text:span text:style-name="T94">a </text:span><text:span text:style-name="T16">sancti Augustíni Epíscopi.</text:span></text:p>
            <text:p text:style-name="P10">Serm. 44. de verbis Domini.</text:p>
            <text:p text:style-name="P15"><text:span text:style-name="T23">De</text:span> júvene illo resuscitáto gavísa est mater vidua : de homínibus in spíritu quotídie suscitátis gaudet mater Ecclésia. Ille quidem mórtuus erat córpore: illi autem mente. Illíus mors visíbilis visibíliter plangebátur: illórum mors invisíbilis, nec quærebátur, nec videbátur. Quæsívit ille, qui nóverat mórtuos. Ille solus nóverat mórtuos, qui póterat fácere vivos. Nisi enim ad mórtuos suscitándos venísset, Apostolus non díceret: Surge qui dormis, et exúrge a mórtuis, et illuminábit te Christus.</text:p>
            <text:p text:style-name="P12"/>
          </table:table-cell>
          <table:table-cell table:style-name="Tabulka1.A1" office:value-type="string">
            <text:p text:style-name="P8"/>
            <text:p text:style-name="P8"/>
            <text:p text:style-name="P8"/>
            <text:p text:style-name="P20"><text:span text:style-name="T72">Z</text:span><text:span text:style-name="T24">a</text:span><text:span text:style-name="T65"> onoho času </text:span><text:span text:style-name="T80">šel</text:span><text:span text:style-name="T79"> </text:span><text:span text:style-name="T75">Ježíš </text:span><text:span text:style-name="T80">do města, které se nazývá Naim. A spolu s ním šli jeho </text:span><text:span text:style-name="T79">učední</text:span><text:span text:style-name="T80">ci a početný zástup.</text:span><text:span text:style-name="T69"> </text:span><text:span text:style-name="T70">A ostatní</text:span><text:span text:style-name="T71">.</text:span></text:p>
            <text:p text:style-name="P8"/>
            <text:p text:style-name="P8"/>
            <text:p text:style-name="P8"/>
            <text:p text:style-name="P45"><text:span text:style-name="T43">Ze </text:span><text:span text:style-name="T221">vzkříšení toho chlapce zaradovala se matka – vdova, z lidí každý den duchovně vzkříšených raduje se </text:span><text:span text:style-name="T222">zase </text:span><text:span text:style-name="T221">matka Církev. Chlapec byl sice mrtev tělesně, oni však duševně. Smrt chlapce byla viditelná a viditelně oplakávaná, jejich smrt je však neviditelná a nikdo ji nehledal ani neviděl. </text:span><text:span text:style-name="T222">Hledal</text:span><text:span text:style-name="T221"> j</text:span><text:span text:style-name="T222">e</text:span><text:span text:style-name="T221"> pouze ten, který zná mrtvé. On jediný poznal mrtvé, které mohl navrátit zpět k životu. Pokud by totiž ne</text:span><text:span text:style-name="T223">byl </text:span><text:span text:style-name="T221">přišel, aby křísil mrtvé, Apoštol </text:span><text:span text:style-name="T203">Pavel </text:span><text:span text:style-name="T181">by neřekl: „Vstaň ty, který spíš, povstaň z mrtvých, a Kristus tě osvítí.“</text:span></text:p>
          </table:table-cell>
        </table:table-row>
        <table:table-row table:style-name="Tabulka1.1">
          <table:table-cell table:style-name="Tabulka1.A1" office:value-type="string">
            <text:p text:style-name="P9">Lectio x.</text:p>
            <text:p text:style-name="P16"><text:span text:style-name="T23">Tres</text:span> autem mórtuos invenímus a Dómino resuscitátos visibíliter, míllia invisibíliter. Quot autem mórtuos visibíliter suscitáverit, quis novit? Non enim ómnia quæ fecit scripta sunt. Joánnes hoc dixit: Multa ália signa fecit Jesus: quæ si scripta essent, árbitror totum mundum non posse libros cápere. Multi ergo sunt álii sine dúbio suscitáti, sed non tres frustra commemoráti.</text:p>
            <text:p text:style-name="P12"/>
          </table:table-cell>
          <table:table-cell table:style-name="Tabulka1.A1" office:value-type="string">
            <text:p text:style-name="P8"/>
            <text:p text:style-name="P26"><text:span text:style-name="T23">Nalezli</text:span> jsme tedy tři mrtvé, které Pán vzkřísil viditelně, tisíce <text:span text:style-name="T132">pak</text:span> neviditelně. Kolik však mrtvých opravdu probudil viditelně, kdo to ví? Není totiž <text:span text:style-name="T132">za</text:span>psáno vše, co <text:span text:style-name="T96">Pán </text:span>vykonal. Jan to i řekl: „Ježíš vykonal mnoho jiných znamení,“ i kdyby však byla zapsána, nemyslím, že knihy mohou pojmout celý svět. Mnozí jiní byli tedy nepochybně probuzeni, avšak <text:span text:style-name="T133">nikoliv nadarmo </text:span><text:span text:style-name="T252">jsou </text:span><text:span text:style-name="T133">zmíněni jen tři.</text:span></text:p>
          </table:table-cell>
        </table:table-row>
        <table:table-row table:style-name="Tabulka1.1">
          <table:table-cell table:style-name="Tabulka1.A1" office:value-type="string">
            <text:p text:style-name="P9">Lectio xj.</text:p>
            <text:p text:style-name="P18">D<text:span text:style-name="T23">óminus</text:span> enim noster Jesus Christus ea, quæ faciébat corporáliter, étiam spirituáliter volébat intélligi. Neque enim tantum mirácula propter <text:soft-page-break/>mirácula faciébat: sed ut illa, quæ faciébat, mira essent vidéntibus, vera essent intelligéntibus. Quemádmodum qui videt lítteras in códice óptime scripto, et non novit légere: laudat quidem antiquárii manum, admírans ápicum pulchritúdinem: sed quid sibi velint, quid índicent illi ápices, nescit: et est óculis laudátor, mente non cógnitor.</text:p>
            <text:p text:style-name="P14"/>
          </table:table-cell>
          <table:table-cell table:style-name="Tabulka1.A1" office:value-type="string">
            <text:p text:style-name="P8"/>
            <text:p text:style-name="P38"><text:span text:style-name="T23">Náš</text:span> Pán Ježíš Kristus totiž chtěl, abychom to, co <text:span text:style-name="T132">on </text:span>konal tělesně, pochopili i duchovně. Nekonal tedy zázraky pouze pro zázraky, ale vše učinil tak, <text:soft-page-break/>aby to, co vykonal, zdálo se podivuhodné těm, kteří to viděli, ale pravdivé těm, kteří to pochopili. Podobně jako ten, kdo vidí písmena v krásně napsané knize, ale neumí číst, může <text:span text:style-name="T132">sice </text:span>pochválit ruku písařovu, obdivovat krásu tahů pera, avšak co je mu to platné, když neví, co ty tahy pera znamenají? Pochválí sice, co vidí oči, ale nepozná, co má vidět mysl.</text:p>
          </table:table-cell>
        </table:table-row>
        <table:table-row table:style-name="Tabulka1.1">
          <table:table-cell table:style-name="Tabulka1.A1" office:value-type="string">
            <text:p text:style-name="P9">Lectio xij.</text:p>
            <text:p text:style-name="P19"><text:span text:style-name="T23">Alius</text:span> autem et laudat artifícium, et capit intelléctum: ille útique, qui non solum vidére, quod commúne est ómnibus, potest, sed étiam légere, quod qui non dídicit, non potest. Ita qui vidérunt Christi mirácula, et non intellexérunt quid sibi vellent, et quid intelligéntibus quodámmodo innúerent, miráti sunt tantum, quia facta sunt: álii vero et facta miráti, et intellécta assecúti. Tales nos in schola Christi esse debémus.</text:p>
            <text:p text:style-name="P14"/>
          </table:table-cell>
          <table:table-cell table:style-name="Tabulka1.A1" office:value-type="string">
            <text:p text:style-name="P8"/>
            <text:p text:style-name="P27"><text:span text:style-name="T23">Jiný </text:span>však <text:span text:style-name="T134">dokáže pochválit krásu písma i pochopit význam, totiž ten, který vidí nejen to, co je spo</text:span><text:span text:style-name="T258">­</text:span><text:span text:style-name="T134">lečné všem, ale dokáže také přečíst to, co nepoučený člověk vnímat nedokáže. Tak ti, kteří viděli Kristovy zázraky, ale nepochopili, co vlastně znamenají a co mohou poučeným nějakým způsobem sdělit, podivili se pouze nad tím, co se stalo. Jiní se však nejen podivili nad tím, co se stalo, ale také to pochopili. Takoví musíme bý</text:span><text:span text:style-name="T258">t</text:span><text:span text:style-name="T134"> i my ve škole Kristově.</text:span></text:p>
          </table:table-cell>
        </table:table-row>
        <table:table-row table:style-name="Tabulka1.1">
          <table:table-cell table:style-name="Tabulka1.A1" table:number-columns-spanned="2" office:value-type="string">
            <text:p text:style-name="P3"><text:span text:style-name="T1">D</text:span><text:span text:style-name="T2">o</text:span><text:span text:style-name="T3">minica </text:span><text:span text:style-name="T4">x</text:span><text:span text:style-name="T9">v</text:span><text:span text:style-name="T5">j</text:span><text:span text:style-name="T6">.</text:span></text:p>
            <text:p text:style-name="P5">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8">Lucam</text:span><text:span text:style-name="T16">.</text:span><text:span text:style-name="T21"> </text:span></text:p>
            <text:p text:style-name="P9">Lectio ix. Cap. <text:span text:style-name="T136">14</text:span>.</text:p>
            <text:p text:style-name="P14">I<text:span text:style-name="T23">n</text:span> illo témpore: Cum intráret Jesus in domum cujúsdam príncipis <text:span text:style-name="T136">P</text:span>harisæórum <text:span text:style-name="T136">S</text:span>ábbato manducáre panem, et ipsi observábant eum. Et ecce homo quidam hydrópicus erat ante illum. Et réliqua.</text:p>
            <text:p text:style-name="P12"/>
            <text:p text:style-name="P7"><text:span text:style-name="T94">Homil</text:span><text:span text:style-name="T95">í</text:span><text:span text:style-name="T94">a </text:span><text:span text:style-name="T16">sancti Ambrósii Epíscopi.</text:span></text:p>
            <text:p text:style-name="P10">L<text:span text:style-name="T136">ib</text:span>. <text:span text:style-name="T136">7</text:span>. <text:span text:style-name="T136">in Luc. Cap. 14.</text:span></text:p>
            <text:p text:style-name="P15">C<text:span text:style-name="T63">urátur</text:span> hydrópicus, in quo fluxus carnis exúberans ánimæ gravábat offícia, spíritus exstinguébat ardórem. De<text:span text:style-name="T135">í</text:span>nde docétur humílitas, dum in illo convívio nuptiáli appeténtia loci superióris arcétur; cleménter tamen, ut persuásio humanitátis asperitátem coërcitiónis exclúderet, rátio profíceret ad persuasiónis efféctum, et corréctio emendáret afféctum.</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 </text:span><text:span text:style-name="T66">když</text:span><text:span text:style-name="T67"> Ježíš vešel v sobotu do domu jednoho z předních Farizeů, aby tam pojedl, pozorovali ho. A hle, jakýsi muž, který trpěl vodnatelností, </text:span><text:span text:style-name="T93">předstoupil</text:span><text:span text:style-name="T67"> před ně</text:span><text:span text:style-name="T93">j</text:span><text:span text:style-name="T67">.</text:span><text:span text:style-name="T69"> </text:span><text:span text:style-name="T70">A ostatní</text:span><text:span text:style-name="T71">.</text:span></text:p>
            <text:p text:style-name="P8"/>
            <text:p text:style-name="P8"/>
            <text:p text:style-name="P8"/>
            <text:p text:style-name="P8"/>
            <text:p text:style-name="P37"><text:span text:style-name="T64">Byl</text:span><text:span text:style-name="T137"> uzdraven člověk stižený vodnatelností, jemuž přílišné množství tekutin v těle</text:span> <text:span text:style-name="T138">velmi zatěžovalo životní funkce a otupovalo bystrost rozumu. Pak nás Pán učí pokoře, když na oné svatební hostině varuje před dychtěním po lepších místech, aby </text:span><text:span text:style-name="T258">nás </text:span><text:span text:style-name="T138">však povzbuzením ke zdvořilosti </text:span><text:span text:style-name="T258">zbavil</text:span><text:span text:style-name="T138"> tvrdost</text:span><text:span text:style-name="T258">i</text:span><text:span text:style-name="T138"> přinucení, laskavě podněcuje rozum k </text:span><text:span text:style-name="T258">záměru tohoto</text:span><text:span text:style-name="T138"> přesvědčení, a tím dos</text:span><text:span text:style-name="T258">a</text:span><text:span text:style-name="T138">h</text:span><text:span text:style-name="T258">uj</text:span><text:span text:style-name="T138">e i usměrnění citů.</text:span></text:p>
          </table:table-cell>
        </table:table-row>
        <table:table-row table:style-name="Tabulka1.1">
          <table:table-cell table:style-name="Tabulka1.A1" office:value-type="string">
            <text:p text:style-name="P9">Lectio x.</text:p>
            <text:p text:style-name="P16"><text:span text:style-name="T135">H</text:span><text:span text:style-name="T63">uic</text:span> quasi próximo límine humánitas copulátur: quæ ita Domínicæ senténtiæ definitióne distínguitur, si in páuperes et débiles conferátur: nam hospitálem esse remuner<text:span text:style-name="T135">a</text:span>t<text:span text:style-name="T135">ú</text:span>ris, afféctus avarítiæ est. Postr<text:span text:style-name="T135">é</text:span>mo jam quasi eméritæ milítiæ viro contemnendárum stip<text:span text:style-name="T135">é</text:span>ndium præscr<text:span text:style-name="T135">í</text:span>bitur facultátum: quod neque ille, qui stúdiis int<text:span text:style-name="T135">é</text:span>ntus inferióribus possessiónes sibi terr<text:span text:style-name="T135">é</text:span>nas coémit, regnum c<text:span text:style-name="T135">oe</text:span>li pos<text:soft-page-break/>sit adip<text:span text:style-name="T135">í</text:span>sci, cum Dóminus dicat: Vende ómnia tua, et séquere me.</text:p>
            <text:p text:style-name="P12"/>
          </table:table-cell>
          <table:table-cell table:style-name="Tabulka1.A1" office:value-type="string">
            <text:p text:style-name="P8"/>
            <text:p text:style-name="P21">S tím se jako blízký soused pojí zdvořilost: neboť takto jsou míněny i výroky Páně, pokud jsou proneseny k chudým a slabým. Neboť hostit ty, kteří se nám mohou odvděčit, je znakem lakomství. Nakonec, stejně jako vysloužilému vojákovi je určen žold ze zavrženíhodného majetku, tak ani ten, kdo ve svém přízemním úsilí nakoupil sobě pozemské statky, nemůže dosáhnout království nebeského, ne<text:soft-page-break/>boť Pán praví: „Prodej vše, co máš, a následuj mne.“</text:p>
          </table:table-cell>
        </table:table-row>
        <table:table-row table:style-name="Tabulka1.1">
          <table:table-cell table:style-name="Tabulka1.A1" office:value-type="string">
            <text:p text:style-name="P9">Lectio xj.</text:p>
            <text:p text:style-name="P18"><text:span text:style-name="T135">N</text:span><text:span text:style-name="T63">ec</text:span> ille, qui emit boves, cum Eliséus occ<text:span text:style-name="T135">í</text:span>derit, et pópulo div<text:span text:style-name="T135">í</text:span>serit quos hab<text:span text:style-name="T135">é</text:span>bat: et ille qui duxit uxórem, c<text:span text:style-name="T135">ó</text:span>gitet quæ mundi sunt, non quæ Dei. Non quo conjúgium reprehendátur, sed quia ad majórem honórem vocétur int<text:span text:style-name="T135">é</text:span>gritas: quóniam m<text:span text:style-name="T135">ú</text:span>lier inn<text:span text:style-name="T135">ú</text:span>pta et v<text:span text:style-name="T135">í</text:span>dua c<text:span text:style-name="T135">ó</text:span>gitat quæ sunt Dómini, ut sit sancta c<text:span text:style-name="T135">ó</text:span>rpore et sp<text:span text:style-name="T135">í</text:span>ritu.</text:p>
            <text:p text:style-name="P12"/>
          </table:table-cell>
          <table:table-cell table:style-name="Tabulka1.A1" office:value-type="string">
            <text:p text:style-name="P8"/>
            <text:p text:style-name="P39"><text:span text:style-name="T23">Podobně</text:span> dopadne i ten, kdo koupil býky, které pak Elíša zabil a rozdělil je lidu. Také ten, kdo si vezme manželku, myslí na věci světské, ne Boží. To neznamená, že by manželství bylo odsouzení-hodné, avšak spíše to, že neporušenost nás povolává k větší cti. Neboť žena nevdaná a vdova přemýšlí nad věcmi Páně, aby byla svatá na těle i na duchu.</text:p>
          </table:table-cell>
        </table:table-row>
        <table:table-row table:style-name="Tabulka1.1">
          <table:table-cell table:style-name="Tabulka1.A1" office:value-type="string">
            <text:p text:style-name="P9">Lectio xij.</text:p>
            <text:p text:style-name="P19">S<text:span text:style-name="T63">ed</text:span> ut in grátiam, ut supra cum v<text:span text:style-name="T135">í</text:span>duis, ita nunc étiam cum conj<text:span text:style-name="T135">ú</text:span>gibus revertámur: non ref<text:span text:style-name="T135">ú</text:span>gimus opiniónem, quam sequúntur pler<text:span text:style-name="T135">í</text:span>que, ut tria g<text:span text:style-name="T135">é</text:span>nera hóminum a cons<text:span text:style-name="T135">ó</text:span>rtio magnæ illíus cœnæ æstimémus excl<text:span text:style-name="T135">ú</text:span>di: Gentílium, Judæórum, Hæreticórum. Et <text:span text:style-name="T135">í</text:span>deo Apóstolus avarítiam dicit esse fugiéndam; ne imped<text:span text:style-name="T135">í</text:span>ti more Gent<text:span text:style-name="T135">í</text:span>li, iniquitáte, malítia, impudic<text:span text:style-name="T135">í</text:span>tia, avar<text:span text:style-name="T135">í</text:span>tia, ad regnum Christi perveníre neque<text:span text:style-name="T135">á</text:span>mus. Omnis enim imm<text:span text:style-name="T135">ú</text:span>ndus aut av<text:span text:style-name="T135">á</text:span>rus, quod est idolórum s<text:span text:style-name="T135">é</text:span>rv<text:span text:style-name="T135">it</text:span>us, non habet hereditátem in regno Christi et Dei.</text:p>
            <text:p text:style-name="P14"/>
          </table:table-cell>
          <table:table-cell table:style-name="Tabulka1.A1" office:value-type="string">
            <text:p text:style-name="P8"/>
            <text:p text:style-name="P48"><text:span text:style-name="T37">Abychom</text:span><text:span text:style-name="T182"> se však navrátili do milosti, podobně jako u vdov, i ve stavu manželském, držme se názoru, který vyznávají mnozí, že jsou tři druhy lidí, o kterých si myslíme, že budou vyloučeni ze společenství na této velké večeři Páně: Pohané, Židé a </text:span><text:span text:style-name="T183">bludaři</text:span><text:span text:style-name="T182">. A proto Apoštol říká, že je třeba vyhýbat se lakomství, abych nám na způsob Pohanů nebránila nepravost, zloba, chlípnost a lakomství vstoupit do Kristova království. Každý člověk nečistý či lakomý, protože vlastně slouží modlám, nebude mít dědictví v království Kristově a Božím. </text:span></text:p>
          </table:table-cell>
        </table:table-row>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9">v</text:span><text:span text:style-name="T14">i</text:span><text:span text:style-name="T5">j</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8">Matthaeum</text:span><text:span text:style-name="T16">.</text:span><text:span text:style-name="T21"> </text:span></text:p>
            <text:p text:style-name="P9">Lectio ix. Cap. <text:span text:style-name="T155">22</text:span>.</text:p>
            <text:p text:style-name="P14">I<text:span text:style-name="T23">n</text:span> illo témpore: Accessérunt ad Jesum Pharisæi: et interrogávit eum unus ex eis legis doctor, tentans eum: Magíster, quod est mandátum magnum in lege? Et réliqua.</text:p>
            <text:p text:style-name="P14"/>
            <text:p text:style-name="P12"/>
            <text:p text:style-name="P13">Homilía sancti Joánnis Chrysóstomi.</text:p>
            <text:p text:style-name="P10">Homil. 72. in Matthaeum.</text:p>
            <text:p text:style-name="P15">S<text:span text:style-name="T23">adducæis</text:span> confúsis, Pharisæi rursus aggrediúntur: cumque quiéscere oportéret, decertáre voluérunt, et legisperítiam profiténtem praem<text:span text:style-name="T156">í</text:span>ttunt, non discere, sed tentáre cupiéntes: ac ita intérrogant: Quodnam primum mandátum in lege sit. Nam cum primum illud sit: Díliges Dóminum Deum tuum : putántes causas sibi allatúrum ad mandátum hoc corrigéndum, áliquid addéndo, quóniam Deum se faciébat, hoc modo intérrogant.</text:p>
            <text:p text:style-name="P12"/>
          </table:table-cell>
          <table:table-cell table:style-name="Tabulka1.A1" office:value-type="string">
            <text:p text:style-name="P8"/>
            <text:p text:style-name="P8"/>
            <text:p text:style-name="P8"/>
            <text:p text:style-name="P20"><text:span text:style-name="T72">Z</text:span><text:span text:style-name="T24">a</text:span><text:span text:style-name="T65"> onoho času </text:span><text:span text:style-name="T85">přišli </text:span><text:span text:style-name="T66">k </text:span><text:span text:style-name="T67">Ježíš</text:span><text:span text:style-name="T85">ovi Fariseové a jeden z nich, učitel zákona, se jej ptal, aby jej pokoušel. „Učiteli, které přikázání je v zákoně největší?“</text:span><text:span text:style-name="T69"> </text:span><text:span text:style-name="T70">A ostatní</text:span><text:span text:style-name="T71">.</text:span></text:p>
            <text:p text:style-name="P8"/>
            <text:p text:style-name="P8"/>
            <text:p text:style-name="P8"/>
            <text:p text:style-name="P8"/>
            <text:p text:style-name="P46"><text:span text:style-name="T44">Když</text:span><text:span text:style-name="T224"> Pán zmátl Saduceje, opět k němu přistoupili Fariseové. Když měli být zticha, chtěli se dohadovat a všem ukazovat svou znalost zákona, neměli zájem se učit, </text:span><text:span text:style-name="T225">pouze</text:span><text:span text:style-name="T224"> pokoušet. Takto se tedy zeptali: „Jaké je první přikázání v zákoně?“ Neboť pokud je první toto: „Mil</text:span><text:span text:style-name="T226">uj</text:span><text:span text:style-name="T224"> Pána svého Boha,“ mysleli si, že tím Pánu dají důvod, aby toto přikázání opravil a něco dodal. Protože ze sebe činil Boha, takto se ho zeptali.</text:span></text:p>
          </table:table-cell>
        </table:table-row>
        <text:soft-page-break/>
        <table:table-row table:style-name="Tabulka1.1">
          <table:table-cell table:style-name="Tabulka1.A1" office:value-type="string">
            <text:p text:style-name="P9">Lectio x.</text:p>
            <text:p text:style-name="P16"><text:span text:style-name="T23">Quid</text:span> ígitur Christus? Ut osténdat idcírco ad hæc eos devenísse, quia nulla in eis esset cháritas, sed invídiæ liv<text:span text:style-name="T157">ó</text:span>re tabéscerent : D<text:span text:style-name="T157">í</text:span>liges, inquit, Dóminum Deum tuum : hoc primum et magnum mandátum est. Secúndum autem símile huic: Díliges próximum, tuum sicut teípsum.</text:p>
            <text:p text:style-name="P12"/>
          </table:table-cell>
          <table:table-cell table:style-name="Tabulka1.A1" office:value-type="string">
            <text:p text:style-name="P8"/>
            <text:p text:style-name="P28"><text:span text:style-name="T23">Co </text:span>na to Kristus? <text:span text:style-name="T157">Aby jim tedy ukázal, kam až se dostali, že v nich už vůbec není láska, avšak sžírá je osten závisti, pravil: „Miluj Pána svého Boha. To je první a největší přikázání.“ To druhé je </text:span><text:span text:style-name="T259">mu </text:span><text:span text:style-name="T157">však podobné: „Miluj svého bližního jako sebe samého.“</text:span></text:p>
          </table:table-cell>
        </table:table-row>
        <table:table-row table:style-name="Tabulka1.1">
          <table:table-cell table:style-name="Tabulka1.A1" office:value-type="string">
            <text:p text:style-name="P9">Lectio xj.</text:p>
            <text:p text:style-name="P18"><text:span text:style-name="T23">Quamóbrem</text:span> símile est huic? quóniam hoc illud indúcit, et ab illo rursus munítur. Quicúmque enim male agit, ódio habet lucem, et non venit ad lucem. Et rursus : Dixit insípiens in corde suo : Non est Deus. Deínde séquitur : Corrúpti sunt et abominábiles facti sunt in stúdiis suis. Et iterum : Radix ómnium malórum avarítia est : quam quidam appeténtes, erravérunt a fide. Et, Qui díligit me, mandáta mea servábit: quorum caput et radix est : Díliges Dóminum Deum tuum, et próximum tuum sicut teípsum.</text:p>
            <text:p text:style-name="P12"/>
          </table:table-cell>
          <table:table-cell table:style-name="Tabulka1.A1" office:value-type="string">
            <text:p text:style-name="P8"/>
            <text:p text:style-name="P49"><text:span text:style-name="T227">A </text:span><text:span text:style-name="T225">z jakého důvodu</text:span><text:span text:style-name="T227"> je </text:span><text:span text:style-name="T225">mu</text:span><text:span text:style-name="T227"> vlastně podobné? Protože jedno </text:span><text:span text:style-name="T204">přikázání</text:span><text:span text:style-name="T184"> vychází z druhého a opět je potvrzuje. Kdo totiž koná zlo, má v nenávisti světlo a nepřichází ke světlu. A naopak: „</text:span><text:span text:style-name="T186">N</text:span><text:span text:style-name="T184">erozumný </text:span><text:span text:style-name="T186">ř</text:span><text:span text:style-name="T184">ekl ve svém srdci: ‚Bůh není.‘“ Pak následuje: „Zkažení jsou a odpornými se stali ve svém úsilí.“ A opět: „Kořen všeho zla je </text:span><text:span text:style-name="T185">lakomství</text:span><text:span text:style-name="T184">. </text:span><text:span text:style-name="T186">Ti, kteří </text:span><text:span text:style-name="T184">touží po cizím, zbloudili </text:span><text:span text:style-name="T185">od</text:span><text:span text:style-name="T184"> víry.“ Také „Kdo m</text:span><text:span text:style-name="T186">ne</text:span><text:span text:style-name="T184"> miluje, zachovává má přikázání,“ jejichž hlava i kořen je: „Miluj Pána svého Boha a svého bližního jako sebe samého.“</text:span></text:p>
          </table:table-cell>
        </table:table-row>
        <table:table-row table:style-name="Tabulka1.1">
          <table:table-cell table:style-name="Tabulka1.A1" office:value-type="string">
            <text:p text:style-name="P9">Lectio xij.</text:p>
            <text:p text:style-name="P19"><text:span text:style-name="T23">Si</text:span> ergo dilígere Deum, dilígere próximum est: (nam si díligis me, o Petre, inquit, pasce oves meas :) si étiam diléctio próximi facit ut mandáta custódias : mérito ait in his totam legem et Prophétas pendére. Et quemádmodum in superióribus, cum de resurrectióne interrogarétur, plus dócuit quam tentántes petébant: sic in hoc loco de primo interrogátus mandáto, secúndum étiam non valde quam primum inférius, sponte áttulit: secúndum enim est primo símile. Ita occúlte insinuávit, ódio illos ad quæréndum incitári. Cháritas enim, inquit, non æmulátur.</text:p>
            <text:p text:style-name="P14"/>
          </table:table-cell>
          <table:table-cell table:style-name="Tabulka1.A1" office:value-type="string">
            <text:p text:style-name="P8"/>
            <text:p text:style-name="P29"><text:span text:style-name="T23">Pokud</text:span> tedy milovat Boha znamená milovat bližního; (neboť „pokud mne miluješ, Petře, pas mé ovce“;) pokud <text:span text:style-name="T160">i</text:span> láska k bližnímu způsobí, že budeš zachovávat přikázání, právem Pán řekl, že v těchto <text:span text:style-name="T96">dvou přikázáních</text:span> spočívá celý zákon <text:span text:style-name="T160">i </text:span>Proroci. <text:span text:style-name="T158">A stejně jako výše, když se jej ptali na vzkříšení z mrtvých, a Pán je poučil více, než si pokušitelé přáli; tak i na tomto místě, když se jej tázali na první přikázání, přidal jim sám i druhé, neméně důležité než to první. To druhé je totiž podobné tomu prvnímu. Tak skrytě naznačil, že je k té otázce podnítila nenávist. </text:span>„Láska,“ praví <text:span text:style-name="T109">Apoštol</text:span>, „totiž <text:span text:style-name="T159">nezávidí</text:span>.“</text:p>
          </table:table-cell>
        </table:table-row>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9">v</text:span><text:span text:style-name="T10">ii</text:span><text:span text:style-name="T5">j</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8">Lucam</text:span><text:span text:style-name="T16">.</text:span><text:span text:style-name="T21"> </text:span></text:p>
            <text:p text:style-name="P9">Lectio ix. Cap. <text:span text:style-name="T136">14</text:span>.</text:p>
            <text:p text:style-name="P14">I<text:span text:style-name="T23">n</text:span> illo témpore: Ascéndens Jesus in navículam transfretávit et venit in civitátem suam. Et réliqua.</text:p>
            <text:p text:style-name="P12"/>
            <text:p text:style-name="P7"><text:span text:style-name="T94">Homil</text:span><text:span text:style-name="T95">í</text:span><text:span text:style-name="T94">a </text:span><text:span text:style-name="T16">sancti Petri Chrysologi.</text:span></text:p>
            <text:p text:style-name="P11">Serm. 50.</text:p>
            <text:p text:style-name="P15">C<text:span text:style-name="T23">hristum</text:span> in humánis áctibus divína gessísse mystéria, et in rebus visibílibus invisibília exercuísse negótia, léctio hodiérna monstrávit. Ascéndit, inquit, in navículam, et trans<text:soft-page-break/>fretávit, et venit in civitátem suam. Nonne ipse est, qui, fugátis flúctibus, maris profúnda nudávit, ut Israëlíticus pópulus inter stupéntes undas sicco vestígio velut móntium cóncava pertransíret? </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text:span><text:span text:style-name="T66"> </text:span><text:span text:style-name="T81">nastoupil</text:span><text:span text:style-name="T67"> Ježíš </text:span><text:span text:style-name="T81">na loďku, přeplavil se na druhý břeh a přišel do svého města</text:span><text:span text:style-name="T67">.</text:span><text:span text:style-name="T69"> </text:span><text:span text:style-name="T70">A ostatní</text:span><text:span text:style-name="T71">.</text:span></text:p>
            <text:p text:style-name="P8"/>
            <text:p text:style-name="P8"/>
            <text:p text:style-name="P8"/>
            <text:p text:style-name="P37"><text:span text:style-name="T31">Dnešní</text:span><text:span text:style-name="T139"> čtení nám ukázalo, že ve svých lidských skutcích ukrýval Kristus božská tajemství a pomocí věcí viditelných konal i záležitosti neviditelné. </text:span><text:span text:style-name="T97">Písmo </text:span><text:span text:style-name="T111">praví: „</text:span><text:span text:style-name="T112">nastoupil</text:span><text:span text:style-name="T113"> </text:span><text:span text:style-name="T112">na </text:span><text:soft-page-break/><text:span text:style-name="T112">loďku, přeplavil se na druhý břeh a přišel do svého města</text:span><text:span text:style-name="T113">.“ </text:span><text:span text:style-name="T114">Není</text:span><text:span text:style-name="T111"> to snad on, který </text:span><text:span text:style-name="T115">roze</text:span><text:span text:style-name="T111">hnal</text:span><text:span text:style-name="T98"> </text:span><text:span text:style-name="T111">vlny a odhalil mořské hlubiny, aby lid israelský mohl p</text:span><text:span text:style-name="T114">ro</text:span><text:span text:style-name="T111">jít suchou nohou mezi vlnami, </text:span><text:span text:style-name="T115">které stály jako hory? </text:span></text:p>
          </table:table-cell>
        </table:table-row>
        <table:table-row table:style-name="Tabulka1.1">
          <table:table-cell table:style-name="Tabulka1.A1" office:value-type="string">
            <text:p text:style-name="P9">Lectio x.</text:p>
            <text:p text:style-name="P16">N<text:span text:style-name="T23">onne</text:span> hic est, qui Petri pédibus marínos vórtices inclinávit, ut iter líquidum humánis gressíbus sólidum præbéret obséquium? Et quid est, quod ipse sibi sic maris dénegat servitútem, ut brevíssimi lacus tránsitum sub mercéde náutica transfretáret? Ascéndit, inquit, in navículam, et transfretávit.</text:p>
            <text:p text:style-name="P12"/>
          </table:table-cell>
          <table:table-cell table:style-name="Tabulka1.A1" office:value-type="string">
            <text:p text:style-name="P8"/>
            <text:p text:style-name="P48"><text:span text:style-name="T32">Není</text:span><text:span text:style-name="T161"> to také on, kd</text:span><text:span text:style-name="T162">o</text:span><text:span text:style-name="T161"> Petrovým nohám naklonil mořské víry, aby se z tek</text:span><text:span text:style-name="T196">oucí</text:span><text:span text:style-name="T161"> </text:span><text:span text:style-name="T195">vody</text:span><text:span text:style-name="T161"> na jeho příkaz stala pevná cesta, po které mohl přejít svými lidskými kroky? Co se tedy stalo, že odmítl nechat si posloužit od moře a kratičkou cestu přes jezero raději vykonal na obchodnické lodi? </text:span><text:span text:style-name="T198">Písmo </text:span><text:span text:style-name="T161">však praví: „Nastoupil na loďku a přeplavil se.“</text:span></text:p>
          </table:table-cell>
        </table:table-row>
        <table:table-row table:style-name="Tabulka1.1">
          <table:table-cell table:style-name="Tabulka1.A1" office:value-type="string">
            <text:p text:style-name="P9">Lectio xj.</text:p>
            <text:p text:style-name="P18">E<text:span text:style-name="T28">t</text:span><text:span text:style-name="T23"> </text:span>quid mirum, fratres? Christus venit suscípere infirmitátes nostras, et suas nobis conférre virtútes; humána quærere, præstáre divína: accípere injúrias, réddere dignitátes: ferre tædia, reférre sanitátes: quia médicus, qui non fert infirmitátes, curáre nescit; et qui non fúerit cum infírmo infirmátus, infírmo non potest conférre sanitátem.</text:p>
            <text:p text:style-name="P12"/>
          </table:table-cell>
          <table:table-cell table:style-name="Tabulka1.A1" office:value-type="string">
            <text:p text:style-name="P8"/>
            <text:p text:style-name="P39"><text:span text:style-name="T30">Co</text:span><text:span text:style-name="T140"> je však na tom divného, bratři? Kristus přišel, aby na sebe vzal naše slabosti a dal nám svou sílu, </text:span><text:span text:style-name="T99">přišel, aby </text:span><text:span text:style-name="T140">hledal lidské a udílel božské, přijímal křivdy a navracel spravedlnost, snášel těžkosti a přinášel vytrvalost. Neboť lékař, který nedokáže snášet slabosti, nedokáže ani léčit. Ten, kdo nebyl nemocný spolu s nemocným, nemůže nemocnému přinést ani zdraví.</text:span></text:p>
          </table:table-cell>
        </table:table-row>
        <table:table-row table:style-name="Tabulka1.1">
          <table:table-cell table:style-name="Tabulka1.A1" office:value-type="string">
            <text:p text:style-name="P9">Lectio xij.</text:p>
            <text:p text:style-name="P19">C<text:span text:style-name="T23">hristus</text:span> ergo, si in suis mansísset virtútibus, commúne cum homínibus nil habéret; et nisi implésset carnis órdinem, carnis in illo esset otiósa suscéptio. Ascéndit, inquit, in navículam, et transfretávit, et venit in civitátem suam. Creátor rerum orbis Dóminus, posteáquam se propter nos nostra angustávit in carne, cœpit habére humánam pátriam, cœpit civitátis Judáicæ esse civis, paréntes habére cœpit paréntum ómnium ipse parens: ut invitáret amor, attráheret c<text:span text:style-name="T141">há</text:span>ritas, vincíret afféctio, suadéret humánitas, quos fúgerat dominátio, metus dispérserat, fécerat vis potestátis extórres.</text:p>
            <text:p text:style-name="P14"/>
            <text:p text:style-name="P14"/>
            <text:p text:style-name="P14"/>
            <text:p text:style-name="P14"/>
          </table:table-cell>
          <table:table-cell table:style-name="Tabulka1.A1" office:value-type="string">
            <text:p text:style-name="P8"/>
            <text:p text:style-name="P22"><text:span text:style-name="T29">Tedy</text:span><text:span text:style-name="T142"> Kristus, pokud by zůstal pouze ve svých ctnostech, neměl by s lidmi nic společného. Pokud by však nenaplnil řád tělesnosti, nadarmo by byl přijal tělo. </text:span><text:span text:style-name="T100">Písmo </text:span><text:span text:style-name="T142">praví: „Nastoupil na loďku, přeplavil se na druhý břeh a přišel do svého města.“ Stvořitel celého světa Hospodin poté, co se kvůli nám stěsnal do našeho těla, najednou měl lidskou vlast, stal se členem židovské obce, najednou měl rodiče, i když sám byl rodičem všech rodičů, </text:span><text:span text:style-name="T100">a to vše proto, </text:span><text:span text:style-name="T142">aby </text:span><text:span text:style-name="T100">k nám </text:span><text:span text:style-name="T142">pozval lásku, přitáhl soucit, připoutal náklonnost, přesvědčil nás k lidskosti, aby vládl nad těmi, které vyhnal, rozptýlil jejich obavy, a ukázal svou moc vyhnancům.</text:span></text:p>
          </table:table-cell>
        </table:table-row>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15">i</text:span><text:span text:style-name="T11">x</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9">Matthæum</text:span><text:span text:style-name="T16">.</text:span><text:span text:style-name="T21"> </text:span></text:p>
            <text:p text:style-name="P9">Lectio ix. Cap. <text:span text:style-name="T240">22</text:span>.</text:p>
            <text:p text:style-name="P14">I<text:span text:style-name="T23">n</text:span> illo témpore: Loquebátur Jesus princípibus sacerdótum et Pharisæis in parábolis, dicens: Símile factum est regnum coelorum hómini regi, qui fecit núptias fílio suo. Et réliqua.</text:p>
            <text:p text:style-name="P12"/>
            <text:p text:style-name="P13"><text:soft-page-break/>Homilía sancti Gregórii Papæ.</text:p>
            <text:p text:style-name="P11">Homilia 38. in Evangelia.</text:p>
            <text:p text:style-name="P15">S<text:span text:style-name="T23">æpe</text:span> jam me dixísse mémini, quod plerúmque in sancto Evangélio regnum coelorum praesens Ecclésia nominátur: congregátio quippe justórum, regnum cœlórum d<text:span text:style-name="T240">í</text:span>citur. Quia enim per Prophétam Dóminus dicit: coelum mihi sedes est: et Sálomon ait: Anima justi sedes sapiéntiæ: Paulus étiam dicit Christum Dei virtútem, et Dei sapiéntiam: líquido collígere debémus, quia si Deus sapiéntia, ánima autem justi, sedes sapiéntiæ, dum coelum dícitur sedes Dei, coelum ergo est ánima justi. Hinc per Psalmístam de sanctis praedicatóribus dícitur: coeli enárrant glóriam Dei.</text:p>
            <text:p text:style-name="P12"/>
          </table:table-cell>
          <table:table-cell table:style-name="Tabulka1.A1" office:value-type="string">
            <text:p text:style-name="P8"/>
            <text:p text:style-name="P8"/>
            <text:p text:style-name="P8"/>
            <text:p text:style-name="P20"><text:span text:style-name="T72">Z</text:span><text:span text:style-name="T65">a onoho času</text:span><text:span text:style-name="T66"> </text:span><text:span text:style-name="T86">mluvil</text:span><text:span text:style-name="T67"> Ježíš </text:span><text:span text:style-name="T86">k velekněžím a Farizeům v podobenstvích a pravil: </text:span><text:span text:style-name="T81">„</text:span><text:span text:style-name="T82">Podobné jest nebeské království člověku, králi, který </text:span><text:span text:style-name="T86">uspořádal svému synovi svatbu</text:span><text:span text:style-name="T82">.“</text:span><text:span text:style-name="T69"> </text:span><text:span text:style-name="T70">A ostatní</text:span><text:span text:style-name="T71">.</text:span></text:p>
            <text:p text:style-name="P8"/>
            <text:p text:style-name="P8"><text:soft-page-break/></text:p>
            <text:p text:style-name="P8"/>
            <text:p text:style-name="P40"><text:span text:style-name="T49">Jak</text:span><text:span text:style-name="T240"> jsem již vzpomněl, často říkávám, že ve svatém Evangeliu bývá dnešní Církev nazývána královstvím nebeským; totiž shro</text:span><text:span text:style-name="T260">­</text:span><text:span text:style-name="T240">máždění spravedlivých se nazývá nebeským královstvím. Neboť skrze Proroka </text:span><text:span text:style-name="T107">Isajáše </text:span><text:span text:style-name="T240">Pán praví: „nebesa jsou mi trůnem;“ a Šalamoun říká: „Duše spravedlivého je trůnem moudrosti;“ Pavel také říká, že Kristus je Boží síla a Boží moudrost; nepochybně tedy musíme pochopit, že pokud Bůh je moudrost, avšak duše spravedlivého je trůnem moudrosti, pokud je psáno, že nebesa jsou trůnem Božím, pak jsou tedy nebesa také duše spravedlivého. Proto <text:s/>Žalmista říká také o svatých kazatelích: „Nebesa vypravují slávu Boží.“</text:span></text:p>
          </table:table-cell>
        </table:table-row>
        <table:table-row table:style-name="Tabulka1.1">
          <table:table-cell table:style-name="Tabulka1.A1" office:value-type="string">
            <text:p text:style-name="P9">Lectio x.</text:p>
            <text:p text:style-name="P16">R<text:span text:style-name="T23">egnum</text:span> ergo cœlórum est Ecclésia justórum: quia dum eórum corda in terra nil ámbiunt, per hoc quod ad supérna suspírant, jam in eis Dóminus quasi in cœléstibus regnat. Dicátur ergo: Símile est regnum cœlórum hómini regi, qui fecit núptias fílio suo. Jam intélligit cháritas vestra, quis est iste Rex Regis fílii pater: ille nimírum, cui Psalmísta ait: Deus judícium tuum Regi da, et justítiam tuam fílio Regis.</text:p>
            <text:p text:style-name="P12"/>
          </table:table-cell>
          <table:table-cell table:style-name="Tabulka1.A1" office:value-type="string">
            <text:p text:style-name="P8"/>
            <text:p text:style-name="P30"><text:span text:style-name="T49">Tedy</text:span><text:span text:style-name="T241"> království nebeské je </text:span><text:span text:style-name="T260">Shromáždění (</text:span><text:span text:style-name="T241">Církev</text:span><text:span text:style-name="T260">)</text:span> <text:span text:style-name="T241">spravedlivých: neboť zatímco jejich srdce na zemi netouží po žádných poctách, protože vroucně touží po věcech nebeských, Pán v nich již jako v </text:span><text:span text:style-name="T106">srdcích </text:span><text:span text:style-name="T241">nebeských kraluje. </text:span><text:span text:style-name="T260">Proto</text:span><text:span text:style-name="T241"> </text:span><text:span text:style-name="T260">se </text:span><text:span text:style-name="T241">tedy ří</text:span><text:span text:style-name="T260">ká</text:span><text:span text:style-name="T241">: „Podobné jest království nebeské člověku, králi, který uspořádal svému synovi svatbu.“ Již zajisté chápete, vážení, kdo je tento Král, otec královského syna: je to nepochybně ten, o </text:span><text:span text:style-name="T260">němž</text:span><text:span text:style-name="T241"> Žalmista říká: „Bože, svůj soud dej Králi, a svou spravedlnost královskému synu.“</text:span></text:p>
          </table:table-cell>
        </table:table-row>
        <table:table-row table:style-name="Tabulka1.1">
          <table:table-cell table:style-name="Tabulka1.A1" office:value-type="string">
            <text:p text:style-name="P9">Lectio xj.</text:p>
            <text:p text:style-name="P18">Q<text:span text:style-name="T23">ui</text:span> fecit núptias fílio suo. Tunc enim Deus Pater Deo Fílio suo núptias fecit, quando hunc in útero Vírginis humánæ natúræ conjúnxit, quando Deum ante sæcula fíeri vóluit hóminem in fine saeculórum. Sed quia ex duábus persónis fíeri solet ista nuptiális conjúnctio; absit hoc ab intelléctibus nostris, ut persónam Dei et hóminis Redemptóris nostri Jesu Christi, ex duábus persónis credámus unítam.</text:p>
            <text:p text:style-name="P12"/>
          </table:table-cell>
          <table:table-cell table:style-name="Tabulka1.A1" office:value-type="string">
            <text:p text:style-name="P8"/>
            <text:p text:style-name="P41"><text:span text:style-name="T50">Který</text:span><text:span text:style-name="T242"> uspořádal svému synovi svatbu. Bůh Otec totiž Bohu svému Synovi uspořádal svatbu tehdy, když jej v lůně Panny spojil s lidskou přirozeností, když se Bůh před věky chtěl státi člověkem na konci věků. Avšak protože je zvykem, že sňatek se uzavírá mezi dvěma osobami, ať nám ani na mysl nepřijde, abychom osobu Boha a člověka našeho Spasitele Ježíše Krista považovali jako spojenou ze svou různých osob. </text:span></text:p>
          </table:table-cell>
        </table:table-row>
        <table:table-row table:style-name="Tabulka1.1">
          <table:table-cell table:style-name="Tabulka1.A1" office:value-type="string">
            <text:p text:style-name="P9">Lectio xij.</text:p>
            <text:p text:style-name="P19">E<text:span text:style-name="T23">x</text:span> duábus quippe, atque in duábus hunc natúris exístere dícimus: sed ex duábus persónis compósitum credi, ut nefas, vitámus. Apértius ergo atque secúrius dici potest, quia in hoc Pater Regi Fílio núptias fecit, quo ei per Incarnatiónis mystérium sanctam Ecclésiam sociávit. Uterus autem Genitrícis Vírginis, hujus Sponsi thálamus fuit. Unde et Psalmísta dicit: In sole pósuit tabernáculum suum, et ipse tamquam sponsus procédens de thálamo suo.</text:p>
            <text:p text:style-name="P14"/>
          </table:table-cell>
          <table:table-cell table:style-name="Tabulka1.A1" office:value-type="string">
            <text:p text:style-name="P8"/>
            <text:p text:style-name="P31"><text:span text:style-name="T23">Ze </text:span>dvou sice ano, <text:span text:style-name="T244">ale</text:span> ze dvou přirozeností říkáme, že se <text:span text:style-name="T123">Spasitel</text:span> sestává; avšak varujme se toho, abychom věřili, že sestává ze dvou osob, to není pravda. Dá se tedy <text:span text:style-name="T244">ještě</text:span> jasněji a bezpečněji říct, že Otec královskému Synu uspořádal svatbu tak, že jej skrze tajemství Vtělení sjednotil se svatou Církví. Lůno Panny Rodičky byl<text:span text:style-name="T260">o</text:span> však svatební <text:span text:style-name="T260">komnatou</text:span> tohoto Ženicha. Proto i Žalmista říká: „Na slunc<text:span text:style-name="T243">i</text:span> <text:span text:style-name="T243">postavil </text:span>svůj stan, a on sám jako ženich vychází ze své <text:span text:style-name="T260">komnaty</text:span>.“</text:p>
          </table:table-cell>
        </table:table-row>
        <text:soft-page-break/>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11">x</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20">Joánnem</text:span><text:span text:style-name="T16">.</text:span><text:span text:style-name="T21"> </text:span></text:p>
            <text:p text:style-name="P9">Lectio ix. Cap. <text:span text:style-name="T245">4</text:span>.</text:p>
            <text:p text:style-name="P14"><text:span text:style-name="T23">in</text:span> illo témpore: Erat quidam régulus, cujus f<text:span text:style-name="T245">í</text:span>lius infirmabátur Caphárnaüm. Et réliqua.</text:p>
            <text:p text:style-name="P12"/>
            <text:p text:style-name="P13">Homilía sancti Gregórii Papæ.</text:p>
            <text:p text:style-name="P11">Homil. 28. in Evang.</text:p>
            <text:p text:style-name="P15"><text:span text:style-name="T23">Léctio</text:span> sancti Evangélii, quam modo, fratres, aud<text:span text:style-name="T253">í</text:span>stis, expositióne non índiget: sed ne hanc táciti præteriísse videámur, exhortándo pótius, quam exponéndo in ea áliquid loquámur. Hoc autem nobis solúmmodo de expositióne vídeo esse requiréndum, cur is, qui ad salútem fílio peténdam vénerat, audívit : Nisi signa et prodígia vidéritis, non créditis. Qui enim salútem fílio quærébat, procul dúbio credébat: neque enim ab eo quæreret salútem, quem non créderet Salvatórem.</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text:span><text:span text:style-name="T66"> </text:span><text:span text:style-name="T87">byl jeden panovník, jehož syn byl nemocen v Kafarnaum.</text:span><text:span text:style-name="T69"> </text:span><text:span text:style-name="T70">A ostatní</text:span><text:span text:style-name="T71">.</text:span></text:p>
            <text:p text:style-name="P8"/>
            <text:p text:style-name="P8"><text:s text:c="4"/></text:p>
            <text:p text:style-name="P47"><text:span text:style-name="T45">Čtení</text:span><text:span text:style-name="T229"> </text:span><text:span text:style-name="T228">svatého Evangelia, které jste, bratři, právě slyšeli, nepotřebuje žádný výklad. Avšak aby se nezdálo, že je jen tak mlčky přejdeme, spíše k povzbuzení než k vysvětlení o něm trochu promluvíme. Vidím, že toto jediné nám tedy stačí k vysvětlení, totiž abychom se zeptali, proč </text:span><text:span text:style-name="T234">otec</text:span><text:span text:style-name="T228">, který přišel, aby prosil za uzdravení svého syna, uslyšel toto: „Dokud neuvidíte znamení a zázraky, neuvěříte.“ Neboť ten, kdo žádal o uzdravení </text:span><text:span text:style-name="T234">svého </text:span><text:span text:style-name="T228">syna, bez </text:span><text:span text:style-name="T232">nejmenších</text:span><text:span text:style-name="T228"> pochyb věřil. Ani by nežádal uzdravení, pokud by nevěřil, že </text:span><text:span text:style-name="T205">Pán</text:span><text:span text:style-name="T228"> je Spasitel </text:span><text:span text:style-name="T208">a</text:span><text:span text:style-name="T205"> </text:span><text:span text:style-name="T208">má tedy </text:span><text:span text:style-name="T205">moc uzdravovat </text:span><text:span text:style-name="T208">(</text:span><text:span text:style-name="T239">Cf.</text:span><text:span text:style-name="T208"> </text:span><text:bookmark text:name="verse-0"/><text:span text:style-name="T208">Isajáš 35:5-6)</text:span><text:span text:style-name="T228">.</text:span></text:p>
          </table:table-cell>
        </table:table-row>
        <table:table-row table:style-name="Tabulka1.1">
          <table:table-cell table:style-name="Tabulka1.A1" office:value-type="string">
            <text:p text:style-name="P9">Lectio x.</text:p>
            <text:p text:style-name="P16">Q<text:span text:style-name="T23">uare</text:span> ergo dícitur: Nisi signa et prodígia vidéritis, non créditis: qui ante crédidit, quam signa vidéret? Sed mementóte quid pétiit: et apérte cognoscétis, quia in fide dubitávit. Popóscit namque, ut descénderet, et sanáret fílium ejus. Corporálem ergo præséntiam Dómini quærébat, qui per spíritum nusquam déerat.</text:p>
            <text:p text:style-name="P12"/>
          </table:table-cell>
          <table:table-cell table:style-name="Tabulka1.A1" office:value-type="string">
            <text:p text:style-name="P8"/>
            <text:p text:style-name="P50"><text:span text:style-name="T38">Proč</text:span><text:span text:style-name="T188"> tedy </text:span><text:span text:style-name="T187">Pán říká: „</text:span><text:span text:style-name="T189">Dokud neuvidíte znamení a zázraky, neuvěříte;“ </text:span><text:span text:style-name="T187">když chlapcův otec uvěřil ještě předtím, než uviděl znamení? Avšak </text:span><text:span text:style-name="T192">dobře si </text:span><text:span text:style-name="T187">vzpomeňte, oč žádal; a zjevně poznáte, že ve víře pochyboval. Žádal totiž, aby Pán přišel a uzdravil jeho syna. Žádal tedy o tělesnou přítomnost Páně, který je ovšem duchovně přítomen vždy.</text:span></text:p>
          </table:table-cell>
        </table:table-row>
        <table:table-row table:style-name="Tabulka1.1">
          <table:table-cell table:style-name="Tabulka1.A1" office:value-type="string">
            <text:p text:style-name="P9">Lectio xj.</text:p>
            <text:p text:style-name="P18">M<text:span text:style-name="T23">inus</text:span> ítaque in illum crédidit, quem non putávit posse salútem dare, nisi præsens esset et córpore. Si enim perfécte credidísset, procul dúbio sciret, quia non esset locus ubi non esset Deus. Ex magna ergo parte diffísus est, qui virtútem non dedit Majestáti, sed præséntiæ corporáli.</text:p>
            <text:p text:style-name="P12"/>
          </table:table-cell>
          <table:table-cell table:style-name="Tabulka1.A1" office:value-type="string">
            <text:p text:style-name="P8"/>
            <text:p text:style-name="P50"><text:span text:style-name="T47">Uvěřil </text:span><text:span text:style-name="T124">ted</text:span><text:span text:style-name="T125">y </text:span><text:span text:style-name="T232">v </text:span><text:span text:style-name="T234">Pána</text:span><text:span text:style-name="T232"> méně, neboť se domníval, že nemůže darovat uzdravení, pokud nebude přítomen tělesně. Pokud by totiž uvěřil dokonale, nepochybně by věděl, že neexistuje místo, kde by nebyl </text:span><text:span text:style-name="T234">přítomen </text:span><text:span text:style-name="T232">Bůh. </text:span><text:span text:style-name="T233">Z velké části tedy pochyboval, neboť tuto moc nepřisoudil </text:span><text:span text:style-name="T206">Boží </text:span><text:span text:style-name="T190">Vznešenosti, ale tělesné přítomnosti.</text:span></text:p>
          </table:table-cell>
        </table:table-row>
        <table:table-row table:style-name="Tabulka1.1">
          <table:table-cell table:style-name="Tabulka1.A1" office:value-type="string">
            <text:p text:style-name="P9">Lectio xij.</text:p>
            <text:p text:style-name="P19"><text:span text:style-name="T23">Salútem</text:span> ítaque fílio pétiit, et tamen in fide dubitávit : quia eum ad quem vénerat, et poténtem ad curándum crédidit, et tamen moriénti fílio esse abséntem putávit. Sed Dóminus, qui rogátur ut vadat, quia non desit ubi invitátur, índicat : solo jussu salútem réddidit, qui voluntáte omnia creávit.</text:p>
            <text:p text:style-name="P14"/>
            <text:p text:style-name="P14"/>
            <text:p text:style-name="P14"/>
            <text:p text:style-name="P14"/>
          </table:table-cell>
          <table:table-cell table:style-name="Tabulka1.A1" office:value-type="string">
            <text:p text:style-name="P8"/>
            <text:p text:style-name="P48"><text:span text:style-name="T39">Žádal </text:span><text:span text:style-name="T190">tedy</text:span><text:span text:style-name="T191"> </text:span><text:span text:style-name="T190">synovo uzdravení, avšak přesto pochyboval ve víře; neboť o tom, ke kterému přišel, sice věřil, že má moc uzdravovat, ale i tak se domníval, že pokud nepřijde, jeho syn zemře. Avšak Pán, když byl žádán, aby přišel, nám ukázal, že není nepřítomen tam, </text:span><text:span text:style-name="T192">kam</text:span><text:span text:style-name="T190"> byl pozván; pouhým rozkazem tedy zdraví navrátil ten, který svou vůli vše stvořil.</text:span></text:p>
          </table:table-cell>
        </table:table-row>
        <text:soft-page-break/>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11">x</text:span><text:span text:style-name="T5">j</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9">Matthæum</text:span><text:span text:style-name="T16">.</text:span><text:span text:style-name="T21"> </text:span></text:p>
            <text:p text:style-name="P9">Lectio ix. Cap. <text:span text:style-name="T136">18</text:span>.</text:p>
            <text:p text:style-name="P14"><text:span text:style-name="T23">In</text:span> illo témpore: Dixit Jesus discípulis suis parábolam hanc: Assimilátum est regnum cœlórum hómini regi, qui vóluit ratiónem pónere cum servis suis. Et réliqua.</text:p>
            <text:p text:style-name="P12"/>
            <text:p text:style-name="P7"><text:span text:style-name="T94">Homil</text:span><text:span text:style-name="T95">í</text:span><text:span text:style-name="T94">a </text:span><text:span text:style-name="T16">sancti Hierónymi Presbýteri.</text:span></text:p>
            <text:p text:style-name="P11">Lib. 3. Comm<text:span text:style-name="T143">ent</text:span>. in <text:span text:style-name="T143">C</text:span>ap. 18. Matth.</text:p>
            <text:p text:style-name="P15"><text:span text:style-name="T23">Familiáre</text:span> est Sýris, et máxime Palæstínis, ad omnem sermónem suum parábolas júngere: ut quod per simplex præcéptum téneri ab auditóribus non potest, per similitúdinem exempláque teneátur. Præcépit ítaque Dóminus Petro sub comparatióne régis et dómini, et servi, qui débitor decem míllium talentórum a dómino rogans véniam impetravérat, ut ipse quoque dimíttat consérvis suis minóra peccántibus.</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text:span><text:span text:style-name="T66"> </text:span><text:span text:style-name="T81">ř</text:span><text:span text:style-name="T82">ekl</text:span><text:span text:style-name="T67"> Ježíš </text:span><text:span text:style-name="T82">svým učedníkům toto podobenství</text:span><text:span text:style-name="T81">: „</text:span><text:span text:style-name="T82">Podobné jest nebeské království člověku, králi, který chtěl složit účty </text:span><text:span text:style-name="T83">od</text:span><text:span text:style-name="T82"> svý</text:span><text:span text:style-name="T83">ch</text:span><text:span text:style-name="T82"> služebníků.“</text:span><text:span text:style-name="T69"> </text:span><text:span text:style-name="T70">A ostatní</text:span><text:span text:style-name="T71">.</text:span></text:p>
            <text:p text:style-name="P8"/>
            <text:p text:style-name="P8"/>
            <text:p text:style-name="P8"/>
            <text:p text:style-name="P40">U Syřanů a zvláště pak u Palestinců je běžné, že ke všemu, co říkají, přidají ještě podobenství, aby to, čemu posluchači neporozumí při prvním poslechu, pochopili právě díky příkladu z podobenství. Pán dal tedy Petrovi přikázání pomocí přirovnání ke králi a pánovi, a služebníkovi, který jako ten, který pánovi dluží deset tisíc talentů, si od něj vyprosil milost, aby sám pak mohl odpustit svým spoluslužebníkům, kteří mu dluží méně. </text:p>
          </table:table-cell>
        </table:table-row>
        <table:table-row table:style-name="Tabulka1.1">
          <table:table-cell table:style-name="Tabulka1.A1" office:value-type="string">
            <text:p text:style-name="P9">Lectio x.</text:p>
            <text:p text:style-name="P16"><text:span text:style-name="T23">S</text:span><text:span text:style-name="T53">i</text:span> enim ille rex et dóminus servo debitóri decem míllia talentórum tam fácile dimísit: quanto magis servi consérvis suis debent minóra dimíttere?Quod ut maniféstius fiat, dicámus sub exémplo. Si quis nóstrum commíserit adultérium, homicídium, sacrilégium: majóra crímina decem míllium talentórum rogántibus dimittúntur, si et ipsi dimíttant minóra peccántibus. </text:p>
            <text:p text:style-name="P12"/>
          </table:table-cell>
          <table:table-cell table:style-name="Tabulka1.A1" office:value-type="string">
            <text:p text:style-name="P8"/>
            <text:p text:style-name="P21"><text:span text:style-name="T52">Pokud</text:span><text:span text:style-name="T144"> tedy tento král a pán tak snadno odpustil svému služebníkovi jeho dluh deseti tisíc talentů, oč snáze pak služebníci musejí svým spoluslužebníkům odpouštět menší dluhy? Aby to bylo ještě jasnější, uveďme tento příklad: Pokud někdo z nás spáchá cizoložství, vraždu či svatokrádež, </text:span><text:span text:style-name="T101">i takové </text:span><text:span text:style-name="T144">větší hříchy o hodnotě deseti tisíc talentů jsou odpuštěny, pokud sami hříšníci odpouštějí těm, kdo se v menším provinili proti nim. <text:s/></text:span></text:p>
          </table:table-cell>
        </table:table-row>
        <table:table-row table:style-name="Tabulka1.1">
          <table:table-cell table:style-name="Tabulka1.A1" office:value-type="string">
            <text:p text:style-name="P9">Lectio xj.</text:p>
            <text:p text:style-name="P18"><text:span text:style-name="T23">Sin</text:span> autem ob factam contuméliam simus implacábiles, et propter amárum verbum pérpetes habeámus discórdias; nonne nobis vidémur recte redigéndi in cárcerem, et sub exémplo óperis nostri hoc ágere, ut majórum nobis delictórum vénia non relaxétur?</text:p>
            <text:p text:style-name="P12"/>
          </table:table-cell>
          <table:table-cell table:style-name="Tabulka1.A1" office:value-type="string">
            <text:p text:style-name="P8"/>
            <text:p text:style-name="P41"><text:span text:style-name="T23">Pokud</text:span> však tomu tak není, někdo nás urazí a my se nechceme smířit a pro trpké slovo máme neustálé nesváry, nezasloužíme si snad, abychom byli uvrženi do žaláře a dle příkladu našich skutků se nám dostalo toho, aby nám ani vina za naše horší hříchy nebyla odpuštěna? </text:p>
          </table:table-cell>
        </table:table-row>
        <table:table-row table:style-name="Tabulka1.1">
          <table:table-cell table:style-name="Tabulka1.A1" office:value-type="string">
            <text:p text:style-name="P9">Lectio xij.</text:p>
            <text:p text:style-name="P19"><text:span text:style-name="T23">Sic</text:span> et Pater meus cœléstis fáciet vobis, si non remiséritis unusquísque fratri suo de córdibus vestris. Formidólosa senténtia, si juxta nostram mentem senténtia Dei fléctitur, atque mutátur: si parva frátribus non dimíttimus, magna nobis a Deo non dimitténtur. Et quia potest unusquísque dícere: Nihil hábeo contra eum, ipse novit, habet Deum júdicem; non mihi curæ est quid velit ágere, ego ignóvi ei: confírmat senténtiam suam, et omnem simulati<text:soft-page-break/>ónem fictæ pacis evértit, dicens: Si non remiséritis unusquísque fratri suo de córdibus vestris.</text:p>
            <text:p text:style-name="P14"/>
            <text:p text:style-name="P14"/>
          </table:table-cell>
          <table:table-cell table:style-name="Tabulka1.A1" office:value-type="string">
            <text:p text:style-name="P8"/>
            <text:p text:style-name="P22"><text:span text:style-name="T51">Takto</text:span><text:span text:style-name="T145"> vám učiní i můj nebeský Otec, pokud ze srdce neodpustíte komukoliv z vašich bratří. Děsivá věta, že podle našeho myšlení se ovlivňuje či </text:span><text:span text:style-name="T101">dokonce </text:span><text:span text:style-name="T145">mění rozsudek Boží. Pokud svým bratřím neodpustíme maličkosti, velké hříchy nám zase neodpustí Bůh. I když tedy každý může říci: „Nic proti němu nemám, on sám to ví a má Boha jako svého soudce. Nestarám se, co chce udělat, já jsem mu odpustil.“ Bůh však potvrzuje svůj rozsudek a jakýkoliv </text:span><text:soft-page-break/><text:span text:style-name="T145">náznak falešného smíření uvádí na pravou míru slovy: „Pokud ze srdce neodpustíte kterémukoliv svému bratru.“</text:span></text:p>
          </table:table-cell>
        </table:table-row>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11">x</text:span><text:span text:style-name="T12">i</text:span><text:span text:style-name="T5">j</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9">Matthæum</text:span><text:span text:style-name="T16">.</text:span><text:span text:style-name="T21"> </text:span></text:p>
            <text:p text:style-name="P9">Lectio ix. Cap. <text:span text:style-name="T146">22</text:span>.</text:p>
            <text:p text:style-name="P14">I<text:span text:style-name="T23">n</text:span> illo témpore: Abeúntes <text:span text:style-name="T146">P</text:span>haris<text:span text:style-name="T146">ae</text:span>i, consílium iniérunt ut cáperent Jesum in sermóne. Et réliqua.</text:p>
            <text:p text:style-name="P12"/>
            <text:p text:style-name="P7"><text:span text:style-name="T94">Homil</text:span><text:span text:style-name="T95">í</text:span><text:span text:style-name="T94">a </text:span><text:span text:style-name="T16">sancti Hilárii Epíscopi.</text:span></text:p>
            <text:p text:style-name="P11"><text:span text:style-name="T146">In </text:span>Comment. in Matth. <text:span text:style-name="T146">C</text:span>an. 23.</text:p>
            <text:p text:style-name="P15">F<text:span text:style-name="T23">requénter</text:span> <text:span text:style-name="T146">P</text:span>haris<text:span text:style-name="T146">ae</text:span>i commovéntur, et occasiónem insimulándi eum habére ex prætéritis non possunt. Cádere enim vítium in gesta ejus et dicta non póterat: sed de malítiæ afféctu, in omnem se inquisitiónem reperiúndæ accusatiónis exténdunt. Namque a s<text:span text:style-name="T147">ae</text:span>culi vítiis, atque a superstitiónibus humanárum religiónum, univérsos ad spem regni c<text:span text:style-name="T146">oe</text:span>léstis vocábat.</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text:span><text:span text:style-name="T66"> </text:span><text:span text:style-name="T84">odešli </text:span><text:span text:style-name="T88">F</text:span><text:span text:style-name="T84">ari</text:span><text:span text:style-name="T88">s</text:span><text:span text:style-name="T84">eové a radili se, jak by Ježíš</text:span><text:span text:style-name="T88">e chytili za slovo</text:span><text:span text:style-name="T67">.</text:span><text:span text:style-name="T69"> </text:span><text:span text:style-name="T70">A ostatní</text:span><text:span text:style-name="T71">.</text:span></text:p>
            <text:p text:style-name="P8"/>
            <text:p text:style-name="P8"/>
            <text:p text:style-name="P8"/>
            <text:p text:style-name="P8"/>
            <text:p text:style-name="P42"><text:span text:style-name="T23">Fari</text:span><text:span text:style-name="T54">s</text:span><text:span text:style-name="T23">eové</text:span> <text:span text:style-name="T148">se o to </text:span>často <text:span text:style-name="T149">snažili, ale nikdy v minulosti nedokázali najít způsob, kterak by </text:span><text:span text:style-name="T102">Pána </text:span><text:span text:style-name="T116">očernili. Nemohli totiž přijít na nic špatného v tom, co řekl či udělal. Avšak ze zlobné pohnutky </text:span><text:span text:style-name="T117">se neštítili žádné otázky, </text:span><text:span text:style-name="T118">jen </text:span><text:span text:style-name="T117">aby nalezli důvod jej obžalovat. </text:span><text:span text:style-name="T103">Pán </text:span><text:span text:style-name="T117">totiž volal všechny od světské nepravosti a pověr lidských náboženství k naději království nebeského.</text:span></text:p>
          </table:table-cell>
        </table:table-row>
        <table:table-row table:style-name="Tabulka1.1">
          <table:table-cell table:style-name="Tabulka1.A1" office:value-type="string">
            <text:p text:style-name="P9">Lectio x.</text:p>
            <text:p text:style-name="P16">I<text:span text:style-name="T23">gitur</text:span> an violáret s<text:span text:style-name="T146">ae</text:span>culi potestátem, de propósitæ interrogatiónis conditióne perténtant; an vidélicet reddi tribútum C<text:span text:style-name="T146">ae</text:span>sari oportéret. Qui intérna cognitiónum secreta cognóscens (Deus enim nihil eórum quæ intra hóminem sunt abscónsa, non speculátur) afférri sibi denárium jussit, et quæsívit cujus et inscríptio esset et forma.</text:p>
            <text:p text:style-name="P12"/>
          </table:table-cell>
          <table:table-cell table:style-name="Tabulka1.A1" office:value-type="string">
            <text:p text:style-name="P8"/>
            <text:p text:style-name="P21"><text:span text:style-name="T57">F</text:span><text:span text:style-name="T59">ari</text:span><text:span text:style-name="T60">s</text:span><text:span text:style-name="T59">eové</text:span><text:span text:style-name="T104"> </text:span><text:span text:style-name="T150">tedy přišli s otázkou, v níž by </text:span><text:span text:style-name="T104">Pán </text:span><text:span text:style-name="T150">buď poškodil světskou moc, nebo naopak potvrdil, že Císaři se mají platit daně. On však znal všechna tajemství jejich nejniternějších myšlenek (Bůh totiž opravdu nemá pochybnosti o žádné z věcí, které jsou před lidmi skryté). Nechal si tedy přinést denár a zeptal se, čí vyobrazení a nápis na něm je. </text:span></text:p>
          </table:table-cell>
        </table:table-row>
        <table:table-row table:style-name="Tabulka1.1">
          <table:table-cell table:style-name="Tabulka1.A1" office:value-type="string">
            <text:p text:style-name="P9">Lectio xj.</text:p>
            <text:p text:style-name="P18">P<text:span text:style-name="T23">haris</text:span><text:span text:style-name="T55">æ</text:span><text:span text:style-name="T23">i</text:span> respondérunt: Cæsaris eam esse. Quibus ait: Cæsari redhibénda esse quæ Cæsaris sunt; Deo autem reddénda esse, quæ Dei sunt. O plenam miráculi responsiónem, et perféctam dicti c<text:span text:style-name="T151">oe</text:span>léstis absolutiónem! Ita ómnia inter contémptum sæculi, et contuméliam lædéndi Cæsaris temperávit, ut curis ómnibus et offíciis humánis devótas Deo mentes absólveret, cum Cæsari quæ ejus essent, reddénda decérnit. Si enim nihil ejus penes nos reséderit, conditióne reddéndi ei quæ sua sunt, non tenébimur. </text:p>
            <text:p text:style-name="P12"/>
          </table:table-cell>
          <table:table-cell table:style-name="Tabulka1.A1" office:value-type="string">
            <text:p text:style-name="P8"/>
            <text:p text:style-name="P41"><text:span text:style-name="T56">Fari</text:span><text:span text:style-name="T54">s</text:span><text:span text:style-name="T56">eové</text:span><text:span text:style-name="T152"> odpověděli: „Je Císařův.“ Pán jim na to řekl, že: „Císaři se má odevzdávat, co je Císařovo, Bohu však se má odevzdávat, co je Boží.“ Ó, jak podivuhodná to odpověď a dokonalé završení nebeského výroku! Takto </text:span><text:span text:style-name="T105">Pán </text:span><text:span text:style-name="T118">nalezl</text:span><text:span text:style-name="T119"> rovnováhu</text:span><text:span text:style-name="T152"> mezi pohrdáním světem a přečinem urážky Císaře, aby všechny duše oddané Bohu uvolnil k plnění lidských starostí a povinností, když určil, že Císaři má se dáti to, co jeho jest. Pokud tedy u nás není nic, co by z naší strany bylo Císařovo, nejsme vázáni tím, že bychom mu měli dát, co jeho jest.</text:span></text:p>
          </table:table-cell>
        </table:table-row>
        <table:table-row table:style-name="Tabulka1.1">
          <table:table-cell table:style-name="Tabulka1.A1" office:value-type="string">
            <text:p text:style-name="P9">Lectio xij.</text:p>
            <text:p text:style-name="P19">P<text:span text:style-name="T23">orro</text:span> autem si rebus illíus incubámus, si jure potestátis ejus útimur, et nos tamquam merce<text:soft-page-break/>nários aliéni patrimónii procuratióni subjícimus; extra querélam injúriæ est, Cæsari redhibéri quod Cæsaris est, Deo autem quæ ejus sunt própria, réddere nos oportére, corpus, ánimam, voluntátem. Ab eo enim hæc profécta atque aucta retinémus: proínde condígnum est, ut ei se totum reddant, cui debére se récolunt et oríginem et proféctum.</text:p>
            <text:p text:style-name="P14"/>
            <text:p text:style-name="P14"/>
            <text:p text:style-name="P14"/>
          </table:table-cell>
          <table:table-cell table:style-name="Tabulka1.A1" office:value-type="string">
            <text:p text:style-name="P8"/>
            <text:p text:style-name="P32"><text:span text:style-name="T23">Pokud</text:span> se však ponoříme do věcí Páně, pak pokud využíváme práva vykonávat jeho moc <text:soft-page-break/>a sami se mu jako placení dělníci cizí mocnosti podvolíme, nemůže být žádný spor o tom, že Císaři máme odevzdat, co je Císařovo, Bohu ovšem máme dát to, co mu právem patří, tedy své tělo, duši, i svobodnou vůli. On je totiž stvořil a nám <text:span text:style-name="T247">daroval</text:span>, proto je nanejvýš vhodné, abychom se mu cele oddali jako tomu, jejž musíme uznat <text:span text:style-name="T261">za</text:span> svůj počátek, jako toho, z nějž jsme vzešli.</text:p>
          </table:table-cell>
        </table:table-row>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11">x</text:span><text:span text:style-name="T15">i</text:span><text:span text:style-name="T12">i</text:span><text:span text:style-name="T5">j</text:span><text:span text:style-name="T6">.</text:span></text:p>
            <text:p text:style-name="P4">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9">Matthæum</text:span><text:span text:style-name="T16">.</text:span><text:span text:style-name="T21"> </text:span></text:p>
            <text:p text:style-name="P9">Lectio ix. Cap. <text:span text:style-name="T246">9</text:span>.</text:p>
            <text:p text:style-name="P14">I<text:span text:style-name="T23">n</text:span> illo témpore: Loquénte Jesu ad turbas, ecce princeps unus accéssit, et adorábat eum, dicens: Dómine, fília mea modo defúncta est. Et réliqua.</text:p>
            <text:p text:style-name="P12"/>
            <text:p text:style-name="P13">Homilía sancti Hierónymi Presbyteri.</text:p>
            <text:p text:style-name="P11">Lib. 1. Comment. in Cap. 9. Matthaei.</text:p>
            <text:p text:style-name="P15"><text:span text:style-name="T23">Oct</text:span><text:span text:style-name="T54">á</text:span><text:span text:style-name="T23">vum</text:span> signum est, in quo princeps suscitári póstulat fíliam suam, nolens de mystério veræ circumcisiónis exclúdi: sed subíntrat múlier sánguine fluens, et octávo sanátur loco: ut príncipis fília de hoc exclúsa número, véniat ad nonum, juxta illud quod in Psalmis dicitur: Æthiópia prævéniet manus ejus Deo: et, Cum intráverit plenitúdo Géntium, tunc omnis Israël salvus fiet.</text:p>
            <text:p text:style-name="P12"/>
          </table:table-cell>
          <table:table-cell table:style-name="Tabulka1.A1" office:value-type="string">
            <text:p text:style-name="P8"/>
            <text:p text:style-name="P8"/>
            <text:p text:style-name="P8"/>
            <text:p text:style-name="P20"><text:span text:style-name="T25">Z</text:span><text:span text:style-name="T24">a</text:span><text:span text:style-name="T65"> onoho času, </text:span><text:span text:style-name="T88">když Ježíš mluvil k zástupům, hle, jeden </text:span><text:span text:style-name="T89">z </text:span><text:span text:style-name="T88">vládc</text:span><text:span text:style-name="T89">ů</text:span><text:span text:style-name="T88"> přistoupil, klaněl se mu a řekl: „Pane, má dcera </text:span><text:span text:style-name="T89">právě</text:span><text:span text:style-name="T88"> zesnula</text:span><text:span text:style-name="T67">.“</text:span><text:span text:style-name="T69"> </text:span><text:span text:style-name="T70">A ostatní</text:span><text:span text:style-name="T71">.</text:span></text:p>
            <text:p text:style-name="P8"/>
            <text:p text:style-name="P8"/>
            <text:p text:style-name="P8"/>
            <text:p text:style-name="P43"><text:span text:style-name="T23">Osmé</text:span> znamení je to, v němž jeden z vládců <text:span text:style-name="T96">Pána </text:span><text:span text:style-name="T110">žádá, aby vzkřísil jeho dceru, neboť nechtěl být vyloučen z tajemství pravé obřízky; avšak nepozorovaně přišla žena, která trpěla krvetokem, a byla uzdravena na osmém místě; aby vládcova dcera byla z osmého místa posunuta na deváté, podle toho, jak se praví v Žalmech: „Etiopie natáhne svou ruku k Bohu“ a „Až vstoupí všechny </text:span><text:span text:style-name="T121">pohanské </text:span><text:span text:style-name="T110">Národy, tehdy bude uzdraven celý Israel.“</text:span></text:p>
          </table:table-cell>
        </table:table-row>
        <table:table-row table:style-name="Tabulka1.1">
          <table:table-cell table:style-name="Tabulka1.A1" office:value-type="string">
            <text:p text:style-name="P9">Lectio x.</text:p>
            <text:p text:style-name="P16"><text:span text:style-name="T23">Et</text:span> ecce múlier, quæ sánguinis fluxum patiebátur duódecim annis, accéssit retro, et tétigit fímbriam vestiménti ejus. In Evangélio secúndum Lucam scríbitur, quod príncipis fília duódecim annos habéret ætátis. Nota ergo, quod eo témpore hæc múlier, id est, Géntium populus cœperit ægrotáre, quo genus Judæórum credíderat. Nisi enim ex comparatióne virtútum, vítium non osténditur.</text:p>
            <text:p text:style-name="P12"/>
          </table:table-cell>
          <table:table-cell table:style-name="Tabulka1.A1" office:value-type="string">
            <text:p text:style-name="P8"/>
            <text:p text:style-name="P21"><text:span text:style-name="T150">A hle, žena, která trpěla krvetokem po dvanáct let, přistoupila zezadu a dotkla se lemu </text:span><text:span text:style-name="T108">Pánova </text:span><text:span text:style-name="T248">roucha. V Evangeliu podle Lukáše se píše, že vládcova dcera byla stará dvanáct let. Všimni se tedy, že tato žena, tedy lid pohanských Národů, onemocněla právě v tu dobu, kdy rod židovský uvěřil. Pokud by tedy nebyl porovnáván s ctnosti, hřích by se neukázal. </text:span></text:p>
          </table:table-cell>
        </table:table-row>
        <table:table-row table:style-name="Tabulka1.1">
          <table:table-cell table:style-name="Tabulka1.A1" office:value-type="string">
            <text:p text:style-name="P9">Lectio xj.</text:p>
            <text:p text:style-name="P18"><text:span text:style-name="T23">Hæc</text:span> autem múlier sánguine fluens, non in domo, non in urbe accédit ad Dóminum, quia juxta legem úrbibus excludebátur : sed in itínere ambulánte Dómino ; ut dum pergit ad áliam, ália curarétur. Unde dicunt et Apóstoli: Vobis quidem oportébat prædicári verbum Dei: sed quóniam vos judicástis ind<text:span text:style-name="T248">í</text:span>gnos salúte, transgrédimur ad Gentes.</text:p>
            <text:p text:style-name="P12"/>
          </table:table-cell>
          <table:table-cell table:style-name="Tabulka1.A1" office:value-type="string">
            <text:p text:style-name="P8"/>
            <text:p text:style-name="P44"><text:span text:style-name="T23">Tato</text:span> žena, která trpěla krvetokem, však k Pánu nepřistoupila v domě, ani ve městě, neboť podle zákona do města vstoupit nesměla; avšak právě když Pán kráčel po cestě, aby tedy, když kráčel k jedné, byla uzdravena i druhá. Proto říkají i Apoštolové: „Vám se totiž mělo hlásat slovo Boží; protože jste však byli shledáni nehodnými spásy, odcházíme k pohanským Národům.“</text:p>
          </table:table-cell>
        </table:table-row>
        <text:soft-page-break/>
        <table:table-row table:style-name="Tabulka1.1">
          <table:table-cell table:style-name="Tabulka1.A1" office:value-type="string">
            <text:p text:style-name="P9">Lectio xij.</text:p>
            <text:p text:style-name="P19">D<text:span text:style-name="T23">icébat</text:span> enim intra se: Si tetígero fímbriam vestiménti ejus, salva ero. Juxta legem, qui mulíerem menstruátam, aut fluéntem sánguine tetígerit, immúndus est : illa ídeo tangit Dóminum, ut sánguinis vítio étiam ipsa curarétur. Confíde fília, fides tua te salvam fecit. Ideo, fília, quia fides tua te salvam fecit. Nec dixit: Fides tua te salvam factúra est, sed salvam te fecit: in eo enim quod credidísti, jam salva facta es.</text:p>
            <text:p text:style-name="P14"/>
          </table:table-cell>
          <table:table-cell table:style-name="Tabulka1.A1" office:value-type="string">
            <text:p text:style-name="P8"/>
            <text:p text:style-name="P33"><text:span text:style-name="T23">T</text:span><text:span text:style-name="T58">a</text:span> <text:span text:style-name="T96">žena </text:span>si totiž řekla: „Pokud se dotknu lemu jeho roucha, budu uzdravena.“ Podle zákona <text:span text:style-name="T249">totiž </text:span>ten, kdo se dotkne ženy, která menstruuje nebo trpí krvetokem, <text:span text:style-name="T249">bude</text:span> nečistý. Ona se tedy dotkla Pána, aby i ona byla uzdravena z poskvrny krve. „Věř, dcero, tvá víra tě uzdravila.“ Proto <text:span text:style-name="T249">tě</text:span>, dcero, tvá víra uzdravila. <text:span text:style-name="T96">Pán totiž </text:span>neřekl: „Víra tvá tě uzdraví,“ ale „<text:span text:style-name="T96">víra tvá </text:span>tě uzdravila.“ Protože jsi totiž uvěřila, již ses uzdravila.</text:p>
          </table:table-cell>
        </table:table-row>
        <table:table-row table:style-name="Tabulka1.1">
          <table:table-cell table:style-name="Tabulka1.A1" table:number-columns-spanned="2" office:value-type="string">
            <text:p text:style-name="P2"><text:span text:style-name="T1">D</text:span><text:span text:style-name="T2">o</text:span><text:span text:style-name="T3">minica </text:span><text:span text:style-name="T4">x</text:span><text:span text:style-name="T11">x</text:span><text:span text:style-name="T12">i</text:span><text:span text:style-name="T13">v</text:span><text:span text:style-name="T6">.</text:span></text:p>
            <text:p text:style-name="P4"><text:span text:style-name="T153">et ultima </text:span>post Pentecosten.</text:p>
          </table:table-cell>
          <table:covered-table-cell/>
        </table:table-row>
        <table:table-row table:style-name="Tabulka1.1">
          <table:table-cell table:style-name="Tabulka1.A1" office:value-type="string">
            <text:p text:style-name="P6">In III. Nocturno</text:p>
            <text:p text:style-name="P7"><text:span text:style-name="T16">Léctio sancti Evangélii secúndum </text:span><text:span text:style-name="T19">Matthæum</text:span><text:span text:style-name="T16">.</text:span><text:span text:style-name="T21"> </text:span></text:p>
            <text:p text:style-name="P9">Lectio ix. Cap. <text:span text:style-name="T146">24</text:span>.</text:p>
            <text:p text:style-name="P14">I<text:span text:style-name="T23">n</text:span> illo témpore: Dixit Jesus discípulis suis: Cum vidéritis abominatiónem desolatiónis, quæ dicta est a Daniéle prophéta, stántem in loco sancto: qui legit, intélligat. Et réliqua. </text:p>
            <text:p text:style-name="P12"/>
            <text:p text:style-name="P7"><text:span text:style-name="T94">Homil</text:span><text:span text:style-name="T95">í</text:span><text:span text:style-name="T94">a </text:span><text:span text:style-name="T16">sancti Hierónymi Presbýteri.</text:span></text:p>
            <text:p text:style-name="P11">Lib. 4. Comment. in Cap. 24. Matthæi.</text:p>
            <text:p text:style-name="P15">Q<text:span text:style-name="T23">uando</text:span> ad intelligéntiam provocámur, mysticum monstrátur esse quod dictum est. Légimus autem in Daniéle hoc modo: Et in dimídio hebdómadis auferétur sacrifícium et libámina; et in templo abominátio desolatiónum erit, usque ad consummatiónem témporis, et consummátio dábitur super solitúdinem. </text:p>
            <text:p text:style-name="P12"/>
          </table:table-cell>
          <table:table-cell table:style-name="Tabulka1.A1" office:value-type="string">
            <text:p text:style-name="P8"/>
            <text:p text:style-name="P8"/>
            <text:p text:style-name="P8"/>
            <text:p text:style-name="P48"><text:span text:style-name="T46">Za</text:span><text:span text:style-name="T230"> onoho času řekl Ježíš svým učedníkům: „Když pak uvidíte ohavného pustošitele, o němž je řeč u proroka Daniela, jak stojí na místě svatém: kdo čteš, rozuměj.“ A </text:span><text:span text:style-name="T231">ostatní</text:span><text:span text:style-name="T230">.</text:span></text:p>
            <text:p text:style-name="P8"/>
            <text:p text:style-name="P8"/>
            <text:p text:style-name="P8"/>
            <text:p text:style-name="P42"><text:span text:style-name="T61">Když</text:span><text:span text:style-name="T117"> jsme vybídnuti, abychom </text:span><text:span text:style-name="T120">po</text:span><text:span text:style-name="T117">rozuměli, to, co bylo řečeno, zdá se </text:span><text:span text:style-name="T120">býti </text:span><text:span text:style-name="T117">tajemné. U Daniela totiž čteme toto: „A v polovině toho týdne zastaví se obětní hod i oběť přídavná. A v chrámu bude ohavný pustošitel, dokud se nenaplní čas, kdy pustošitel bude vydán samotě </text:span><text:span text:style-name="T103">a zničení.</text:span><text:span text:style-name="T117">“</text:span></text:p>
          </table:table-cell>
        </table:table-row>
        <table:table-row table:style-name="Tabulka1.1">
          <table:table-cell table:style-name="Tabulka1.A1" office:value-type="string">
            <text:p text:style-name="P9">Lectio x.</text:p>
            <text:p text:style-name="P16">D<text:span text:style-name="T23">e</text:span> hoc et Apóstolus lóquitur, quod homo iniquitátis, et adversárius elevándus sit contra omne quod dícitur Deus et cólitur: ita ut áudeat stare in templo Dei, et osténdere quod ipse sit Deus: cujus advéntus secúndum operatiónem sátanæ déstruat eos, et ad Dei solitúdinem rédigat, qui se suscéperint. </text:p>
            <text:p text:style-name="P12"/>
          </table:table-cell>
          <table:table-cell table:style-name="Tabulka1.A1" office:value-type="string">
            <text:p text:style-name="P8"/>
            <text:p text:style-name="P48"><text:span text:style-name="T163">O tomto mluví i Apoštol, že muž nepravosti a nepřítel bude pozdvi</text:span><text:span text:style-name="T165">žen</text:span><text:span text:style-name="T163"> nade vše, co nazýváme Bohem a uctíváme. Nakonec se odváží povstat v chrámu Božím a předstírat, že on sám je Bůh. Jeho příchod podle řízení satana zničí ty, kdo jej přijmou a </text:span><text:span text:style-name="T166">budou vydáni samotě zbavené </text:span><text:span text:style-name="T163">B</text:span><text:span text:style-name="T166">o</text:span><text:span text:style-name="T163">h</text:span><text:span text:style-name="T166">a</text:span><text:span text:style-name="T163">. </text:span></text:p>
          </table:table-cell>
        </table:table-row>
        <table:table-row table:style-name="Tabulka1.1">
          <table:table-cell table:style-name="Tabulka1.A1" office:value-type="string">
            <text:p text:style-name="P9">Lectio xj.</text:p>
            <text:p text:style-name="P18">P<text:span text:style-name="T23">otest</text:span> autem simplíciter aut de Antichrísto áccipi, aut de imágine Cæsaris, quam Pilátus pósuit in templo, aut de Hadriáni equéstri státua, quæ in ipso sancto sanctórum loco usque in præséntem diem stetit. Abominátio quoque secúndum véterem scriptúram idólum nuncupátur; et idcírco ádditur, desolatiónis, quod in desoláto templo atque destrúcto idólum pósitum sit. </text:p>
            <text:p text:style-name="P12"/>
          </table:table-cell>
          <table:table-cell table:style-name="Tabulka1.A1" office:value-type="string">
            <text:p text:style-name="P8"/>
            <text:p text:style-name="P41"><text:span text:style-name="T23">Toto</text:span> proroctví <text:span text:style-name="T154">však </text:span>mluví <text:span text:style-name="T154">buď</text:span> o Antikristovi, nebo o obrazu Caesara, který Pilát umístil v chrámu, nebo o jezdecké soše Hadriána, která do dnešního dne stojí na místě samotné hlavní svatyně. Slovem ohavnost se <text:span text:style-name="T154">totiž </text:span>ve starém zákoně označuje modla. A proto se přidává přívlastek pustošení, protože modla je umístěna ve zpustošeném a zničeném chrámu.</text:p>
          </table:table-cell>
        </table:table-row>
        <text:soft-page-break/>
        <table:table-row table:style-name="Tabulka1.1">
          <table:table-cell table:style-name="Tabulka1.A1" office:value-type="string">
            <text:p text:style-name="P9">Lectio xij.</text:p>
            <text:p text:style-name="P19">A<text:span text:style-name="T23">bominátio</text:span> desolatiónis intélligi potest et omne dogma pervérsum: quod cum vidérimus stare in loco sancto, hoc est in Ecclésia, et se osténdere Deum, debémus fúgere de Judæa ad montes, hoc est, dimíssa occidénte líttera, et Judáica pravitáte, appropinquáre móntibus ætérnis, de quibus illúminat mirabíliter Deus; et esse in tecto et in dómate, quo non possint igníta diáboli jácula perveníre, nec descéndere et tóllere áliquid de domo conversatiónis prístinæ, nec quærere quæ retrórsum sunt, sed magis sérere in agro spirituálium Scripturárum, ut fructus capiámus ex eo: nec tóllere álteram túnicam, quam Apóstoli habére prohibéntur.</text:p>
            <text:p text:style-name="P14"/>
          </table:table-cell>
          <table:table-cell table:style-name="Tabulka1.A1" office:value-type="string">
            <text:p text:style-name="P8"/>
            <text:p text:style-name="P48"><text:span text:style-name="T33">Pojem</text:span><text:span text:style-name="T167"> ohavný pustošitel se </text:span><text:span text:style-name="T168">také </text:span><text:span text:style-name="T167">dá pochopit jako jakákoliv zvrácená nauka. Když ji vidíme stát na posvátném místě, te</text:span><text:span text:style-name="T164">dy</text:span><text:span text:style-name="T167"> v Církvi, </text:span><text:span text:style-name="T168">jak se </text:span><text:span text:style-name="T167">vydáv</text:span><text:span text:style-name="T168">á</text:span><text:span text:style-name="T167"> za Boha, musíme uprchnout z Juds</text:span><text:span text:style-name="T164">ka</text:span><text:span text:style-name="T167"> do hor, te</text:span><text:span text:style-name="T164">dy</text:span><text:span text:style-name="T167"> zanechat upadajícího učení a židovské pokřivenosti a přiblížit se k věčným horám, ze kterých podivuhodně září Bůh. A </text:span><text:span text:style-name="T168">také </text:span><text:span text:style-name="T167">být na střeše </text:span><text:span text:style-name="T168">v</text:span><text:span text:style-name="T167"> kopuli, kter</text:span><text:span text:style-name="T168">ou</text:span><text:span text:style-name="T167"> ďábelská kopí nemohou proniknout, a nescházet dolů a nebrat nic z domu starého chování, a</text:span><text:span text:style-name="T168">ni</text:span><text:span text:style-name="T167"> nehledat věci, které jsou staré a špatné, ale spíše zasít pole duchovních Písem, abychom z něj sklízeli plody. A ne abychom </text:span><text:span text:style-name="T197">si</text:span><text:span text:style-name="T209"> dole </text:span><text:span text:style-name="T211">v domě</text:span><text:span text:style-name="T197"> brali</text:span><text:span text:style-name="T167"> ještě druhou tuniku, kterou nám Apoštolové zakázali. </text:span></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nux Libertine S.O.Cist.1" svg:font-family="'Linux Libertine S.O.Cist.'"/>
    <style:font-face style:name="Lucida Sans1" svg:font-family="'Lucida Sans'" style:font-family-generic="swiss"/>
    <style:font-face style:name="Bookman BT S.O.Cist.:liga=0" svg:font-family="'Bookman BT S.O.Cist.:liga=0'" style:font-pitch="variable"/>
    <style:font-face style:name="LTC Ornamental Initials" svg:font-family="'LTC Ornamental Initials'" style:font-adornments="Běžné" style:font-family-generic="modern" style:font-pitch="variable"/>
    <style:font-face style:name="Linux Libertine S.O.Cist." svg:font-family="'Linux Libertine S.O.Cist.'" style:font-family-generic="modern" style:font-pitch="variable"/>
    <style:font-face style:name="Bookman BT S.O.Cist." svg:font-family="'Bookman BT S.O.Cist.'" style:font-family-generic="roman" style:font-pitch="variable"/>
    <style:font-face style:name="Cloister" svg:font-family="Clois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ncialis Gothica CZ" svg:font-family="'Uncialis Gothica CZ'" style:font-adornments="Běžné"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default-outline-level="" style:class="extra" style:master-page-name="">
      <style:paragraph-properties fo:hyphenation-ladder-count="3"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fo:font-size="12pt"/>
    </style:style>
    <style:style style:name="Iniciály_20_velké" style:display-name="Iniciály velké" style:family="text">
      <style:text-properties style:font-name="LTC Ornamental Initials" fo:font-family="'LTC Ornamental Initials'" style:font-style-name="Běžné" style:font-family-generic="modern" style:font-pitch="variable" fo:font-size="18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9-27T18:47:27.233000000</meta:creation-date>
    <dc:date>2021-08-07T13:44:05.603090028</dc:date>
    <meta:editing-duration>P1DT19H43M21S</meta:editing-duration>
    <meta:editing-cycles>47</meta:editing-cycles>
    <meta:generator>LibreOffice/7.1.2.2$MacOSX_X86_64 LibreOffice_project/8a45595d069ef5570103caea1b71cc9d82b2aae4</meta:generator>
    <meta:document-statistic meta:table-count="1" meta:image-count="0" meta:object-count="0" meta:page-count="16" meta:paragraph-count="281" meta:word-count="8194" meta:character-count="52546" meta:non-whitespace-character-count="44590"/>
  </office:meta>
</office:document-meta>
</file>